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1024.comp" table:style-name="ta1">
        <table:shapes>
          <draw:frame draw:z-index="0" draw:style-name="gr1" draw:text-style-name="P1" svg:width="19.577cm" svg:height="9.323cm" svg:x="16.958cm" svg:y="3.002cm">
            <draw:object draw:notify-on-update-of-ranges="'boats1024.comp'.A1:'boats1024.comp'.A1024 'boats1024.comp'.B1:'boats1024.comp'.B10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57634135020579" calcext:value-type="float">
            <text:p>3.5763413502</text:p>
          </table:table-cell>
          <table:table-cell office:value-type="float" office:value="3770" calcext:value-type="float">
            <text:p>3770</text:p>
          </table:table-cell>
          <table:table-cell table:formula="of:=[.A1]*[.C1]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SUM([.D1:.D1024])/SUM([.C1:.C1024])" office:value-type="float" office:value="265.920135133743" calcext:value-type="float">
            <text:p>265.9201351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40500466505037" calcext:value-type="float">
            <text:p>3.4050046651</text:p>
          </table:table-cell>
          <table:table-cell office:value-type="float" office:value="2541" calcext:value-type="float">
            <text:p>2541</text:p>
          </table:table-cell>
          <table:table-cell table:formula="of:=[.A2]*[.C2]" office:value-type="float" office:value="2541" calcext:value-type="float">
            <text:p>2541</text:p>
          </table:table-cell>
          <table:table-cell/>
          <table:table-cell office:value-type="string" calcext:value-type="string">
            <text:p>stdev</text:p>
          </table:table-cell>
          <table:table-cell table:formula="of:=STDEV([.C1:.C1024])" office:value-type="float" office:value="207.686901008376" calcext:value-type="float">
            <text:p>207.68690100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36285930295868" calcext:value-type="float">
            <text:p>3.362859303</text:p>
          </table:table-cell>
          <table:table-cell office:value-type="float" office:value="2306" calcext:value-type="float">
            <text:p>2306</text:p>
          </table:table-cell>
          <table:table-cell table:formula="of:=[.A3]*[.C3]"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30856441356124" calcext:value-type="float">
            <text:p>3.3085644136</text:p>
          </table:table-cell>
          <table:table-cell office:value-type="float" office:value="2035" calcext:value-type="float">
            <text:p>2035</text:p>
          </table:table-cell>
          <table:table-cell table:formula="of:=[.A4]*[.C4]" office:value-type="float" office:value="6105" calcext:value-type="float">
            <text:p>61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13861843389949" calcext:value-type="float">
            <text:p>3.1386184339</text:p>
          </table:table-cell>
          <table:table-cell office:value-type="float" office:value="1376" calcext:value-type="float">
            <text:p>1376</text:p>
          </table:table-cell>
          <table:table-cell table:formula="of:=[.A5]*[.C5]"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3.14488541828714" calcext:value-type="float">
            <text:p>3.1448854183</text:p>
          </table:table-cell>
          <table:table-cell office:value-type="float" office:value="1396" calcext:value-type="float">
            <text:p>1396</text:p>
          </table:table-cell>
          <table:table-cell table:formula="of:=[.A6]*[.C6]" office:value-type="float" office:value="6980" calcext:value-type="float">
            <text:p>69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3.04921802267018" calcext:value-type="float">
            <text:p>3.0492180227</text:p>
          </table:table-cell>
          <table:table-cell office:value-type="float" office:value="1120" calcext:value-type="float">
            <text:p>1120</text:p>
          </table:table-cell>
          <table:table-cell table:formula="of:=[.A7]*[.C7]"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3.02938377768521" calcext:value-type="float">
            <text:p>3.0293837777</text:p>
          </table:table-cell>
          <table:table-cell office:value-type="float" office:value="1070" calcext:value-type="float">
            <text:p>1070</text:p>
          </table:table-cell>
          <table:table-cell table:formula="of:=[.A8]*[.C8]"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2.97772360528885" calcext:value-type="float">
            <text:p>2.9777236053</text:p>
          </table:table-cell>
          <table:table-cell office:value-type="float" office:value="950" calcext:value-type="float">
            <text:p>950</text:p>
          </table:table-cell>
          <table:table-cell table:formula="of:=[.A9]*[.C9]" office:value-type="float" office:value="7600" calcext:value-type="float">
            <text:p>76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2.94743372188705" calcext:value-type="float">
            <text:p>2.9474337219</text:p>
          </table:table-cell>
          <table:table-cell office:value-type="float" office:value="886" calcext:value-type="float">
            <text:p>886</text:p>
          </table:table-cell>
          <table:table-cell table:formula="of:=[.A10]*[.C10]"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2.92685670894969" calcext:value-type="float">
            <text:p>2.9268567089</text:p>
          </table:table-cell>
          <table:table-cell office:value-type="float" office:value="845" calcext:value-type="float">
            <text:p>845</text:p>
          </table:table-cell>
          <table:table-cell table:formula="of:=[.A11]*[.C11]" office:value-type="float" office:value="8450" calcext:value-type="float">
            <text:p>84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2.87390159786446" calcext:value-type="float">
            <text:p>2.8739015979</text:p>
          </table:table-cell>
          <table:table-cell office:value-type="float" office:value="748" calcext:value-type="float">
            <text:p>748</text:p>
          </table:table-cell>
          <table:table-cell table:formula="of:=[.A12]*[.C12]"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2.84260923961056" calcext:value-type="float">
            <text:p>2.8426092396</text:p>
          </table:table-cell>
          <table:table-cell office:value-type="float" office:value="696" calcext:value-type="float">
            <text:p>696</text:p>
          </table:table-cell>
          <table:table-cell table:formula="of:=[.A13]*[.C13]"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float" office:value="2.83250891270624" calcext:value-type="float">
            <text:p>2.8325089127</text:p>
          </table:table-cell>
          <table:table-cell office:value-type="float" office:value="680" calcext:value-type="float">
            <text:p>680</text:p>
          </table:table-cell>
          <table:table-cell table:formula="of:=[.A14]*[.C14]"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2.80753502806885" calcext:value-type="float">
            <text:p>2.8075350281</text:p>
          </table:table-cell>
          <table:table-cell office:value-type="float" office:value="642" calcext:value-type="float">
            <text:p>642</text:p>
          </table:table-cell>
          <table:table-cell table:formula="of:=[.A15]*[.C15]"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float" office:value="2.80753502806885" calcext:value-type="float">
            <text:p>2.8075350281</text:p>
          </table:table-cell>
          <table:table-cell office:value-type="float" office:value="642" calcext:value-type="float">
            <text:p>642</text:p>
          </table:table-cell>
          <table:table-cell table:formula="of:=[.A16]*[.C16]"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([.C17])" office:value-type="float" office:value="2.76492298464989" calcext:value-type="float">
            <text:p>2.7649229846</text:p>
          </table:table-cell>
          <table:table-cell office:value-type="float" office:value="582" calcext:value-type="float">
            <text:p>582</text:p>
          </table:table-cell>
          <table:table-cell table:formula="of:=[.A17]*[.C17]"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([.C18])" office:value-type="float" office:value="2.76863810124761" calcext:value-type="float">
            <text:p>2.7686381012</text:p>
          </table:table-cell>
          <table:table-cell office:value-type="float" office:value="587" calcext:value-type="float">
            <text:p>587</text:p>
          </table:table-cell>
          <table:table-cell table:formula="of:=[.A18]*[.C18]" office:value-type="float" office:value="9979" calcext:value-type="float">
            <text:p>997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([.C19])" office:value-type="float" office:value="2.72427586960079" calcext:value-type="float">
            <text:p>2.7242758696</text:p>
          </table:table-cell>
          <table:table-cell office:value-type="float" office:value="530" calcext:value-type="float">
            <text:p>530</text:p>
          </table:table-cell>
          <table:table-cell table:formula="of:=[.A19]*[.C19]"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([.C20])" office:value-type="float" office:value="2.73798732633343" calcext:value-type="float">
            <text:p>2.7379873263</text:p>
          </table:table-cell>
          <table:table-cell office:value-type="float" office:value="547" calcext:value-type="float">
            <text:p>547</text:p>
          </table:table-cell>
          <table:table-cell table:formula="of:=[.A20]*[.C20]" office:value-type="float" office:value="10393" calcext:value-type="float">
            <text:p>1039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([.C21])" office:value-type="float" office:value="2.69983772586725" calcext:value-type="float">
            <text:p>2.6998377259</text:p>
          </table:table-cell>
          <table:table-cell office:value-type="float" office:value="501" calcext:value-type="float">
            <text:p>501</text:p>
          </table:table-cell>
          <table:table-cell table:formula="of:=[.A21]*[.C21]" office:value-type="float" office:value="10020" calcext:value-type="float">
            <text:p>100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([.C22])" office:value-type="float" office:value="2.69372694892365" calcext:value-type="float">
            <text:p>2.6937269489</text:p>
          </table:table-cell>
          <table:table-cell office:value-type="float" office:value="494" calcext:value-type="float">
            <text:p>494</text:p>
          </table:table-cell>
          <table:table-cell table:formula="of:=[.A22]*[.C22]" office:value-type="float" office:value="10374" calcext:value-type="float">
            <text:p>1037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([.C23])" office:value-type="float" office:value="2.62428209583567" calcext:value-type="float">
            <text:p>2.6242820958</text:p>
          </table:table-cell>
          <table:table-cell office:value-type="float" office:value="421" calcext:value-type="float">
            <text:p>421</text:p>
          </table:table-cell>
          <table:table-cell table:formula="of:=[.A23]*[.C23]"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([.C24])" office:value-type="float" office:value="2.69108149212297" calcext:value-type="float">
            <text:p>2.6910814921</text:p>
          </table:table-cell>
          <table:table-cell office:value-type="float" office:value="491" calcext:value-type="float">
            <text:p>491</text:p>
          </table:table-cell>
          <table:table-cell table:formula="of:=[.A24]*[.C24]" office:value-type="float" office:value="11293" calcext:value-type="float">
            <text:p>1129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([.C25])" office:value-type="float" office:value="2.62117628177503" calcext:value-type="float">
            <text:p>2.6211762818</text:p>
          </table:table-cell>
          <table:table-cell office:value-type="float" office:value="418" calcext:value-type="float">
            <text:p>418</text:p>
          </table:table-cell>
          <table:table-cell table:formula="of:=[.A25]*[.C25]" office:value-type="float" office:value="10032" calcext:value-type="float">
            <text:p>1003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([.C26])" office:value-type="float" office:value="2.61804809671209" calcext:value-type="float">
            <text:p>2.6180480967</text:p>
          </table:table-cell>
          <table:table-cell office:value-type="float" office:value="415" calcext:value-type="float">
            <text:p>415</text:p>
          </table:table-cell>
          <table:table-cell table:formula="of:=[.A26]*[.C26]" office:value-type="float" office:value="10375" calcext:value-type="float">
            <text:p>1037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([.C27])" office:value-type="float" office:value="2.60530504614111" calcext:value-type="float">
            <text:p>2.6053050461</text:p>
          </table:table-cell>
          <table:table-cell office:value-type="float" office:value="403" calcext:value-type="float">
            <text:p>403</text:p>
          </table:table-cell>
          <table:table-cell table:formula="of:=[.A27]*[.C27]"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([.C28])" office:value-type="float" office:value="2.59439255037543" calcext:value-type="float">
            <text:p>2.5943925504</text:p>
          </table:table-cell>
          <table:table-cell office:value-type="float" office:value="393" calcext:value-type="float">
            <text:p>393</text:p>
          </table:table-cell>
          <table:table-cell table:formula="of:=[.A28]*[.C28]" office:value-type="float" office:value="10611" calcext:value-type="float">
            <text:p>106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([.C29])" office:value-type="float" office:value="2.60422605308447" calcext:value-type="float">
            <text:p>2.6042260531</text:p>
          </table:table-cell>
          <table:table-cell office:value-type="float" office:value="402" calcext:value-type="float">
            <text:p>402</text:p>
          </table:table-cell>
          <table:table-cell table:formula="of:=[.A29]*[.C29]" office:value-type="float" office:value="11256" calcext:value-type="float">
            <text:p>1125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([.C30])" office:value-type="float" office:value="2.56110138364906" calcext:value-type="float">
            <text:p>2.5611013836</text:p>
          </table:table-cell>
          <table:table-cell office:value-type="float" office:value="364" calcext:value-type="float">
            <text:p>364</text:p>
          </table:table-cell>
          <table:table-cell table:formula="of:=[.A30]*[.C30]" office:value-type="float" office:value="10556" calcext:value-type="float">
            <text:p>105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([.C31])" office:value-type="float" office:value="2.5705429398819" calcext:value-type="float">
            <text:p>2.5705429399</text:p>
          </table:table-cell>
          <table:table-cell office:value-type="float" office:value="372" calcext:value-type="float">
            <text:p>372</text:p>
          </table:table-cell>
          <table:table-cell table:formula="of:=[.A31]*[.C31]" office:value-type="float" office:value="11160" calcext:value-type="float">
            <text:p>111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([.C32])" office:value-type="float" office:value="2.55870857053317" calcext:value-type="float">
            <text:p>2.5587085705</text:p>
          </table:table-cell>
          <table:table-cell office:value-type="float" office:value="362" calcext:value-type="float">
            <text:p>362</text:p>
          </table:table-cell>
          <table:table-cell table:formula="of:=[.A32]*[.C32]" office:value-type="float" office:value="11222" calcext:value-type="float">
            <text:p>1122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([.C33])" office:value-type="float" office:value="2.53019969820308" calcext:value-type="float">
            <text:p>2.5301996982</text:p>
          </table:table-cell>
          <table:table-cell office:value-type="float" office:value="339" calcext:value-type="float">
            <text:p>339</text:p>
          </table:table-cell>
          <table:table-cell table:formula="of:=[.A33]*[.C33]" office:value-type="float" office:value="10848" calcext:value-type="float">
            <text:p>1084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([.C34])" office:value-type="float" office:value="2.54406804435028" calcext:value-type="float">
            <text:p>2.5440680444</text:p>
          </table:table-cell>
          <table:table-cell office:value-type="float" office:value="350" calcext:value-type="float">
            <text:p>350</text:p>
          </table:table-cell>
          <table:table-cell table:formula="of:=[.A34]*[.C34]" office:value-type="float" office:value="11550" calcext:value-type="float">
            <text:p>1155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([.C35])" office:value-type="float" office:value="2.51054501020661" calcext:value-type="float">
            <text:p>2.5105450102</text:p>
          </table:table-cell>
          <table:table-cell office:value-type="float" office:value="324" calcext:value-type="float">
            <text:p>324</text:p>
          </table:table-cell>
          <table:table-cell table:formula="of:=[.A35]*[.C35]" office:value-type="float" office:value="11016" calcext:value-type="float">
            <text:p>1101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([.C36])" office:value-type="float" office:value="2.47712125471966" calcext:value-type="float">
            <text:p>2.4771212547</text:p>
          </table:table-cell>
          <table:table-cell office:value-type="float" office:value="300" calcext:value-type="float">
            <text:p>300</text:p>
          </table:table-cell>
          <table:table-cell table:formula="of:=[.A36]*[.C36]"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([.C37])" office:value-type="float" office:value="2.45331834004704" calcext:value-type="float">
            <text:p>2.45331834</text:p>
          </table:table-cell>
          <table:table-cell office:value-type="float" office:value="284" calcext:value-type="float">
            <text:p>284</text:p>
          </table:table-cell>
          <table:table-cell table:formula="of:=[.A37]*[.C37]" office:value-type="float" office:value="10224" calcext:value-type="float">
            <text:p>102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([.C38])" office:value-type="float" office:value="2.44247976906445" calcext:value-type="float">
            <text:p>2.4424797691</text:p>
          </table:table-cell>
          <table:table-cell office:value-type="float" office:value="277" calcext:value-type="float">
            <text:p>277</text:p>
          </table:table-cell>
          <table:table-cell table:formula="of:=[.A38]*[.C38]" office:value-type="float" office:value="10249" calcext:value-type="float">
            <text:p>1024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([.C39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  <table:table-cell table:formula="of:=[.A39]*[.C39]" office:value-type="float" office:value="10982" calcext:value-type="float">
            <text:p>1098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([.C40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  <table:table-cell table:formula="of:=[.A40]*[.C40]" office:value-type="float" office:value="11271" calcext:value-type="float">
            <text:p>1127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([.C41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  <table:table-cell table:formula="of:=[.A41]*[.C41]" office:value-type="float" office:value="11560" calcext:value-type="float">
            <text:p>115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([.C42])" office:value-type="float" office:value="2.40654018043395" calcext:value-type="float">
            <text:p>2.4065401804</text:p>
          </table:table-cell>
          <table:table-cell office:value-type="float" office:value="255" calcext:value-type="float">
            <text:p>255</text:p>
          </table:table-cell>
          <table:table-cell table:formula="of:=[.A42]*[.C42]" office:value-type="float" office:value="10455" calcext:value-type="float">
            <text:p>104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([.C43])" office:value-type="float" office:value="2.45484486000851" calcext:value-type="float">
            <text:p>2.45484486</text:p>
          </table:table-cell>
          <table:table-cell office:value-type="float" office:value="285" calcext:value-type="float">
            <text:p>285</text:p>
          </table:table-cell>
          <table:table-cell table:formula="of:=[.A43]*[.C43]" office:value-type="float" office:value="11970" calcext:value-type="float">
            <text:p>1197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([.C44])" office:value-type="float" office:value="2.37657695705651" calcext:value-type="float">
            <text:p>2.3765769571</text:p>
          </table:table-cell>
          <table:table-cell office:value-type="float" office:value="238" calcext:value-type="float">
            <text:p>238</text:p>
          </table:table-cell>
          <table:table-cell table:formula="of:=[.A44]*[.C44]" office:value-type="float" office:value="10234" calcext:value-type="float">
            <text:p>1023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([.C45])" office:value-type="float" office:value="2.40312052117582" calcext:value-type="float">
            <text:p>2.4031205212</text:p>
          </table:table-cell>
          <table:table-cell office:value-type="float" office:value="253" calcext:value-type="float">
            <text:p>253</text:p>
          </table:table-cell>
          <table:table-cell table:formula="of:=[.A45]*[.C45]" office:value-type="float" office:value="11132" calcext:value-type="float">
            <text:p>111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([.C46])" office:value-type="float" office:value="2.40654018043395" calcext:value-type="float">
            <text:p>2.4065401804</text:p>
          </table:table-cell>
          <table:table-cell office:value-type="float" office:value="255" calcext:value-type="float">
            <text:p>255</text:p>
          </table:table-cell>
          <table:table-cell table:formula="of:=[.A46]*[.C46]" office:value-type="float" office:value="11475" calcext:value-type="float">
            <text:p>1147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([.C47])" office:value-type="float" office:value="2.38381536598043" calcext:value-type="float">
            <text:p>2.383815366</text:p>
          </table:table-cell>
          <table:table-cell office:value-type="float" office:value="242" calcext:value-type="float">
            <text:p>242</text:p>
          </table:table-cell>
          <table:table-cell table:formula="of:=[.A47]*[.C47]" office:value-type="float" office:value="11132" calcext:value-type="float">
            <text:p>1113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([.C48])" office:value-type="float" office:value="2.44090908206522" calcext:value-type="float">
            <text:p>2.4409090821</text:p>
          </table:table-cell>
          <table:table-cell office:value-type="float" office:value="276" calcext:value-type="float">
            <text:p>276</text:p>
          </table:table-cell>
          <table:table-cell table:formula="of:=[.A48]*[.C48]" office:value-type="float" office:value="12972" calcext:value-type="float">
            <text:p>1297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([.C49])" office:value-type="float" office:value="2.39967372148104" calcext:value-type="float">
            <text:p>2.3996737215</text:p>
          </table:table-cell>
          <table:table-cell office:value-type="float" office:value="251" calcext:value-type="float">
            <text:p>251</text:p>
          </table:table-cell>
          <table:table-cell table:formula="of:=[.A49]*[.C49]" office:value-type="float" office:value="12048" calcext:value-type="float">
            <text:p>120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([.C50])" office:value-type="float" office:value="2.33445375115093" calcext:value-type="float">
            <text:p>2.3344537512</text:p>
          </table:table-cell>
          <table:table-cell office:value-type="float" office:value="216" calcext:value-type="float">
            <text:p>216</text:p>
          </table:table-cell>
          <table:table-cell table:formula="of:=[.A50]*[.C50]" office:value-type="float" office:value="10584" calcext:value-type="float">
            <text:p>105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([.C51])" office:value-type="float" office:value="2.35024801833416" calcext:value-type="float">
            <text:p>2.3502480183</text:p>
          </table:table-cell>
          <table:table-cell office:value-type="float" office:value="224" calcext:value-type="float">
            <text:p>224</text:p>
          </table:table-cell>
          <table:table-cell table:formula="of:=[.A51]*[.C51]" office:value-type="float" office:value="11200" calcext:value-type="float">
            <text:p>112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([.C52])" office:value-type="float" office:value="2.39269695325967" calcext:value-type="float">
            <text:p>2.3926969533</text:p>
          </table:table-cell>
          <table:table-cell office:value-type="float" office:value="247" calcext:value-type="float">
            <text:p>247</text:p>
          </table:table-cell>
          <table:table-cell table:formula="of:=[.A52]*[.C52]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([.C53])" office:value-type="float" office:value="2.3541084391474" calcext:value-type="float">
            <text:p>2.3541084391</text:p>
          </table:table-cell>
          <table:table-cell office:value-type="float" office:value="226" calcext:value-type="float">
            <text:p>226</text:p>
          </table:table-cell>
          <table:table-cell table:formula="of:=[.A53]*[.C53]" office:value-type="float" office:value="11752" calcext:value-type="float">
            <text:p>117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([.C54])" office:value-type="float" office:value="2.3747483460101" calcext:value-type="float">
            <text:p>2.374748346</text:p>
          </table:table-cell>
          <table:table-cell office:value-type="float" office:value="237" calcext:value-type="float">
            <text:p>237</text:p>
          </table:table-cell>
          <table:table-cell table:formula="of:=[.A54]*[.C54]" office:value-type="float" office:value="12561" calcext:value-type="float">
            <text:p>1256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([.C55])" office:value-type="float" office:value="2.31386722036915" calcext:value-type="float">
            <text:p>2.3138672204</text:p>
          </table:table-cell>
          <table:table-cell office:value-type="float" office:value="206" calcext:value-type="float">
            <text:p>206</text:p>
          </table:table-cell>
          <table:table-cell table:formula="of:=[.A55]*[.C55]" office:value-type="float" office:value="11124" calcext:value-type="float">
            <text:p>1112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([.C56])" office:value-type="float" office:value="2.34242268082221" calcext:value-type="float">
            <text:p>2.3424226808</text:p>
          </table:table-cell>
          <table:table-cell office:value-type="float" office:value="220" calcext:value-type="float">
            <text:p>220</text:p>
          </table:table-cell>
          <table:table-cell table:formula="of:=[.A56]*[.C56]" office:value-type="float" office:value="12100" calcext:value-type="float">
            <text:p>121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([.C57])" office:value-type="float" office:value="2.30749603791321" calcext:value-type="float">
            <text:p>2.3074960379</text:p>
          </table:table-cell>
          <table:table-cell office:value-type="float" office:value="203" calcext:value-type="float">
            <text:p>203</text:p>
          </table:table-cell>
          <table:table-cell table:formula="of:=[.A57]*[.C57]" office:value-type="float" office:value="11368" calcext:value-type="float">
            <text:p>1136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([.C58])" office:value-type="float" office:value="2.29003461136252" calcext:value-type="float">
            <text:p>2.2900346114</text:p>
          </table:table-cell>
          <table:table-cell office:value-type="float" office:value="195" calcext:value-type="float">
            <text:p>195</text:p>
          </table:table-cell>
          <table:table-cell table:formula="of:=[.A58]*[.C58]" office:value-type="float" office:value="11115" calcext:value-type="float">
            <text:p>1111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([.C59])" office:value-type="float" office:value="2.30535136944662" calcext:value-type="float">
            <text:p>2.3053513694</text:p>
          </table:table-cell>
          <table:table-cell office:value-type="float" office:value="202" calcext:value-type="float">
            <text:p>202</text:p>
          </table:table-cell>
          <table:table-cell table:formula="of:=[.A59]*[.C59]" office:value-type="float" office:value="11716" calcext:value-type="float">
            <text:p>1171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([.C60])" office:value-type="float" office:value="2.36921585741014" calcext:value-type="float">
            <text:p>2.3692158574</text:p>
          </table:table-cell>
          <table:table-cell office:value-type="float" office:value="234" calcext:value-type="float">
            <text:p>234</text:p>
          </table:table-cell>
          <table:table-cell table:formula="of:=[.A60]*[.C60]" office:value-type="float" office:value="13806" calcext:value-type="float">
            <text:p>1380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([.C61])" office:value-type="float" office:value="2.29446622616159" calcext:value-type="float">
            <text:p>2.2944662262</text:p>
          </table:table-cell>
          <table:table-cell office:value-type="float" office:value="197" calcext:value-type="float">
            <text:p>197</text:p>
          </table:table-cell>
          <table:table-cell table:formula="of:=[.A61]*[.C61]" office:value-type="float" office:value="11820" calcext:value-type="float">
            <text:p>1182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([.C62])" office:value-type="float" office:value="2.29885307640971" calcext:value-type="float">
            <text:p>2.2988530764</text:p>
          </table:table-cell>
          <table:table-cell office:value-type="float" office:value="199" calcext:value-type="float">
            <text:p>199</text:p>
          </table:table-cell>
          <table:table-cell table:formula="of:=[.A62]*[.C62]" office:value-type="float" office:value="12139" calcext:value-type="float">
            <text:p>1213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([.C63])" office:value-type="float" office:value="2.29003461136252" calcext:value-type="float">
            <text:p>2.2900346114</text:p>
          </table:table-cell>
          <table:table-cell office:value-type="float" office:value="195" calcext:value-type="float">
            <text:p>195</text:p>
          </table:table-cell>
          <table:table-cell table:formula="of:=[.A63]*[.C63]" office:value-type="float" office:value="12090" calcext:value-type="float">
            <text:p>1209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([.C64])" office:value-type="float" office:value="2.29003461136252" calcext:value-type="float">
            <text:p>2.2900346114</text:p>
          </table:table-cell>
          <table:table-cell office:value-type="float" office:value="195" calcext:value-type="float">
            <text:p>195</text:p>
          </table:table-cell>
          <table:table-cell table:formula="of:=[.A64]*[.C64]" office:value-type="float" office:value="12285" calcext:value-type="float">
            <text:p>1228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([.C65])" office:value-type="float" office:value="2.26245108973043" calcext:value-type="float">
            <text:p>2.2624510897</text:p>
          </table:table-cell>
          <table:table-cell office:value-type="float" office:value="183" calcext:value-type="float">
            <text:p>183</text:p>
          </table:table-cell>
          <table:table-cell table:formula="of:=[.A65]*[.C65]" office:value-type="float" office:value="11712" calcext:value-type="float">
            <text:p>1171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([.C66])" office:value-type="float" office:value="2.29225607135648" calcext:value-type="float">
            <text:p>2.2922560714</text:p>
          </table:table-cell>
          <table:table-cell office:value-type="float" office:value="196" calcext:value-type="float">
            <text:p>196</text:p>
          </table:table-cell>
          <table:table-cell table:formula="of:=[.A66]*[.C66]" office:value-type="float" office:value="12740" calcext:value-type="float">
            <text:p>1274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([.C67])" office:value-type="float" office:value="2.2718416065365" calcext:value-type="float">
            <text:p>2.2718416065</text:p>
          </table:table-cell>
          <table:table-cell office:value-type="float" office:value="187" calcext:value-type="float">
            <text:p>187</text:p>
          </table:table-cell>
          <table:table-cell table:formula="of:=[.A67]*[.C67]" office:value-type="float" office:value="12342" calcext:value-type="float">
            <text:p>1234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([.C68])" office:value-type="float" office:value="2.21218760440396" calcext:value-type="float">
            <text:p>2.2121876044</text:p>
          </table:table-cell>
          <table:table-cell office:value-type="float" office:value="163" calcext:value-type="float">
            <text:p>163</text:p>
          </table:table-cell>
          <table:table-cell table:formula="of:=[.A68]*[.C68]" office:value-type="float" office:value="10921" calcext:value-type="float">
            <text:p>1092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([.C69])" office:value-type="float" office:value="2.26481782300954" calcext:value-type="float">
            <text:p>2.264817823</text:p>
          </table:table-cell>
          <table:table-cell office:value-type="float" office:value="184" calcext:value-type="float">
            <text:p>184</text:p>
          </table:table-cell>
          <table:table-cell table:formula="of:=[.A69]*[.C69]" office:value-type="float" office:value="12512" calcext:value-type="float">
            <text:p>125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([.C70])" office:value-type="float" office:value="2.26007138798507" calcext:value-type="float">
            <text:p>2.260071388</text:p>
          </table:table-cell>
          <table:table-cell office:value-type="float" office:value="182" calcext:value-type="float">
            <text:p>182</text:p>
          </table:table-cell>
          <table:table-cell table:formula="of:=[.A70]*[.C70]" office:value-type="float" office:value="12558" calcext:value-type="float">
            <text:p>1255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([.C71])" office:value-type="float" office:value="2.2718416065365" calcext:value-type="float">
            <text:p>2.2718416065</text:p>
          </table:table-cell>
          <table:table-cell office:value-type="float" office:value="187" calcext:value-type="float">
            <text:p>187</text:p>
          </table:table-cell>
          <table:table-cell table:formula="of:=[.A71]*[.C71]" office:value-type="float" office:value="13090" calcext:value-type="float">
            <text:p>1309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([.C72])" office:value-type="float" office:value="2.22530928172586" calcext:value-type="float">
            <text:p>2.2253092817</text:p>
          </table:table-cell>
          <table:table-cell office:value-type="float" office:value="168" calcext:value-type="float">
            <text:p>168</text:p>
          </table:table-cell>
          <table:table-cell table:formula="of:=[.A72]*[.C72]" office:value-type="float" office:value="11928" calcext:value-type="float">
            <text:p>119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([.C73])" office:value-type="float" office:value="2.30102999566398" calcext:value-type="float">
            <text:p>2.3010299957</text:p>
          </table:table-cell>
          <table:table-cell office:value-type="float" office:value="200" calcext:value-type="float">
            <text:p>200</text:p>
          </table:table-cell>
          <table:table-cell table:formula="of:=[.A73]*[.C73]" office:value-type="float" office:value="14400" calcext:value-type="float">
            <text:p>144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([.C74])" office:value-type="float" office:value="2.25285303097989" calcext:value-type="float">
            <text:p>2.252853031</text:p>
          </table:table-cell>
          <table:table-cell office:value-type="float" office:value="179" calcext:value-type="float">
            <text:p>179</text:p>
          </table:table-cell>
          <table:table-cell table:formula="of:=[.A74]*[.C74]" office:value-type="float" office:value="13067" calcext:value-type="float">
            <text:p>1306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([.C75])" office:value-type="float" office:value="2.15533603746506" calcext:value-type="float">
            <text:p>2.1553360375</text:p>
          </table:table-cell>
          <table:table-cell office:value-type="float" office:value="143" calcext:value-type="float">
            <text:p>143</text:p>
          </table:table-cell>
          <table:table-cell table:formula="of:=[.A75]*[.C75]" office:value-type="float" office:value="10582" calcext:value-type="float">
            <text:p>1058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([.C76])" office:value-type="float" office:value="2.20411998265592" calcext:value-type="float">
            <text:p>2.2041199827</text:p>
          </table:table-cell>
          <table:table-cell office:value-type="float" office:value="160" calcext:value-type="float">
            <text:p>160</text:p>
          </table:table-cell>
          <table:table-cell table:formula="of:=[.A76]*[.C76]"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([.C77])" office:value-type="float" office:value="2.2148438480477" calcext:value-type="float">
            <text:p>2.214843848</text:p>
          </table:table-cell>
          <table:table-cell office:value-type="float" office:value="164" calcext:value-type="float">
            <text:p>164</text:p>
          </table:table-cell>
          <table:table-cell table:formula="of:=[.A77]*[.C77]" office:value-type="float" office:value="12464" calcext:value-type="float">
            <text:p>1246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([.C78])" office:value-type="float" office:value="2.19033169817029" calcext:value-type="float">
            <text:p>2.1903316982</text:p>
          </table:table-cell>
          <table:table-cell office:value-type="float" office:value="155" calcext:value-type="float">
            <text:p>155</text:p>
          </table:table-cell>
          <table:table-cell table:formula="of:=[.A78]*[.C78]" office:value-type="float" office:value="11935" calcext:value-type="float">
            <text:p>1193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([.C79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  <table:table-cell table:formula="of:=[.A79]*[.C79]" office:value-type="float" office:value="11856" calcext:value-type="float">
            <text:p>1185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([.C80])" office:value-type="float" office:value="2.24303804868629" calcext:value-type="float">
            <text:p>2.2430380487</text:p>
          </table:table-cell>
          <table:table-cell office:value-type="float" office:value="175" calcext:value-type="float">
            <text:p>175</text:p>
          </table:table-cell>
          <table:table-cell table:formula="of:=[.A80]*[.C80]" office:value-type="float" office:value="13825" calcext:value-type="float">
            <text:p>1382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([.C81])" office:value-type="float" office:value="2.22788670461367" calcext:value-type="float">
            <text:p>2.2278867046</text:p>
          </table:table-cell>
          <table:table-cell office:value-type="float" office:value="169" calcext:value-type="float">
            <text:p>169</text:p>
          </table:table-cell>
          <table:table-cell table:formula="of:=[.A81]*[.C81]" office:value-type="float" office:value="13520" calcext:value-type="float">
            <text:p>1352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([.C82])" office:value-type="float" office:value="2.22788670461367" calcext:value-type="float">
            <text:p>2.2278867046</text:p>
          </table:table-cell>
          <table:table-cell office:value-type="float" office:value="169" calcext:value-type="float">
            <text:p>169</text:p>
          </table:table-cell>
          <table:table-cell table:formula="of:=[.A82]*[.C82]" office:value-type="float" office:value="13689" calcext:value-type="float">
            <text:p>1368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([.C83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  <table:table-cell table:formula="of:=[.A83]*[.C83]" office:value-type="float" office:value="11972" calcext:value-type="float">
            <text:p>1197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([.C84])" office:value-type="float" office:value="2.17897694729317" calcext:value-type="float">
            <text:p>2.1789769473</text:p>
          </table:table-cell>
          <table:table-cell office:value-type="float" office:value="151" calcext:value-type="float">
            <text:p>151</text:p>
          </table:table-cell>
          <table:table-cell table:formula="of:=[.A84]*[.C84]" office:value-type="float" office:value="12533" calcext:value-type="float">
            <text:p>1253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([.C85])" office:value-type="float" office:value="2.24551266781415" calcext:value-type="float">
            <text:p>2.2455126678</text:p>
          </table:table-cell>
          <table:table-cell office:value-type="float" office:value="176" calcext:value-type="float">
            <text:p>176</text:p>
          </table:table-cell>
          <table:table-cell table:formula="of:=[.A85]*[.C85]" office:value-type="float" office:value="14784" calcext:value-type="float">
            <text:p>147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([.C86])" office:value-type="float" office:value="2.17609125905568" calcext:value-type="float">
            <text:p>2.1760912591</text:p>
          </table:table-cell>
          <table:table-cell office:value-type="float" office:value="150" calcext:value-type="float">
            <text:p>150</text:p>
          </table:table-cell>
          <table:table-cell table:formula="of:=[.A86]*[.C86]" office:value-type="float" office:value="12750" calcext:value-type="float">
            <text:p>1275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([.C87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  <table:table-cell table:formula="of:=[.A87]*[.C87]" office:value-type="float" office:value="12556" calcext:value-type="float">
            <text:p>1255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([.C88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  <table:table-cell table:formula="of:=[.A88]*[.C88]" office:value-type="float" office:value="12702" calcext:value-type="float">
            <text:p>1270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([.C89])" office:value-type="float" office:value="2.19865708695442" calcext:value-type="float">
            <text:p>2.198657087</text:p>
          </table:table-cell>
          <table:table-cell office:value-type="float" office:value="158" calcext:value-type="float">
            <text:p>158</text:p>
          </table:table-cell>
          <table:table-cell table:formula="of:=[.A89]*[.C89]" office:value-type="float" office:value="13904" calcext:value-type="float">
            <text:p>1390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([.C90])" office:value-type="float" office:value="2.19033169817029" calcext:value-type="float">
            <text:p>2.1903316982</text:p>
          </table:table-cell>
          <table:table-cell office:value-type="float" office:value="155" calcext:value-type="float">
            <text:p>155</text:p>
          </table:table-cell>
          <table:table-cell table:formula="of:=[.A90]*[.C90]" office:value-type="float" office:value="13795" calcext:value-type="float">
            <text:p>1379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([.C91])" office:value-type="float" office:value="2.19312459835446" calcext:value-type="float">
            <text:p>2.1931245984</text:p>
          </table:table-cell>
          <table:table-cell office:value-type="float" office:value="156" calcext:value-type="float">
            <text:p>156</text:p>
          </table:table-cell>
          <table:table-cell table:formula="of:=[.A91]*[.C91]" office:value-type="float" office:value="14040" calcext:value-type="float">
            <text:p>1404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([.C92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  <table:table-cell table:formula="of:=[.A92]*[.C92]" office:value-type="float" office:value="13286" calcext:value-type="float">
            <text:p>1328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([.C93])" office:value-type="float" office:value="2.12385164096709" calcext:value-type="float">
            <text:p>2.123851641</text:p>
          </table:table-cell>
          <table:table-cell office:value-type="float" office:value="133" calcext:value-type="float">
            <text:p>133</text:p>
          </table:table-cell>
          <table:table-cell table:formula="of:=[.A93]*[.C93]" office:value-type="float" office:value="12236" calcext:value-type="float">
            <text:p>1223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([.C94])" office:value-type="float" office:value="2.13033376849501" calcext:value-type="float">
            <text:p>2.1303337685</text:p>
          </table:table-cell>
          <table:table-cell office:value-type="float" office:value="135" calcext:value-type="float">
            <text:p>135</text:p>
          </table:table-cell>
          <table:table-cell table:formula="of:=[.A94]*[.C94]" office:value-type="float" office:value="12555" calcext:value-type="float">
            <text:p>1255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([.C95])" office:value-type="float" office:value="2.14612803567824" calcext:value-type="float">
            <text:p>2.1461280357</text:p>
          </table:table-cell>
          <table:table-cell office:value-type="float" office:value="140" calcext:value-type="float">
            <text:p>140</text:p>
          </table:table-cell>
          <table:table-cell table:formula="of:=[.A95]*[.C95]" office:value-type="float" office:value="13160" calcext:value-type="float">
            <text:p>1316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([.C96])" office:value-type="float" office:value="2.10380372095596" calcext:value-type="float">
            <text:p>2.103803721</text:p>
          </table:table-cell>
          <table:table-cell office:value-type="float" office:value="127" calcext:value-type="float">
            <text:p>127</text:p>
          </table:table-cell>
          <table:table-cell table:formula="of:=[.A96]*[.C96]" office:value-type="float" office:value="12065" calcext:value-type="float">
            <text:p>1206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([.C97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  <table:table-cell table:formula="of:=[.A97]*[.C97]" office:value-type="float" office:value="12480" calcext:value-type="float">
            <text:p>1248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([.C98])" office:value-type="float" office:value="2.14921911265538" calcext:value-type="float">
            <text:p>2.1492191127</text:p>
          </table:table-cell>
          <table:table-cell office:value-type="float" office:value="141" calcext:value-type="float">
            <text:p>141</text:p>
          </table:table-cell>
          <table:table-cell table:formula="of:=[.A98]*[.C98]" office:value-type="float" office:value="13677" calcext:value-type="float">
            <text:p>1367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([.C99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99]*[.C99]" office:value-type="float" office:value="12152" calcext:value-type="float">
            <text:p>1215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([.C100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  <table:table-cell table:formula="of:=[.A100]*[.C100]" office:value-type="float" office:value="11781" calcext:value-type="float">
            <text:p>1178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C101])" office:value-type="float" office:value="2.0899051114394" calcext:value-type="float">
            <text:p>2.0899051114</text:p>
          </table:table-cell>
          <table:table-cell office:value-type="float" office:value="123" calcext:value-type="float">
            <text:p>123</text:p>
          </table:table-cell>
          <table:table-cell table:formula="of:=[.A101]*[.C101]" office:value-type="float" office:value="12300" calcext:value-type="float">
            <text:p>123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OG([.C102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  <table:table-cell table:formula="of:=[.A102]*[.C102]"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OG([.C103])" office:value-type="float" office:value="2.14612803567824" calcext:value-type="float">
            <text:p>2.1461280357</text:p>
          </table:table-cell>
          <table:table-cell office:value-type="float" office:value="140" calcext:value-type="float">
            <text:p>140</text:p>
          </table:table-cell>
          <table:table-cell table:formula="of:=[.A103]*[.C103]" office:value-type="float" office:value="14280" calcext:value-type="float">
            <text:p>1428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OG([.C104])" office:value-type="float" office:value="2.0899051114394" calcext:value-type="float">
            <text:p>2.0899051114</text:p>
          </table:table-cell>
          <table:table-cell office:value-type="float" office:value="123" calcext:value-type="float">
            <text:p>123</text:p>
          </table:table-cell>
          <table:table-cell table:formula="of:=[.A104]*[.C104]" office:value-type="float" office:value="12669" calcext:value-type="float">
            <text:p>1266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OG([.C105])" office:value-type="float" office:value="2.05690485133647" calcext:value-type="float">
            <text:p>2.0569048513</text:p>
          </table:table-cell>
          <table:table-cell office:value-type="float" office:value="114" calcext:value-type="float">
            <text:p>114</text:p>
          </table:table-cell>
          <table:table-cell table:formula="of:=[.A105]*[.C105]" office:value-type="float" office:value="11856" calcext:value-type="float">
            <text:p>1185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OG([.C106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  <table:table-cell table:formula="of:=[.A106]*[.C106]" office:value-type="float" office:value="14070" calcext:value-type="float">
            <text:p>1407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OG([.C107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107]*[.C107]" office:value-type="float" office:value="13144" calcext:value-type="float">
            <text:p>131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OG([.C108])" office:value-type="float" office:value="2.08635983067475" calcext:value-type="float">
            <text:p>2.0863598307</text:p>
          </table:table-cell>
          <table:table-cell office:value-type="float" office:value="122" calcext:value-type="float">
            <text:p>122</text:p>
          </table:table-cell>
          <table:table-cell table:formula="of:=[.A108]*[.C108]" office:value-type="float" office:value="13054" calcext:value-type="float">
            <text:p>1305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LOG([.C109])" office:value-type="float" office:value="2.10037054511756" calcext:value-type="float">
            <text:p>2.1003705451</text:p>
          </table:table-cell>
          <table:table-cell office:value-type="float" office:value="126" calcext:value-type="float">
            <text:p>126</text:p>
          </table:table-cell>
          <table:table-cell table:formula="of:=[.A109]*[.C109]" office:value-type="float" office:value="13608" calcext:value-type="float">
            <text:p>136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OG([.C110])" office:value-type="float" office:value="2.07188200730613" calcext:value-type="float">
            <text:p>2.0718820073</text:p>
          </table:table-cell>
          <table:table-cell office:value-type="float" office:value="118" calcext:value-type="float">
            <text:p>118</text:p>
          </table:table-cell>
          <table:table-cell table:formula="of:=[.A110]*[.C110]" office:value-type="float" office:value="12862" calcext:value-type="float">
            <text:p>1286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OG([.C111])" office:value-type="float" office:value="2.11727129565576" calcext:value-type="float">
            <text:p>2.1172712957</text:p>
          </table:table-cell>
          <table:table-cell office:value-type="float" office:value="131" calcext:value-type="float">
            <text:p>131</text:p>
          </table:table-cell>
          <table:table-cell table:formula="of:=[.A111]*[.C111]" office:value-type="float" office:value="14410" calcext:value-type="float">
            <text:p>144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OG([.C112])" office:value-type="float" office:value="2.01703333929878" calcext:value-type="float">
            <text:p>2.0170333393</text:p>
          </table:table-cell>
          <table:table-cell office:value-type="float" office:value="104" calcext:value-type="float">
            <text:p>104</text:p>
          </table:table-cell>
          <table:table-cell table:formula="of:=[.A112]*[.C112]" office:value-type="float" office:value="11544" calcext:value-type="float">
            <text:p>1154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OG([.C113])" office:value-type="float" office:value="2.14301480025409" calcext:value-type="float">
            <text:p>2.1430148003</text:p>
          </table:table-cell>
          <table:table-cell office:value-type="float" office:value="139" calcext:value-type="float">
            <text:p>139</text:p>
          </table:table-cell>
          <table:table-cell table:formula="of:=[.A113]*[.C113]" office:value-type="float" office:value="15568" calcext:value-type="float">
            <text:p>1556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OG([.C114])" office:value-type="float" office:value="2.08278537031645" calcext:value-type="float">
            <text:p>2.0827853703</text:p>
          </table:table-cell>
          <table:table-cell office:value-type="float" office:value="121" calcext:value-type="float">
            <text:p>121</text:p>
          </table:table-cell>
          <table:table-cell table:formula="of:=[.A114]*[.C114]" office:value-type="float" office:value="13673" calcext:value-type="float">
            <text:p>1367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OG([.C115])" office:value-type="float" office:value="2.07188200730613" calcext:value-type="float">
            <text:p>2.0718820073</text:p>
          </table:table-cell>
          <table:table-cell office:value-type="float" office:value="118" calcext:value-type="float">
            <text:p>118</text:p>
          </table:table-cell>
          <table:table-cell table:formula="of:=[.A115]*[.C115]" office:value-type="float" office:value="13452" calcext:value-type="float">
            <text:p>1345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OG([.C116])" office:value-type="float" office:value="2.17026171539496" calcext:value-type="float">
            <text:p>2.1702617154</text:p>
          </table:table-cell>
          <table:table-cell office:value-type="float" office:value="148" calcext:value-type="float">
            <text:p>148</text:p>
          </table:table-cell>
          <table:table-cell table:formula="of:=[.A116]*[.C116]" office:value-type="float" office:value="17020" calcext:value-type="float">
            <text:p>1702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OG([.C117])" office:value-type="float" office:value="2.12385164096709" calcext:value-type="float">
            <text:p>2.123851641</text:p>
          </table:table-cell>
          <table:table-cell office:value-type="float" office:value="133" calcext:value-type="float">
            <text:p>133</text:p>
          </table:table-cell>
          <table:table-cell table:formula="of:=[.A117]*[.C117]" office:value-type="float" office:value="15428" calcext:value-type="float">
            <text:p>1542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OG([.C118])" office:value-type="float" office:value="2.14921911265538" calcext:value-type="float">
            <text:p>2.1492191127</text:p>
          </table:table-cell>
          <table:table-cell office:value-type="float" office:value="141" calcext:value-type="float">
            <text:p>141</text:p>
          </table:table-cell>
          <table:table-cell table:formula="of:=[.A118]*[.C118]" office:value-type="float" office:value="16497" calcext:value-type="float">
            <text:p>1649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OG([.C119])" office:value-type="float" office:value="2.06069784035361" calcext:value-type="float">
            <text:p>2.0606978404</text:p>
          </table:table-cell>
          <table:table-cell office:value-type="float" office:value="115" calcext:value-type="float">
            <text:p>115</text:p>
          </table:table-cell>
          <table:table-cell table:formula="of:=[.A119]*[.C119]" office:value-type="float" office:value="13570" calcext:value-type="float">
            <text:p>1357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OG([.C120])" office:value-type="float" office:value="2.07188200730613" calcext:value-type="float">
            <text:p>2.0718820073</text:p>
          </table:table-cell>
          <table:table-cell office:value-type="float" office:value="118" calcext:value-type="float">
            <text:p>118</text:p>
          </table:table-cell>
          <table:table-cell table:formula="of:=[.A120]*[.C120]" office:value-type="float" office:value="14042" calcext:value-type="float">
            <text:p>1404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OG([.C121])" office:value-type="float" office:value="2.08278537031645" calcext:value-type="float">
            <text:p>2.0827853703</text:p>
          </table:table-cell>
          <table:table-cell office:value-type="float" office:value="121" calcext:value-type="float">
            <text:p>121</text:p>
          </table:table-cell>
          <table:table-cell table:formula="of:=[.A121]*[.C121]" office:value-type="float" office:value="14520" calcext:value-type="float">
            <text:p>145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OG([.C122])" office:value-type="float" office:value="2.13987908640124" calcext:value-type="float">
            <text:p>2.1398790864</text:p>
          </table:table-cell>
          <table:table-cell office:value-type="float" office:value="138" calcext:value-type="float">
            <text:p>138</text:p>
          </table:table-cell>
          <table:table-cell table:formula="of:=[.A122]*[.C122]" office:value-type="float" office:value="16698" calcext:value-type="float">
            <text:p>1669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LOG([.C123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  <table:table-cell table:formula="of:=[.A123]*[.C123]" office:value-type="float" office:value="14640" calcext:value-type="float">
            <text:p>1464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LOG([.C124])" office:value-type="float" office:value="2.06445798922692" calcext:value-type="float">
            <text:p>2.0644579892</text:p>
          </table:table-cell>
          <table:table-cell office:value-type="float" office:value="116" calcext:value-type="float">
            <text:p>116</text:p>
          </table:table-cell>
          <table:table-cell table:formula="of:=[.A124]*[.C124]" office:value-type="float" office:value="14268" calcext:value-type="float">
            <text:p>1426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LOG([.C125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  <table:table-cell table:formula="of:=[.A125]*[.C125]" office:value-type="float" office:value="16120" calcext:value-type="float">
            <text:p>1612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OG([.C126])" office:value-type="float" office:value="2.11058971029925" calcext:value-type="float">
            <text:p>2.1105897103</text:p>
          </table:table-cell>
          <table:table-cell office:value-type="float" office:value="129" calcext:value-type="float">
            <text:p>129</text:p>
          </table:table-cell>
          <table:table-cell table:formula="of:=[.A126]*[.C126]" office:value-type="float" office:value="16125" calcext:value-type="float">
            <text:p>16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LOG([.C127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  <table:table-cell table:formula="of:=[.A127]*[.C127]" office:value-type="float" office:value="13230" calcext:value-type="float">
            <text:p>1323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LOG([.C128])" office:value-type="float" office:value="2.15228834438306" calcext:value-type="float">
            <text:p>2.1522883444</text:p>
          </table:table-cell>
          <table:table-cell office:value-type="float" office:value="142" calcext:value-type="float">
            <text:p>142</text:p>
          </table:table-cell>
          <table:table-cell table:formula="of:=[.A128]*[.C128]" office:value-type="float" office:value="18034" calcext:value-type="float">
            <text:p>1803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LOG([.C129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  <table:table-cell table:formula="of:=[.A129]*[.C129]" office:value-type="float" office:value="13952" calcext:value-type="float">
            <text:p>1395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LOG([.C130])" office:value-type="float" office:value="2.04532297878666" calcext:value-type="float">
            <text:p>2.0453229788</text:p>
          </table:table-cell>
          <table:table-cell office:value-type="float" office:value="111" calcext:value-type="float">
            <text:p>111</text:p>
          </table:table-cell>
          <table:table-cell table:formula="of:=[.A130]*[.C130]" office:value-type="float" office:value="14319" calcext:value-type="float">
            <text:p>1431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LOG([.C131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  <table:table-cell table:formula="of:=[.A131]*[.C131]" office:value-type="float" office:value="14170" calcext:value-type="float">
            <text:p>1417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LOG([.C132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  <table:table-cell table:formula="of:=[.A132]*[.C132]" office:value-type="float" office:value="13886" calcext:value-type="float">
            <text:p>1388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LOG([.C133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  <table:table-cell table:formula="of:=[.A133]*[.C133]" office:value-type="float" office:value="13464" calcext:value-type="float">
            <text:p>1346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LOG([.C134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  <table:table-cell table:formula="of:=[.A134]*[.C134]" office:value-type="float" office:value="13167" calcext:value-type="float">
            <text:p>1316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LOG([.C135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  <table:table-cell table:formula="of:=[.A135]*[.C135]" office:value-type="float" office:value="15678" calcext:value-type="float">
            <text:p>1567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LOG([.C136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A136]*[.C136]"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LOG([.C137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  <table:table-cell table:formula="of:=[.A137]*[.C137]" office:value-type="float" office:value="13872" calcext:value-type="float">
            <text:p>1387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LOG([.C138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138]*[.C138]" office:value-type="float" office:value="16988" calcext:value-type="float">
            <text:p>1698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LOG([.C139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  <table:table-cell table:formula="of:=[.A139]*[.C139]" office:value-type="float" office:value="16560" calcext:value-type="float">
            <text:p>1656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LOG([.C140])" office:value-type="float" office:value="2.13672056715641" calcext:value-type="float">
            <text:p>2.1367205672</text:p>
          </table:table-cell>
          <table:table-cell office:value-type="float" office:value="137" calcext:value-type="float">
            <text:p>137</text:p>
          </table:table-cell>
          <table:table-cell table:formula="of:=[.A140]*[.C140]" office:value-type="float" office:value="19043" calcext:value-type="float">
            <text:p>1904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LOG([.C141])" office:value-type="float" office:value="2.04139268515822" calcext:value-type="float">
            <text:p>2.0413926852</text:p>
          </table:table-cell>
          <table:table-cell office:value-type="float" office:value="110" calcext:value-type="float">
            <text:p>110</text:p>
          </table:table-cell>
          <table:table-cell table:formula="of:=[.A141]*[.C141]" office:value-type="float" office:value="15400" calcext:value-type="float">
            <text:p>1540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LOG([.C142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  <table:table-cell table:formula="of:=[.A142]*[.C142]" office:value-type="float" office:value="16920" calcext:value-type="float">
            <text:p>1692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LOG([.C143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  <table:table-cell table:formula="of:=[.A143]*[.C143]" office:value-type="float" office:value="11928" calcext:value-type="float">
            <text:p>1192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LOG([.C144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  <table:table-cell table:formula="of:=[.A144]*[.C144]" office:value-type="float" office:value="15158" calcext:value-type="float">
            <text:p>1515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LOG([.C145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145]*[.C145]" office:value-type="float" office:value="13248" calcext:value-type="float">
            <text:p>1324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LOG([.C146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  <table:table-cell table:formula="of:=[.A146]*[.C146]" office:value-type="float" office:value="14355" calcext:value-type="float">
            <text:p>1435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LOG([.C147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  <table:table-cell table:formula="of:=[.A147]*[.C147]" office:value-type="float" office:value="14308" calcext:value-type="float">
            <text:p>1430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LOG([.C148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  <table:table-cell table:formula="of:=[.A148]*[.C148]" office:value-type="float" office:value="14847" calcext:value-type="float">
            <text:p>148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LOG([.C149])" office:value-type="float" office:value="1.99563519459755" calcext:value-type="float">
            <text:p>1.9956351946</text:p>
          </table:table-cell>
          <table:table-cell office:value-type="float" office:value="99" calcext:value-type="float">
            <text:p>99</text:p>
          </table:table-cell>
          <table:table-cell table:formula="of:=[.A149]*[.C149]" office:value-type="float" office:value="14652" calcext:value-type="float">
            <text:p>1465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LOG([.C150])" office:value-type="float" office:value="2.01283722470517" calcext:value-type="float">
            <text:p>2.0128372247</text:p>
          </table:table-cell>
          <table:table-cell office:value-type="float" office:value="103" calcext:value-type="float">
            <text:p>103</text:p>
          </table:table-cell>
          <table:table-cell table:formula="of:=[.A150]*[.C150]" office:value-type="float" office:value="15347" calcext:value-type="float">
            <text:p>1534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LOG([.C151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  <table:table-cell table:formula="of:=[.A151]*[.C151]" office:value-type="float" office:value="14400" calcext:value-type="float">
            <text:p>1440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LOG([.C152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152]*[.C152]" office:value-type="float" office:value="10872" calcext:value-type="float">
            <text:p>108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LOG([.C153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  <table:table-cell table:formula="of:=[.A153]*[.C153]" office:value-type="float" office:value="14592" calcext:value-type="float">
            <text:p>1459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LOG([.C154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  <table:table-cell table:formula="of:=[.A154]*[.C154]" office:value-type="float" office:value="15606" calcext:value-type="float">
            <text:p>1560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LOG([.C155])" office:value-type="float" office:value="2.05307844348342" calcext:value-type="float">
            <text:p>2.0530784435</text:p>
          </table:table-cell>
          <table:table-cell office:value-type="float" office:value="113" calcext:value-type="float">
            <text:p>113</text:p>
          </table:table-cell>
          <table:table-cell table:formula="of:=[.A155]*[.C155]" office:value-type="float" office:value="17402" calcext:value-type="float">
            <text:p>17402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LOG([.C156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156]*[.C156]" office:value-type="float" office:value="11315" calcext:value-type="float">
            <text:p>1131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LOG([.C157])" office:value-type="float" office:value="1.95424250943932" calcext:value-type="float">
            <text:p>1.9542425094</text:p>
          </table:table-cell>
          <table:table-cell office:value-type="float" office:value="90" calcext:value-type="float">
            <text:p>90</text:p>
          </table:table-cell>
          <table:table-cell table:formula="of:=[.A157]*[.C157]" office:value-type="float" office:value="14040" calcext:value-type="float">
            <text:p>1404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LOG([.C158])" office:value-type="float" office:value="2.0899051114394" calcext:value-type="float">
            <text:p>2.0899051114</text:p>
          </table:table-cell>
          <table:table-cell office:value-type="float" office:value="123" calcext:value-type="float">
            <text:p>123</text:p>
          </table:table-cell>
          <table:table-cell table:formula="of:=[.A158]*[.C158]" office:value-type="float" office:value="19311" calcext:value-type="float">
            <text:p>1931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LOG([.C159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159]*[.C159]" office:value-type="float" office:value="13746" calcext:value-type="float">
            <text:p>1374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LOG([.C160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160]*[.C160]" office:value-type="float" office:value="14787" calcext:value-type="float">
            <text:p>1478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LOG([.C161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161]*[.C161]" office:value-type="float" office:value="14720" calcext:value-type="float">
            <text:p>1472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LOG([.C162])" office:value-type="float" office:value="1.9912260756925" calcext:value-type="float">
            <text:p>1.9912260757</text:p>
          </table:table-cell>
          <table:table-cell office:value-type="float" office:value="98" calcext:value-type="float">
            <text:p>98</text:p>
          </table:table-cell>
          <table:table-cell table:formula="of:=[.A162]*[.C162]" office:value-type="float" office:value="15778" calcext:value-type="float">
            <text:p>157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LOG([.C163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  <table:table-cell table:formula="of:=[.A163]*[.C163]" office:value-type="float" office:value="16362" calcext:value-type="float">
            <text:p>163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LOG([.C164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164]*[.C164]" office:value-type="float" office:value="14181" calcext:value-type="float">
            <text:p>1418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LOG([.C165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165]*[.C165]" office:value-type="float" office:value="14268" calcext:value-type="float">
            <text:p>1426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LOG([.C166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  <table:table-cell table:formula="of:=[.A166]*[.C166]" office:value-type="float" office:value="15510" calcext:value-type="float">
            <text:p>1551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LOG([.C167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  <table:table-cell table:formula="of:=[.A167]*[.C167]" office:value-type="float" office:value="13778" calcext:value-type="float">
            <text:p>1377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LOG([.C168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  <table:table-cell table:formula="of:=[.A168]*[.C168]" office:value-type="float" office:value="16032" calcext:value-type="float">
            <text:p>1603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LOG([.C169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169]*[.C169]" office:value-type="float" office:value="12768" calcext:value-type="float">
            <text:p>127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LOG([.C170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170]*[.C170]" office:value-type="float" office:value="13182" calcext:value-type="float">
            <text:p>131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LOG([.C171])" office:value-type="float" office:value="1.95424250943932" calcext:value-type="float">
            <text:p>1.9542425094</text:p>
          </table:table-cell>
          <table:table-cell office:value-type="float" office:value="90" calcext:value-type="float">
            <text:p>90</text:p>
          </table:table-cell>
          <table:table-cell table:formula="of:=[.A171]*[.C171]" office:value-type="float" office:value="15300" calcext:value-type="float">
            <text:p>153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LOG([.C172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  <table:table-cell table:formula="of:=[.A172]*[.C172]" office:value-type="float" office:value="16416" calcext:value-type="float">
            <text:p>1641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LOG([.C173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  <table:table-cell table:formula="of:=[.A173]*[.C173]" office:value-type="float" office:value="14620" calcext:value-type="float">
            <text:p>1462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LOG([.C174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174]*[.C174]" office:value-type="float" office:value="15916" calcext:value-type="float">
            <text:p>1591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LOG([.C175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  <table:table-cell table:formula="of:=[.A175]*[.C175]" office:value-type="float" office:value="18270" calcext:value-type="float">
            <text:p>1827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LOG([.C176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176]*[.C176]" office:value-type="float" office:value="13650" calcext:value-type="float">
            <text:p>1365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LOG([.C177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177]*[.C177]" office:value-type="float" office:value="13904" calcext:value-type="float">
            <text:p>1390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LOG([.C178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  <table:table-cell table:formula="of:=[.A178]*[.C178]" office:value-type="float" office:value="15045" calcext:value-type="float">
            <text:p>1504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LOG([.C179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179]*[.C179]" office:value-type="float" office:value="11926" calcext:value-type="float">
            <text:p>1192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LOG([.C180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180]*[.C180]" office:value-type="float" office:value="14141" calcext:value-type="float">
            <text:p>1414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LOG([.C181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181]*[.C181]" office:value-type="float" office:value="13860" calcext:value-type="float">
            <text:p>1386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LOG([.C182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  <table:table-cell table:formula="of:=[.A182]*[.C182]" office:value-type="float" office:value="15204" calcext:value-type="float">
            <text:p>1520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LOG([.C183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183]*[.C183]" office:value-type="float" office:value="16744" calcext:value-type="float">
            <text:p>1674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LOG([.C184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184]*[.C184]" office:value-type="float" office:value="14274" calcext:value-type="float">
            <text:p>1427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LOG([.C185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185]*[.C185]" office:value-type="float" office:value="14904" calcext:value-type="float">
            <text:p>1490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LOG([.C186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186]*[.C186]" office:value-type="float" office:value="13320" calcext:value-type="float">
            <text:p>1332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LOG([.C187])" office:value-type="float" office:value="1.94448267215017" calcext:value-type="float">
            <text:p>1.9444826722</text:p>
          </table:table-cell>
          <table:table-cell office:value-type="float" office:value="88" calcext:value-type="float">
            <text:p>88</text:p>
          </table:table-cell>
          <table:table-cell table:formula="of:=[.A187]*[.C187]" office:value-type="float" office:value="16368" calcext:value-type="float">
            <text:p>1636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LOG([.C188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188]*[.C188]" office:value-type="float" office:value="17391" calcext:value-type="float">
            <text:p>173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LOG([.C189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189]*[.C189]" office:value-type="float" office:value="14664" calcext:value-type="float">
            <text:p>1466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LOG([.C190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190]*[.C190]" office:value-type="float" office:value="13797" calcext:value-type="float">
            <text:p>1379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LOG([.C191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  <table:table-cell table:formula="of:=[.A191]*[.C191]" office:value-type="float" office:value="16150" calcext:value-type="float">
            <text:p>1615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LOG([.C192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192]*[.C192]" office:value-type="float" office:value="14134" calcext:value-type="float">
            <text:p>1413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LOG([.C193])" office:value-type="float" office:value="1.94448267215017" calcext:value-type="float">
            <text:p>1.9444826722</text:p>
          </table:table-cell>
          <table:table-cell office:value-type="float" office:value="88" calcext:value-type="float">
            <text:p>88</text:p>
          </table:table-cell>
          <table:table-cell table:formula="of:=[.A193]*[.C193]" office:value-type="float" office:value="16896" calcext:value-type="float">
            <text:p>1689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LOG([.C194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194]*[.C194]" office:value-type="float" office:value="15633" calcext:value-type="float">
            <text:p>1563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LOG([.C195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  <table:table-cell table:formula="of:=[.A195]*[.C195]" office:value-type="float" office:value="16684" calcext:value-type="float">
            <text:p>1668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LOG([.C196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196]*[.C196]" office:value-type="float" office:value="14820" calcext:value-type="float">
            <text:p>1482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LOG([.C197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197]*[.C197]" office:value-type="float" office:value="14112" calcext:value-type="float">
            <text:p>14112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LOG([.C198])" office:value-type="float" office:value="2.01703333929878" calcext:value-type="float">
            <text:p>2.0170333393</text:p>
          </table:table-cell>
          <table:table-cell office:value-type="float" office:value="104" calcext:value-type="float">
            <text:p>104</text:p>
          </table:table-cell>
          <table:table-cell table:formula="of:=[.A198]*[.C198]" office:value-type="float" office:value="20488" calcext:value-type="float">
            <text:p>2048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LOG([.C199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199]*[.C199]" office:value-type="float" office:value="15246" calcext:value-type="float">
            <text:p>1524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LOG([.C200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00]*[.C200]" office:value-type="float" office:value="15920" calcext:value-type="float">
            <text:p>1592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LOG([.C201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  <table:table-cell table:formula="of:=[.A201]*[.C201]" office:value-type="float" office:value="16600" calcext:value-type="float">
            <text:p>166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LOG([.C202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  <table:table-cell table:formula="of:=[.A202]*[.C202]" office:value-type="float" office:value="16482" calcext:value-type="float">
            <text:p>1648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LOG([.C203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203]*[.C203]" office:value-type="float" office:value="12524" calcext:value-type="float">
            <text:p>1252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LOG([.C204])" office:value-type="float" office:value="2.03342375548695" calcext:value-type="float">
            <text:p>2.0334237555</text:p>
          </table:table-cell>
          <table:table-cell office:value-type="float" office:value="108" calcext:value-type="float">
            <text:p>108</text:p>
          </table:table-cell>
          <table:table-cell table:formula="of:=[.A204]*[.C204]" office:value-type="float" office:value="21924" calcext:value-type="float">
            <text:p>2192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LOG([.C205])" office:value-type="float" office:value="1.93449845124357" calcext:value-type="float">
            <text:p>1.9344984512</text:p>
          </table:table-cell>
          <table:table-cell office:value-type="float" office:value="86" calcext:value-type="float">
            <text:p>86</text:p>
          </table:table-cell>
          <table:table-cell table:formula="of:=[.A205]*[.C205]" office:value-type="float" office:value="17544" calcext:value-type="float">
            <text:p>1754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LOG([.C206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06]*[.C206]" office:value-type="float" office:value="16400" calcext:value-type="float">
            <text:p>164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LOG([.C207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207]*[.C207]" office:value-type="float" office:value="15244" calcext:value-type="float">
            <text:p>152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LOG([.C208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08]*[.C208]" office:value-type="float" office:value="14904" calcext:value-type="float">
            <text:p>1490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LOG([.C209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209]*[.C209]" office:value-type="float" office:value="15392" calcext:value-type="float">
            <text:p>1539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LOG([.C210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210]*[.C210]" office:value-type="float" office:value="16302" calcext:value-type="float">
            <text:p>163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LOG([.C211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  <table:table-cell table:formula="of:=[.A211]*[.C211]" office:value-type="float" office:value="17430" calcext:value-type="float">
            <text:p>1743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LOG([.C212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  <table:table-cell table:formula="of:=[.A212]*[.C212]" office:value-type="float" office:value="19201" calcext:value-type="float">
            <text:p>1920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LOG([.C213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213]*[.C213]" office:value-type="float" office:value="18444" calcext:value-type="float">
            <text:p>1844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LOG([.C214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214]*[.C214]" office:value-type="float" office:value="14697" calcext:value-type="float">
            <text:p>1469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LOG([.C215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  <table:table-cell table:formula="of:=[.A215]*[.C215]" office:value-type="float" office:value="17548" calcext:value-type="float">
            <text:p>1754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LOG([.C216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  <table:table-cell table:formula="of:=[.A216]*[.C216]" office:value-type="float" office:value="17845" calcext:value-type="float">
            <text:p>1784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LOG([.C217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17]*[.C217]" office:value-type="float" office:value="15552" calcext:value-type="float">
            <text:p>1555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LOG([.C218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218]*[.C218]" office:value-type="float" office:value="15407" calcext:value-type="float">
            <text:p>1540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LOG([.C219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  <table:table-cell table:formula="of:=[.A219]*[.C219]" office:value-type="float" office:value="20492" calcext:value-type="float">
            <text:p>2049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LOG([.C220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20]*[.C220]" office:value-type="float" office:value="14673" calcext:value-type="float">
            <text:p>1467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LOG([.C221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221]*[.C221]" office:value-type="float" office:value="15620" calcext:value-type="float">
            <text:p>1562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LOG([.C222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  <table:table-cell table:formula="of:=[.A222]*[.C222]" office:value-type="float" office:value="16575" calcext:value-type="float">
            <text:p>1657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LOG([.C223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  <table:table-cell table:formula="of:=[.A223]*[.C223]" office:value-type="float" office:value="20868" calcext:value-type="float">
            <text:p>2086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LOG([.C224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224]*[.C224]" office:value-type="float" office:value="15610" calcext:value-type="float">
            <text:p>1561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LOG([.C225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225]*[.C225]" office:value-type="float" office:value="17472" calcext:value-type="float">
            <text:p>1747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LOG([.C226])" office:value-type="float" office:value="1.91907809237607" calcext:value-type="float">
            <text:p>1.9190780924</text:p>
          </table:table-cell>
          <table:table-cell office:value-type="float" office:value="83" calcext:value-type="float">
            <text:p>83</text:p>
          </table:table-cell>
          <table:table-cell table:formula="of:=[.A226]*[.C226]" office:value-type="float" office:value="18675" calcext:value-type="float">
            <text:p>1867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LOG([.C227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227]*[.C227]" office:value-type="float" office:value="15368" calcext:value-type="float">
            <text:p>1536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LOG([.C228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228]*[.C228]" office:value-type="float" office:value="15890" calcext:value-type="float">
            <text:p>1589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LOG([.C229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29]*[.C229]" office:value-type="float" office:value="16416" calcext:value-type="float">
            <text:p>1641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LOG([.C230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230]*[.C230]" office:value-type="float" office:value="16259" calcext:value-type="float">
            <text:p>1625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LOG([.C231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  <table:table-cell table:formula="of:=[.A231]*[.C231]" office:value-type="float" office:value="19550" calcext:value-type="float">
            <text:p>1955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LOG([.C232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  <table:table-cell table:formula="of:=[.A232]*[.C232]" office:value-type="float" office:value="22407" calcext:value-type="float">
            <text:p>2240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LOG([.C233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233]*[.C233]" office:value-type="float" office:value="16008" calcext:value-type="float">
            <text:p>1600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LOG([.C234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  <table:table-cell table:formula="of:=[.A234]*[.C234]" office:value-type="float" office:value="19106" calcext:value-type="float">
            <text:p>1910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LOG([.C235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  <table:table-cell table:formula="of:=[.A235]*[.C235]" office:value-type="float" office:value="17550" calcext:value-type="float">
            <text:p>1755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LOG([.C236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236]*[.C236]" office:value-type="float" office:value="15980" calcext:value-type="float">
            <text:p>1598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LOG([.C23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37]*[.C237]" office:value-type="float" office:value="18880" calcext:value-type="float">
            <text:p>1888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LOG([.C238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238]*[.C238]" office:value-type="float" office:value="21093" calcext:value-type="float">
            <text:p>210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LOG([.C239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239]*[.C239]" office:value-type="float" office:value="16660" calcext:value-type="float">
            <text:p>1666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LOG([.C240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40]*[.C240]" office:value-type="float" office:value="17208" calcext:value-type="float">
            <text:p>1720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LOG([.C241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241]*[.C241]" office:value-type="float" office:value="18480" calcext:value-type="float">
            <text:p>1848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LOG([.C242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242]*[.C242]" office:value-type="float" office:value="14701" calcext:value-type="float">
            <text:p>1470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LOG([.C243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243]*[.C243]" office:value-type="float" office:value="17908" calcext:value-type="float">
            <text:p>1790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LOG([.C244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44]*[.C244]" office:value-type="float" office:value="16281" calcext:value-type="float">
            <text:p>1628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LOG([.C245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245]*[.C245]" office:value-type="float" office:value="18056" calcext:value-type="float">
            <text:p>1805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LOG([.C246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246]*[.C246]" office:value-type="float" office:value="18620" calcext:value-type="float">
            <text:p>1862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LOG([.C247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247]*[.C247]" office:value-type="float" office:value="13284" calcext:value-type="float">
            <text:p>1328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LOG([.C248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248]*[.C248]" office:value-type="float" office:value="18278" calcext:value-type="float">
            <text:p>1827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LOG([.C249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249]*[.C249]" office:value-type="float" office:value="16120" calcext:value-type="float">
            <text:p>1612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LOG([.C250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250]*[.C250]" office:value-type="float" office:value="20169" calcext:value-type="float">
            <text:p>2016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LOG([.C251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251]*[.C251]" office:value-type="float" office:value="15750" calcext:value-type="float">
            <text:p>1575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LOG([.C252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252]*[.C252]" office:value-type="float" office:value="15562" calcext:value-type="float">
            <text:p>1556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LOG([.C253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253]*[.C253]" office:value-type="float" office:value="15120" calcext:value-type="float">
            <text:p>1512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LOG([.C254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254]*[.C254]" office:value-type="float" office:value="17457" calcext:value-type="float">
            <text:p>1745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LOG([.C255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255]*[.C255]" office:value-type="float" office:value="17780" calcext:value-type="float">
            <text:p>1778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LOG([.C256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256]*[.C256]" office:value-type="float" office:value="14535" calcext:value-type="float">
            <text:p>1453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LOG([.C257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257]*[.C257]" office:value-type="float" office:value="18176" calcext:value-type="float">
            <text:p>1817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LOG([.C258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258]*[.C258]" office:value-type="float" office:value="16191" calcext:value-type="float">
            <text:p>1619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LOG([.C259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259]*[.C259]" office:value-type="float" office:value="14190" calcext:value-type="float">
            <text:p>1419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LOG([.C260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260]*[.C260]" office:value-type="float" office:value="17871" calcext:value-type="float">
            <text:p>1787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LOG([.C261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261]*[.C261]" office:value-type="float" office:value="19240" calcext:value-type="float">
            <text:p>1924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LOG([.C262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262]*[.C262]" office:value-type="float" office:value="14877" calcext:value-type="float">
            <text:p>1487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LOG([.C263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263]*[.C263]" office:value-type="float" office:value="20174" calcext:value-type="float">
            <text:p>2017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LOG([.C264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64]*[.C264]" office:value-type="float" office:value="17621" calcext:value-type="float">
            <text:p>1762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LOG([.C265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265]*[.C265]" office:value-type="float" office:value="21384" calcext:value-type="float">
            <text:p>2138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LOG([.C266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  <table:table-cell table:formula="of:=[.A266]*[.C266]" office:value-type="float" office:value="22260" calcext:value-type="float">
            <text:p>2226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LOG([.C267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267]*[.C267]" office:value-type="float" office:value="18620" calcext:value-type="float">
            <text:p>1862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LOG([.C268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268]*[.C268]" office:value-type="float" office:value="19491" calcext:value-type="float">
            <text:p>194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LOG([.C269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269]*[.C269]" office:value-type="float" office:value="15544" calcext:value-type="float">
            <text:p>1554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LOG([.C27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270]*[.C270]" office:value-type="float" office:value="16947" calcext:value-type="float">
            <text:p>1694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OG([.C271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71]*[.C271]" office:value-type="float" office:value="18090" calcext:value-type="float">
            <text:p>1809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LOG([.C272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272]*[.C272]" office:value-type="float" office:value="21409" calcext:value-type="float">
            <text:p>2140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LOG([.C273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273]*[.C273]" office:value-type="float" office:value="15232" calcext:value-type="float">
            <text:p>1523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LOG([.C274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74]*[.C274]" office:value-type="float" office:value="19656" calcext:value-type="float">
            <text:p>1965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LOG([.C275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75]*[.C275]" office:value-type="float" office:value="21920" calcext:value-type="float">
            <text:p>2192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LOG([.C276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276]*[.C276]"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LOG([.C277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77]*[.C277]" office:value-type="float" office:value="18492" calcext:value-type="float">
            <text:p>1849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LOG([.C278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278]*[.C278]" office:value-type="float" office:value="17728" calcext:value-type="float">
            <text:p>1772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LOG([.C279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279]*[.C279]" office:value-type="float" office:value="21128" calcext:value-type="float">
            <text:p>2112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LOG([.C280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280]*[.C280]" office:value-type="float" office:value="18693" calcext:value-type="float">
            <text:p>1869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LOG([.C281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81]*[.C281]" office:value-type="float" office:value="20160" calcext:value-type="float">
            <text:p>2016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LOG([.C282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282]*[.C282]" office:value-type="float" office:value="20232" calcext:value-type="float">
            <text:p>2023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LOG([.C283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283]*[.C283]" office:value-type="float" office:value="18330" calcext:value-type="float">
            <text:p>1833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LOG([.C284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284]*[.C284]" office:value-type="float" office:value="18395" calcext:value-type="float">
            <text:p>1839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LOG([.C285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285]*[.C285]" office:value-type="float" office:value="17608" calcext:value-type="float">
            <text:p>17608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LOG([.C286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286]*[.C286]" office:value-type="float" office:value="19380" calcext:value-type="float">
            <text:p>1938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LOG([.C287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287]*[.C287]" office:value-type="float" office:value="25454" calcext:value-type="float">
            <text:p>2545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LOG([.C288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288]*[.C288]" office:value-type="float" office:value="17220" calcext:value-type="float">
            <text:p>1722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LOG([.C289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289]*[.C289]" office:value-type="float" office:value="18720" calcext:value-type="float">
            <text:p>1872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LOG([.C290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  <table:table-cell table:formula="of:=[.A290]*[.C290]" office:value-type="float" office:value="24565" calcext:value-type="float">
            <text:p>2456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LOG([.C291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  <table:table-cell table:formula="of:=[.A291]*[.C291]" office:value-type="float" office:value="21750" calcext:value-type="float">
            <text:p>2175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LOG([.C292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292]*[.C292]" office:value-type="float" office:value="16878" calcext:value-type="float">
            <text:p>16878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LOG([.C293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293]*[.C293]" office:value-type="float" office:value="25404" calcext:value-type="float">
            <text:p>2540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LOG([.C294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294]*[.C294]" office:value-type="float" office:value="18459" calcext:value-type="float">
            <text:p>1845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LOG([.C29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295]*[.C295]" office:value-type="float" office:value="17052" calcext:value-type="float">
            <text:p>17052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LOG([.C296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296]*[.C296]" office:value-type="float" office:value="18290" calcext:value-type="float">
            <text:p>1829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LOG([.C297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297]*[.C297]" office:value-type="float" office:value="22792" calcext:value-type="float">
            <text:p>2279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LOG([.C298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298]*[.C298]" office:value-type="float" office:value="19602" calcext:value-type="float">
            <text:p>1960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LOG([.C299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299]*[.C299]" office:value-type="float" office:value="17880" calcext:value-type="float">
            <text:p>1788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LOG([.C30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300]*[.C300]" office:value-type="float" office:value="18538" calcext:value-type="float">
            <text:p>1853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LOG([.C301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301]*[.C301]" office:value-type="float" office:value="21600" calcext:value-type="float">
            <text:p>2160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LOG([.C302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302]*[.C302]" office:value-type="float" office:value="22274" calcext:value-type="float">
            <text:p>2227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LOG([.C303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303]*[.C303]" office:value-type="float" office:value="21140" calcext:value-type="float">
            <text:p>2114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LOG([.C304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304]*[.C304]" office:value-type="float" office:value="21816" calcext:value-type="float">
            <text:p>2181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LOG([.C305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05]*[.C305]" office:value-type="float" office:value="18544" calcext:value-type="float">
            <text:p>1854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LOG([.C306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306]*[.C306]" office:value-type="float" office:value="19520" calcext:value-type="float">
            <text:p>1952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LOG([.C307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307]*[.C307]" office:value-type="float" office:value="15606" calcext:value-type="float">
            <text:p>1560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LOG([.C308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308]*[.C308]" office:value-type="float" office:value="18113" calcext:value-type="float">
            <text:p>1811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LOG([.C309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309]*[.C309]" office:value-type="float" office:value="15400" calcext:value-type="float">
            <text:p>1540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LOG([.C310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310]*[.C310]" office:value-type="float" office:value="22557" calcext:value-type="float">
            <text:p>2255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LOG([.C311])" office:value-type="float" office:value="1.92941892571429" calcext:value-type="float">
            <text:p>1.9294189257</text:p>
          </table:table-cell>
          <table:table-cell office:value-type="float" office:value="85" calcext:value-type="float">
            <text:p>85</text:p>
          </table:table-cell>
          <table:table-cell table:formula="of:=[.A311]*[.C311]" office:value-type="float" office:value="26350" calcext:value-type="float">
            <text:p>2635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OG([.C312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312]*[.C312]" office:value-type="float" office:value="20526" calcext:value-type="float">
            <text:p>2052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LOG([.C313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313]*[.C313]" office:value-type="float" office:value="15600" calcext:value-type="float">
            <text:p>1560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LOG([.C314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314]*[.C314]" office:value-type="float" office:value="15337" calcext:value-type="float">
            <text:p>1533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LOG([.C315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315]*[.C315]" office:value-type="float" office:value="17898" calcext:value-type="float">
            <text:p>1789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LOG([.C316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316]*[.C316]" office:value-type="float" office:value="18270" calcext:value-type="float">
            <text:p>1827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LOG([.C317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17]*[.C317]" office:value-type="float" office:value="19276" calcext:value-type="float">
            <text:p>1927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LOG([.C318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318]*[.C318]" office:value-type="float" office:value="20288" calcext:value-type="float">
            <text:p>2028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LOG([.C319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319]*[.C319]" office:value-type="float" office:value="19716" calcext:value-type="float">
            <text:p>1971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LOG([.C320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320]*[.C320]" office:value-type="float" office:value="19140" calcext:value-type="float">
            <text:p>191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LOG([.C321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321]*[.C321]" office:value-type="float" office:value="18240" calcext:value-type="float">
            <text:p>1824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LOG([.C322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322]*[.C322]" office:value-type="float" office:value="17334" calcext:value-type="float">
            <text:p>1733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LOG([.C323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23]*[.C323]" office:value-type="float" office:value="19642" calcext:value-type="float">
            <text:p>19642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LOG([.C324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324]*[.C324]" office:value-type="float" office:value="18411" calcext:value-type="float">
            <text:p>1841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LOG([.C32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325]*[.C325]" office:value-type="float" office:value="18792" calcext:value-type="float">
            <text:p>18792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LOG([.C326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326]*[.C326]" office:value-type="float" office:value="17225" calcext:value-type="float">
            <text:p>1722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LOG([.C327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27]*[.C327]" office:value-type="float" office:value="19886" calcext:value-type="float">
            <text:p>1988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LOG([.C328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328]*[.C328]" office:value-type="float" office:value="18966" calcext:value-type="float">
            <text:p>1896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LOG([.C329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  <table:table-cell table:formula="of:=[.A329]*[.C329]" office:value-type="float" office:value="24600" calcext:value-type="float">
            <text:p>2460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LOG([.C330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330]*[.C330]" office:value-type="float" office:value="18424" calcext:value-type="float">
            <text:p>1842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LOG([.C331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331]*[.C331]" office:value-type="float" office:value="21120" calcext:value-type="float">
            <text:p>2112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LOG([.C332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332]*[.C332]" office:value-type="float" office:value="22177" calcext:value-type="float">
            <text:p>2217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LOG([.C333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33]*[.C333]" office:value-type="float" office:value="20252" calcext:value-type="float">
            <text:p>2025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LOG([.C334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334]*[.C334]" office:value-type="float" office:value="18981" calcext:value-type="float">
            <text:p>1898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LOG([.C335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335]*[.C335]" office:value-type="float" office:value="17034" calcext:value-type="float">
            <text:p>1703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LOG([.C33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36]*[.C336]" office:value-type="float" office:value="20435" calcext:value-type="float">
            <text:p>2043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LOG([.C33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337]*[.C337]" office:value-type="float" office:value="20160" calcext:value-type="float">
            <text:p>2016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LOG([.C338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338]*[.C338]" office:value-type="float" office:value="20894" calcext:value-type="float">
            <text:p>2089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LOG([.C339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339]*[.C339]" office:value-type="float" office:value="21632" calcext:value-type="float">
            <text:p>21632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LOG([.C340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340]*[.C340]" office:value-type="float" office:value="22374" calcext:value-type="float">
            <text:p>2237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LOG([.C341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341]*[.C341]" office:value-type="float" office:value="23120" calcext:value-type="float">
            <text:p>2312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LOG([.C342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342]*[.C342]" office:value-type="float" office:value="18755" calcext:value-type="float">
            <text:p>1875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LOG([.C343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343]*[.C343]" office:value-type="float" office:value="20178" calcext:value-type="float">
            <text:p>2017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LOG([.C344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344]*[.C344]" office:value-type="float" office:value="18865" calcext:value-type="float">
            <text:p>1886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LOG([.C345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45]*[.C345]" office:value-type="float" office:value="20984" calcext:value-type="float">
            <text:p>2098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LOG([.C346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346]*[.C346]" office:value-type="float" office:value="18975" calcext:value-type="float">
            <text:p>1897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LOG([.C34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347]*[.C347]" office:value-type="float" office:value="20068" calcext:value-type="float">
            <text:p>2006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LOG([.C348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348]*[.C348]" office:value-type="float" office:value="15268" calcext:value-type="float">
            <text:p>1526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LOG([.C349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349]*[.C349]" office:value-type="float" office:value="26448" calcext:value-type="float">
            <text:p>264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LOG([.C350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350]*[.C350]" office:value-type="float" office:value="22336" calcext:value-type="float">
            <text:p>2233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LOG([.C351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351]*[.C351]" office:value-type="float" office:value="22050" calcext:value-type="float">
            <text:p>2205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LOG([.C352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352]*[.C352]" office:value-type="float" office:value="18954" calcext:value-type="float">
            <text:p>1895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LOG([.C353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353]*[.C353]" office:value-type="float" office:value="23584" calcext:value-type="float">
            <text:p>2358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LOG([.C354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354]*[.C354]" office:value-type="float" office:value="23298" calcext:value-type="float">
            <text:p>2329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LOG([.C355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355]*[.C355]" office:value-type="float" office:value="19824" calcext:value-type="float">
            <text:p>1982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LOG([.C356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356]*[.C356]" office:value-type="float" office:value="18815" calcext:value-type="float">
            <text:p>1881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LOG([.C35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357]*[.C357]" office:value-type="float" office:value="21360" calcext:value-type="float">
            <text:p>2136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LOG([.C358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358]*[.C358]" office:value-type="float" office:value="21063" calcext:value-type="float">
            <text:p>2106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LOG([.C359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359]*[.C359]" office:value-type="float" office:value="25418" calcext:value-type="float">
            <text:p>2541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OG([.C360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360]*[.C360]" office:value-type="float" office:value="21540" calcext:value-type="float">
            <text:p>2154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LOG([.C361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61]*[.C361]" office:value-type="float" office:value="21960" calcext:value-type="float">
            <text:p>2196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LOG([.C362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362]*[.C362]" office:value-type="float" office:value="19855" calcext:value-type="float">
            <text:p>1985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LOG([.C363])" office:value-type="float" office:value="1.82607480270083" calcext:value-type="float">
            <text:p>1.8260748027</text:p>
          </table:table-cell>
          <table:table-cell office:value-type="float" office:value="67" calcext:value-type="float">
            <text:p>67</text:p>
          </table:table-cell>
          <table:table-cell table:formula="of:=[.A363]*[.C363]" office:value-type="float" office:value="24254" calcext:value-type="float">
            <text:p>2425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LOG([.C364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364]*[.C364]" office:value-type="float" office:value="19239" calcext:value-type="float">
            <text:p>1923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LOG([.C365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365]*[.C365]" office:value-type="float" office:value="18928" calcext:value-type="float">
            <text:p>1892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LOG([.C366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66]*[.C366]" office:value-type="float" office:value="22265" calcext:value-type="float">
            <text:p>222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LOG([.C367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367]*[.C367]" office:value-type="float" office:value="21228" calcext:value-type="float">
            <text:p>2122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LOG([.C368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368]*[.C368]" office:value-type="float" office:value="24222" calcext:value-type="float">
            <text:p>2422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LOG([.C369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369]*[.C369]" office:value-type="float" office:value="19136" calcext:value-type="float">
            <text:p>1913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LOG([.C370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370]*[.C370]" office:value-type="float" office:value="26937" calcext:value-type="float">
            <text:p>2693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LOG([.C371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371]*[.C371]" office:value-type="float" office:value="25900" calcext:value-type="float">
            <text:p>2590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LOG([.C372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372]*[.C372]" office:value-type="float" office:value="26712" calcext:value-type="float">
            <text:p>2671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LOG([.C373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373]*[.C373]" office:value-type="float" office:value="24180" calcext:value-type="float">
            <text:p>2418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LOG([.C374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374]*[.C374]" office:value-type="float" office:value="25364" calcext:value-type="float">
            <text:p>2536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LOG([.C375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375]*[.C375]" office:value-type="float" office:value="24684" calcext:value-type="float">
            <text:p>2468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LOG([.C376])" office:value-type="float" office:value="1.68124123737559" calcext:value-type="float">
            <text:p>1.6812412374</text:p>
          </table:table-cell>
          <table:table-cell office:value-type="float" office:value="48" calcext:value-type="float">
            <text:p>48</text:p>
          </table:table-cell>
          <table:table-cell table:formula="of:=[.A376]*[.C376]"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LOG([.C377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377]*[.C377]" office:value-type="float" office:value="23312" calcext:value-type="float">
            <text:p>23312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LOG([.C378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378]*[.C378]" office:value-type="float" office:value="18850" calcext:value-type="float">
            <text:p>1885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LOG([.C379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379]*[.C379]" office:value-type="float" office:value="22302" calcext:value-type="float">
            <text:p>22302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LOG([.C380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380]*[.C380]" office:value-type="float" office:value="25014" calcext:value-type="float">
            <text:p>2501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LOG([.C381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381]*[.C381]" office:value-type="float" office:value="20900" calcext:value-type="float">
            <text:p>2090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LOG([.C382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382]*[.C382]" office:value-type="float" office:value="22479" calcext:value-type="float">
            <text:p>2247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LOG([.C383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383]*[.C383]" office:value-type="float" office:value="27122" calcext:value-type="float">
            <text:p>2712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LOG([.C384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384]*[.C384]" office:value-type="float" office:value="27959" calcext:value-type="float">
            <text:p>27959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LOG([.C385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385]*[.C385]" office:value-type="float" office:value="26496" calcext:value-type="float">
            <text:p>2649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LOG([.C386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386]*[.C386]" office:value-type="float" office:value="24255" calcext:value-type="float">
            <text:p>24255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LOG([.C387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387]*[.C387]" office:value-type="float" office:value="21230" calcext:value-type="float">
            <text:p>2123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LOG([.C388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88]*[.C388]" office:value-type="float" office:value="23607" calcext:value-type="float">
            <text:p>2360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LOG([.C389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389]*[.C389]" office:value-type="float" office:value="23668" calcext:value-type="float">
            <text:p>23668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LOG([.C390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390]*[.C390]" office:value-type="float" office:value="21006" calcext:value-type="float">
            <text:p>2100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LOG([.C391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391]*[.C391]" office:value-type="float" office:value="22620" calcext:value-type="float">
            <text:p>2262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LOG([.C392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392]*[.C392]" office:value-type="float" office:value="25024" calcext:value-type="float">
            <text:p>2502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LOG([.C393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393]*[.C393]" office:value-type="float" office:value="23520" calcext:value-type="float">
            <text:p>2352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LOG([.C394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394]*[.C394]" office:value-type="float" office:value="20829" calcext:value-type="float">
            <text:p>2082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LOG([.C395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395]*[.C395]" office:value-type="float" office:value="25610" calcext:value-type="float">
            <text:p>2561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LOG([.C396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396]*[.C396]" office:value-type="float" office:value="25675" calcext:value-type="float">
            <text:p>256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LOG([.C397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397]*[.C397]" office:value-type="float" office:value="21384" calcext:value-type="float">
            <text:p>2138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LOG([.C398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398]*[.C398]" office:value-type="float" office:value="22629" calcext:value-type="float">
            <text:p>2262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LOG([.C399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399]*[.C399]" office:value-type="float" office:value="23880" calcext:value-type="float">
            <text:p>2388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LOG([.C400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400]*[.C400]" office:value-type="float" office:value="23142" calcext:value-type="float">
            <text:p>2314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LOG([.C401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401]*[.C401]" office:value-type="float" office:value="24800" calcext:value-type="float">
            <text:p>248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LOG([.C402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  <table:table-cell table:formula="of:=[.A402]*[.C402]" office:value-type="float" office:value="30075" calcext:value-type="float">
            <text:p>3007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LOG([.C403])" office:value-type="float" office:value="1.77085201164214" calcext:value-type="float">
            <text:p>1.7708520116</text:p>
          </table:table-cell>
          <table:table-cell office:value-type="float" office:value="59" calcext:value-type="float">
            <text:p>59</text:p>
          </table:table-cell>
          <table:table-cell table:formula="of:=[.A403]*[.C403]" office:value-type="float" office:value="23718" calcext:value-type="float">
            <text:p>23718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LOG([.C404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404]*[.C404]" office:value-type="float" office:value="24583" calcext:value-type="float">
            <text:p>2458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LOG([.C405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405]*[.C405]" office:value-type="float" office:value="26664" calcext:value-type="float">
            <text:p>2666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LOG([.C406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406]*[.C406]" office:value-type="float" office:value="26730" calcext:value-type="float">
            <text:p>2673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LOG([.C407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407]*[.C407]" office:value-type="float" office:value="25578" calcext:value-type="float">
            <text:p>25578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LOG([.C408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408]*[.C408]" office:value-type="float" office:value="23199" calcext:value-type="float">
            <text:p>2319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LOG([.C409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409]*[.C409]" office:value-type="float" office:value="23256" calcext:value-type="float">
            <text:p>2325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LOG([.C41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410]*[.C410]" office:value-type="float" office:value="25767" calcext:value-type="float">
            <text:p>2576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LOG([.C411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411]*[.C411]" office:value-type="float" office:value="26240" calcext:value-type="float">
            <text:p>2624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LOG([.C412])" office:value-type="float" office:value="1.81291335664286" calcext:value-type="float">
            <text:p>1.8129133566</text:p>
          </table:table-cell>
          <table:table-cell office:value-type="float" office:value="65" calcext:value-type="float">
            <text:p>65</text:p>
          </table:table-cell>
          <table:table-cell table:formula="of:=[.A412]*[.C412]" office:value-type="float" office:value="26715" calcext:value-type="float">
            <text:p>2671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LOG([.C413])" office:value-type="float" office:value="1.8750612633917" calcext:value-type="float">
            <text:p>1.8750612634</text:p>
          </table:table-cell>
          <table:table-cell office:value-type="float" office:value="75" calcext:value-type="float">
            <text:p>75</text:p>
          </table:table-cell>
          <table:table-cell table:formula="of:=[.A413]*[.C413]" office:value-type="float" office:value="30900" calcext:value-type="float">
            <text:p>3090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LOG([.C414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414]*[.C414]" office:value-type="float" office:value="24780" calcext:value-type="float">
            <text:p>2478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LOG([.C415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415]*[.C415]" office:value-type="float" office:value="25668" calcext:value-type="float">
            <text:p>25668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LOG([.C416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416]*[.C416]" office:value-type="float" office:value="21580" calcext:value-type="float">
            <text:p>2158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OG([.C417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417]*[.C417]" office:value-type="float" office:value="21216" calcext:value-type="float">
            <text:p>2121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LOG([.C418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418]*[.C418]" office:value-type="float" office:value="28356" calcext:value-type="float">
            <text:p>2835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LOG([.C419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419]*[.C419]" office:value-type="float" office:value="32186" calcext:value-type="float">
            <text:p>3218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LOG([.C420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420]*[.C420]" office:value-type="float" office:value="23883" calcext:value-type="float">
            <text:p>2388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LOG([.C421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421]*[.C421]" office:value-type="float" office:value="25620" calcext:value-type="float">
            <text:p>2562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LOG([.C422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422]*[.C422]" office:value-type="float" office:value="33680" calcext:value-type="float">
            <text:p>3368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OG([.C423])" office:value-type="float" office:value="1.85733249643127" calcext:value-type="float">
            <text:p>1.8573324964</text:p>
          </table:table-cell>
          <table:table-cell office:value-type="float" office:value="72" calcext:value-type="float">
            <text:p>72</text:p>
          </table:table-cell>
          <table:table-cell table:formula="of:=[.A423]*[.C423]" office:value-type="float" office:value="30384" calcext:value-type="float">
            <text:p>3038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LOG([.C424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424]*[.C424]" office:value-type="float" office:value="34263" calcext:value-type="float">
            <text:p>3426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LOG([.C425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425]*[.C425]" office:value-type="float" office:value="30104" calcext:value-type="float">
            <text:p>3010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LOG([.C426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426]*[.C426]" office:value-type="float" office:value="29750" calcext:value-type="float">
            <text:p>2975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LOG([.C42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427]*[.C427]" office:value-type="float" office:value="34080" calcext:value-type="float">
            <text:p>3408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LOG([.C428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428]*[.C428]" office:value-type="float" office:value="33306" calcext:value-type="float">
            <text:p>3330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LOG([.C429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429]*[.C429]" office:value-type="float" office:value="29960" calcext:value-type="float">
            <text:p>2996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LOG([.C430])" office:value-type="float" office:value="1.69897000433602" calcext:value-type="float">
            <text:p>1.6989700043</text:p>
          </table:table-cell>
          <table:table-cell office:value-type="float" office:value="50" calcext:value-type="float">
            <text:p>50</text:p>
          </table:table-cell>
          <table:table-cell table:formula="of:=[.A430]*[.C430]" office:value-type="float" office:value="21450" calcext:value-type="float">
            <text:p>2145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LOG([.C431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431]*[.C431]" office:value-type="float" office:value="33970" calcext:value-type="float">
            <text:p>3397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LOG([.C432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432]*[.C432]" office:value-type="float" office:value="29308" calcext:value-type="float">
            <text:p>2930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LOG([.C433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433]*[.C433]" office:value-type="float" office:value="26352" calcext:value-type="float">
            <text:p>2635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LOG([.C434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434]*[.C434]" office:value-type="float" office:value="26413" calcext:value-type="float">
            <text:p>2641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LOG([.C435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435]*[.C435]" office:value-type="float" office:value="29946" calcext:value-type="float">
            <text:p>2994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LOG([.C436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436]*[.C436]" office:value-type="float" office:value="30885" calcext:value-type="float">
            <text:p>3088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LOG([.C43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437]*[.C437]" office:value-type="float" office:value="34880" calcext:value-type="float">
            <text:p>3488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LOG([.C438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438]*[.C438]" office:value-type="float" office:value="27968" calcext:value-type="float">
            <text:p>2796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LOG([.C439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439]*[.C439]" office:value-type="float" office:value="26280" calcext:value-type="float">
            <text:p>2628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LOG([.C440])" office:value-type="float" office:value="1.79239168949825" calcext:value-type="float">
            <text:p>1.7923916895</text:p>
          </table:table-cell>
          <table:table-cell office:value-type="float" office:value="62" calcext:value-type="float">
            <text:p>62</text:p>
          </table:table-cell>
          <table:table-cell table:formula="of:=[.A440]*[.C440]" office:value-type="float" office:value="27218" calcext:value-type="float">
            <text:p>2721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LOG([.C441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441]*[.C441]" office:value-type="float" office:value="34320" calcext:value-type="float">
            <text:p>3432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LOG([.C442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442]*[.C442]" office:value-type="float" office:value="23814" calcext:value-type="float">
            <text:p>2381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LOG([.C443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443]*[.C443]" office:value-type="float" office:value="30056" calcext:value-type="float">
            <text:p>3005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LOG([.C444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444]*[.C444]" office:value-type="float" office:value="34997" calcext:value-type="float">
            <text:p>34997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LOG([.C445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445]*[.C445]" office:value-type="float" office:value="31080" calcext:value-type="float">
            <text:p>3108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LOG([.C446])" office:value-type="float" office:value="1.81954393554187" calcext:value-type="float">
            <text:p>1.8195439355</text:p>
          </table:table-cell>
          <table:table-cell office:value-type="float" office:value="66" calcext:value-type="float">
            <text:p>66</text:p>
          </table:table-cell>
          <table:table-cell table:formula="of:=[.A446]*[.C446]" office:value-type="float" office:value="29370" calcext:value-type="float">
            <text:p>2937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LOG([.C447])" office:value-type="float" office:value="1.92427928606188" calcext:value-type="float">
            <text:p>1.9242792861</text:p>
          </table:table-cell>
          <table:table-cell office:value-type="float" office:value="84" calcext:value-type="float">
            <text:p>84</text:p>
          </table:table-cell>
          <table:table-cell table:formula="of:=[.A447]*[.C447]" office:value-type="float" office:value="37464" calcext:value-type="float">
            <text:p>3746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LOG([.C448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448]*[.C448]" office:value-type="float" office:value="31737" calcext:value-type="float">
            <text:p>3173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LOG([.C449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  <table:table-cell table:formula="of:=[.A449]*[.C449]" office:value-type="float" office:value="34944" calcext:value-type="float">
            <text:p>3494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LOG([.C450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450]*[.C450]" office:value-type="float" office:value="31879" calcext:value-type="float">
            <text:p>3187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LOG([.C451])" office:value-type="float" office:value="1.7481880270062" calcext:value-type="float">
            <text:p>1.748188027</text:p>
          </table:table-cell>
          <table:table-cell office:value-type="float" office:value="56" calcext:value-type="float">
            <text:p>56</text:p>
          </table:table-cell>
          <table:table-cell table:formula="of:=[.A451]*[.C451]" office:value-type="float" office:value="25200" calcext:value-type="float">
            <text:p>2520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LOG([.C452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452]*[.C452]" office:value-type="float" office:value="41943" calcext:value-type="float">
            <text:p>4194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LOG([.C453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453]*[.C453]" office:value-type="float" office:value="40228" calcext:value-type="float">
            <text:p>4022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LOG([.C454])" office:value-type="float" office:value="1.97772360528885" calcext:value-type="float">
            <text:p>1.9777236053</text:p>
          </table:table-cell>
          <table:table-cell office:value-type="float" office:value="95" calcext:value-type="float">
            <text:p>95</text:p>
          </table:table-cell>
          <table:table-cell table:formula="of:=[.A454]*[.C454]" office:value-type="float" office:value="43035" calcext:value-type="float">
            <text:p>43035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LOG([.C455])" office:value-type="float" office:value="1.95424250943932" calcext:value-type="float">
            <text:p>1.9542425094</text:p>
          </table:table-cell>
          <table:table-cell office:value-type="float" office:value="90" calcext:value-type="float">
            <text:p>90</text:p>
          </table:table-cell>
          <table:table-cell table:formula="of:=[.A455]*[.C455]" office:value-type="float" office:value="40860" calcext:value-type="float">
            <text:p>4086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LOG([.C456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456]*[.C456]" office:value-type="float" office:value="34580" calcext:value-type="float">
            <text:p>3458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LOG([.C457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457]*[.C457]" office:value-type="float" office:value="33744" calcext:value-type="float">
            <text:p>3374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LOG([.C458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458]*[.C458]" office:value-type="float" office:value="42044" calcext:value-type="float">
            <text:p>4204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LOG([.C459])" office:value-type="float" office:value="1.86923171973098" calcext:value-type="float">
            <text:p>1.8692317197</text:p>
          </table:table-cell>
          <table:table-cell office:value-type="float" office:value="74" calcext:value-type="float">
            <text:p>74</text:p>
          </table:table-cell>
          <table:table-cell table:formula="of:=[.A459]*[.C459]" office:value-type="float" office:value="33892" calcext:value-type="float">
            <text:p>33892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LOG([.C460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460]*[.C460]" office:value-type="float" office:value="37179" calcext:value-type="float">
            <text:p>3717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LOG([.C461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  <table:table-cell table:formula="of:=[.A461]*[.C461]" office:value-type="float" office:value="41860" calcext:value-type="float">
            <text:p>4186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LOG([.C462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462]*[.C462]" office:value-type="float" office:value="41029" calcext:value-type="float">
            <text:p>4102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LOG([.C463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463]*[.C463]" office:value-type="float" office:value="36498" calcext:value-type="float">
            <text:p>3649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LOG([.C464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  <table:table-cell table:formula="of:=[.A464]*[.C464]" office:value-type="float" office:value="43522" calcext:value-type="float">
            <text:p>4352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LOG([.C465])" office:value-type="float" office:value="1.88081359228079" calcext:value-type="float">
            <text:p>1.8808135923</text:p>
          </table:table-cell>
          <table:table-cell office:value-type="float" office:value="76" calcext:value-type="float">
            <text:p>76</text:p>
          </table:table-cell>
          <table:table-cell table:formula="of:=[.A465]*[.C465]" office:value-type="float" office:value="35264" calcext:value-type="float">
            <text:p>3526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LOG([.C466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  <table:table-cell table:formula="of:=[.A466]*[.C466]" office:value-type="float" office:value="42315" calcext:value-type="float">
            <text:p>4231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LOG([.C467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467]*[.C467]" office:value-type="float" office:value="43338" calcext:value-type="float">
            <text:p>4333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LOG([.C468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  <table:table-cell table:formula="of:=[.A468]*[.C468]" office:value-type="float" office:value="54639" calcext:value-type="float">
            <text:p>5463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LOG([.C469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A469]*[.C469]" office:value-type="float" office:value="46800" calcext:value-type="float">
            <text:p>4680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LOG([.C470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470]*[.C470]" office:value-type="float" office:value="41741" calcext:value-type="float">
            <text:p>4174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LOG([.C471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471]*[.C471]" office:value-type="float" office:value="43710" calcext:value-type="float">
            <text:p>4371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LOG([.C472])" office:value-type="float" office:value="1.97772360528885" calcext:value-type="float">
            <text:p>1.9777236053</text:p>
          </table:table-cell>
          <table:table-cell office:value-type="float" office:value="95" calcext:value-type="float">
            <text:p>95</text:p>
          </table:table-cell>
          <table:table-cell table:formula="of:=[.A472]*[.C472]" office:value-type="float" office:value="44745" calcext:value-type="float">
            <text:p>4474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LOG([.C473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  <table:table-cell table:formula="of:=[.A473]*[.C473]" office:value-type="float" office:value="38704" calcext:value-type="float">
            <text:p>3870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LOG([.C474])" office:value-type="float" office:value="2.02938377768521" calcext:value-type="float">
            <text:p>2.0293837777</text:p>
          </table:table-cell>
          <table:table-cell office:value-type="float" office:value="107" calcext:value-type="float">
            <text:p>107</text:p>
          </table:table-cell>
          <table:table-cell table:formula="of:=[.A474]*[.C474]" office:value-type="float" office:value="50611" calcext:value-type="float">
            <text:p>5061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LOG([.C475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  <table:table-cell table:formula="of:=[.A475]*[.C475]" office:value-type="float" office:value="51666" calcext:value-type="float">
            <text:p>5166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LOG([.C476])" office:value-type="float" office:value="2.05307844348342" calcext:value-type="float">
            <text:p>2.0530784435</text:p>
          </table:table-cell>
          <table:table-cell office:value-type="float" office:value="113" calcext:value-type="float">
            <text:p>113</text:p>
          </table:table-cell>
          <table:table-cell table:formula="of:=[.A476]*[.C476]" office:value-type="float" office:value="53675" calcext:value-type="float">
            <text:p>5367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LOG([.C477])" office:value-type="float" office:value="2.05690485133647" calcext:value-type="float">
            <text:p>2.0569048513</text:p>
          </table:table-cell>
          <table:table-cell office:value-type="float" office:value="114" calcext:value-type="float">
            <text:p>114</text:p>
          </table:table-cell>
          <table:table-cell table:formula="of:=[.A477]*[.C477]" office:value-type="float" office:value="54264" calcext:value-type="float">
            <text:p>54264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LOG([.C478])" office:value-type="float" office:value="2.02118929906994" calcext:value-type="float">
            <text:p>2.0211892991</text:p>
          </table:table-cell>
          <table:table-cell office:value-type="float" office:value="105" calcext:value-type="float">
            <text:p>105</text:p>
          </table:table-cell>
          <table:table-cell table:formula="of:=[.A478]*[.C478]" office:value-type="float" office:value="50085" calcext:value-type="float">
            <text:p>5008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LOG([.C479])" office:value-type="float" office:value="1.96378782734556" calcext:value-type="float">
            <text:p>1.9637878273</text:p>
          </table:table-cell>
          <table:table-cell office:value-type="float" office:value="92" calcext:value-type="float">
            <text:p>92</text:p>
          </table:table-cell>
          <table:table-cell table:formula="of:=[.A479]*[.C479]" office:value-type="float" office:value="43976" calcext:value-type="float">
            <text:p>4397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LOG([.C480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  <table:table-cell table:formula="of:=[.A480]*[.C480]" office:value-type="float" office:value="45026" calcext:value-type="float">
            <text:p>4502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LOG([.C481])" office:value-type="float" office:value="2.00860017176192" calcext:value-type="float">
            <text:p>2.0086001718</text:p>
          </table:table-cell>
          <table:table-cell office:value-type="float" office:value="102" calcext:value-type="float">
            <text:p>102</text:p>
          </table:table-cell>
          <table:table-cell table:formula="of:=[.A481]*[.C481]" office:value-type="float" office:value="48960" calcext:value-type="float">
            <text:p>4896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LOG([.C482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  <table:table-cell table:formula="of:=[.A482]*[.C482]" office:value-type="float" office:value="50986" calcext:value-type="float">
            <text:p>5098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OG([.C483])" office:value-type="float" office:value="2.12057393120585" calcext:value-type="float">
            <text:p>2.1205739312</text:p>
          </table:table-cell>
          <table:table-cell office:value-type="float" office:value="132" calcext:value-type="float">
            <text:p>132</text:p>
          </table:table-cell>
          <table:table-cell table:formula="of:=[.A483]*[.C483]" office:value-type="float" office:value="63624" calcext:value-type="float">
            <text:p>6362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LOG([.C484])" office:value-type="float" office:value="2.03742649794062" calcext:value-type="float">
            <text:p>2.0374264979</text:p>
          </table:table-cell>
          <table:table-cell office:value-type="float" office:value="109" calcext:value-type="float">
            <text:p>109</text:p>
          </table:table-cell>
          <table:table-cell table:formula="of:=[.A484]*[.C484]" office:value-type="float" office:value="52647" calcext:value-type="float">
            <text:p>5264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LOG([.C485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  <table:table-cell table:formula="of:=[.A485]*[.C485]" office:value-type="float" office:value="51304" calcext:value-type="float">
            <text:p>513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LOG([.C486])" office:value-type="float" office:value="2.09342168516224" calcext:value-type="float">
            <text:p>2.0934216852</text:p>
          </table:table-cell>
          <table:table-cell office:value-type="float" office:value="124" calcext:value-type="float">
            <text:p>124</text:p>
          </table:table-cell>
          <table:table-cell table:formula="of:=[.A486]*[.C486]" office:value-type="float" office:value="60140" calcext:value-type="float">
            <text:p>6014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LOG([.C487])" office:value-type="float" office:value="2.08635983067475" calcext:value-type="float">
            <text:p>2.0863598307</text:p>
          </table:table-cell>
          <table:table-cell office:value-type="float" office:value="122" calcext:value-type="float">
            <text:p>122</text:p>
          </table:table-cell>
          <table:table-cell table:formula="of:=[.A487]*[.C487]" office:value-type="float" office:value="59292" calcext:value-type="float">
            <text:p>59292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LOG([.C488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  <table:table-cell table:formula="of:=[.A488]*[.C488]" office:value-type="float" office:value="63310" calcext:value-type="float">
            <text:p>6331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LOG([.C489])" office:value-type="float" office:value="2.12385164096709" calcext:value-type="float">
            <text:p>2.123851641</text:p>
          </table:table-cell>
          <table:table-cell office:value-type="float" office:value="133" calcext:value-type="float">
            <text:p>133</text:p>
          </table:table-cell>
          <table:table-cell table:formula="of:=[.A489]*[.C489]" office:value-type="float" office:value="64904" calcext:value-type="float">
            <text:p>6490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LOG([.C490])" office:value-type="float" office:value="2.11727129565576" calcext:value-type="float">
            <text:p>2.1172712957</text:p>
          </table:table-cell>
          <table:table-cell office:value-type="float" office:value="131" calcext:value-type="float">
            <text:p>131</text:p>
          </table:table-cell>
          <table:table-cell table:formula="of:=[.A490]*[.C490]" office:value-type="float" office:value="64059" calcext:value-type="float">
            <text:p>6405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LOG([.C491])" office:value-type="float" office:value="2.15836249209525" calcext:value-type="float">
            <text:p>2.1583624921</text:p>
          </table:table-cell>
          <table:table-cell office:value-type="float" office:value="144" calcext:value-type="float">
            <text:p>144</text:p>
          </table:table-cell>
          <table:table-cell table:formula="of:=[.A491]*[.C491]" office:value-type="float" office:value="70560" calcext:value-type="float">
            <text:p>7056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LOG([.C492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  <table:table-cell table:formula="of:=[.A492]*[.C492]" office:value-type="float" office:value="66776" calcext:value-type="float">
            <text:p>6677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LOG([.C493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  <table:table-cell table:formula="of:=[.A493]*[.C493]" office:value-type="float" office:value="74784" calcext:value-type="float">
            <text:p>7478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LOG([.C494])" office:value-type="float" office:value="2.12710479836481" calcext:value-type="float">
            <text:p>2.1271047984</text:p>
          </table:table-cell>
          <table:table-cell office:value-type="float" office:value="134" calcext:value-type="float">
            <text:p>134</text:p>
          </table:table-cell>
          <table:table-cell table:formula="of:=[.A494]*[.C494]" office:value-type="float" office:value="66062" calcext:value-type="float">
            <text:p>6606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LOG([.C495])" office:value-type="float" office:value="2.1846914308176" calcext:value-type="float">
            <text:p>2.1846914308</text:p>
          </table:table-cell>
          <table:table-cell office:value-type="float" office:value="153" calcext:value-type="float">
            <text:p>153</text:p>
          </table:table-cell>
          <table:table-cell table:formula="of:=[.A495]*[.C495]" office:value-type="float" office:value="75582" calcext:value-type="float">
            <text:p>7558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LOG([.C496])" office:value-type="float" office:value="2.16435285578444" calcext:value-type="float">
            <text:p>2.1643528558</text:p>
          </table:table-cell>
          <table:table-cell office:value-type="float" office:value="146" calcext:value-type="float">
            <text:p>146</text:p>
          </table:table-cell>
          <table:table-cell table:formula="of:=[.A496]*[.C496]" office:value-type="float" office:value="72270" calcext:value-type="float">
            <text:p>7227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LOG([.C497])" office:value-type="float" office:value="2.18184358794477" calcext:value-type="float">
            <text:p>2.1818435879</text:p>
          </table:table-cell>
          <table:table-cell office:value-type="float" office:value="152" calcext:value-type="float">
            <text:p>152</text:p>
          </table:table-cell>
          <table:table-cell table:formula="of:=[.A497]*[.C497]" office:value-type="float" office:value="75392" calcext:value-type="float">
            <text:p>7539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LOG([.C498])" office:value-type="float" office:value="2.2405492482826" calcext:value-type="float">
            <text:p>2.2405492483</text:p>
          </table:table-cell>
          <table:table-cell office:value-type="float" office:value="174" calcext:value-type="float">
            <text:p>174</text:p>
          </table:table-cell>
          <table:table-cell table:formula="of:=[.A498]*[.C498]" office:value-type="float" office:value="86478" calcext:value-type="float">
            <text:p>8647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LOG([.C499])" office:value-type="float" office:value="2.23552844690755" calcext:value-type="float">
            <text:p>2.2355284469</text:p>
          </table:table-cell>
          <table:table-cell office:value-type="float" office:value="172" calcext:value-type="float">
            <text:p>172</text:p>
          </table:table-cell>
          <table:table-cell table:formula="of:=[.A499]*[.C499]" office:value-type="float" office:value="85656" calcext:value-type="float">
            <text:p>8565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LOG([.C500])" office:value-type="float" office:value="2.25285303097989" calcext:value-type="float">
            <text:p>2.252853031</text:p>
          </table:table-cell>
          <table:table-cell office:value-type="float" office:value="179" calcext:value-type="float">
            <text:p>179</text:p>
          </table:table-cell>
          <table:table-cell table:formula="of:=[.A500]*[.C500]" office:value-type="float" office:value="89321" calcext:value-type="float">
            <text:p>8932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LOG([.C501])" office:value-type="float" office:value="2.25527250510331" calcext:value-type="float">
            <text:p>2.2552725051</text:p>
          </table:table-cell>
          <table:table-cell office:value-type="float" office:value="180" calcext:value-type="float">
            <text:p>180</text:p>
          </table:table-cell>
          <table:table-cell table:formula="of:=[.A501]*[.C501]" office:value-type="float" office:value="90000" calcext:value-type="float">
            <text:p>9000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LOG([.C502])" office:value-type="float" office:value="2.27415784926368" calcext:value-type="float">
            <text:p>2.2741578493</text:p>
          </table:table-cell>
          <table:table-cell office:value-type="float" office:value="188" calcext:value-type="float">
            <text:p>188</text:p>
          </table:table-cell>
          <table:table-cell table:formula="of:=[.A502]*[.C502]" office:value-type="float" office:value="94188" calcext:value-type="float">
            <text:p>9418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LOG([.C503])" office:value-type="float" office:value="2.28330122870355" calcext:value-type="float">
            <text:p>2.2833012287</text:p>
          </table:table-cell>
          <table:table-cell office:value-type="float" office:value="192" calcext:value-type="float">
            <text:p>192</text:p>
          </table:table-cell>
          <table:table-cell table:formula="of:=[.A503]*[.C503]" office:value-type="float" office:value="96384" calcext:value-type="float">
            <text:p>9638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LOG([.C504])" office:value-type="float" office:value="2.2405492482826" calcext:value-type="float">
            <text:p>2.2405492483</text:p>
          </table:table-cell>
          <table:table-cell office:value-type="float" office:value="174" calcext:value-type="float">
            <text:p>174</text:p>
          </table:table-cell>
          <table:table-cell table:formula="of:=[.A504]*[.C504]" office:value-type="float" office:value="87522" calcext:value-type="float">
            <text:p>8752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LOG([.C505])" office:value-type="float" office:value="2.33645973384853" calcext:value-type="float">
            <text:p>2.3364597338</text:p>
          </table:table-cell>
          <table:table-cell office:value-type="float" office:value="217" calcext:value-type="float">
            <text:p>217</text:p>
          </table:table-cell>
          <table:table-cell table:formula="of:=[.A505]*[.C505]" office:value-type="float" office:value="109368" calcext:value-type="float">
            <text:p>10936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LOG([.C506])" office:value-type="float" office:value="2.3654879848909" calcext:value-type="float">
            <text:p>2.3654879849</text:p>
          </table:table-cell>
          <table:table-cell office:value-type="float" office:value="232" calcext:value-type="float">
            <text:p>232</text:p>
          </table:table-cell>
          <table:table-cell table:formula="of:=[.A506]*[.C506]" office:value-type="float" office:value="117160" calcext:value-type="float">
            <text:p>11716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LOG([.C507])" office:value-type="float" office:value="2.32428245529769" calcext:value-type="float">
            <text:p>2.3242824553</text:p>
          </table:table-cell>
          <table:table-cell office:value-type="float" office:value="211" calcext:value-type="float">
            <text:p>211</text:p>
          </table:table-cell>
          <table:table-cell table:formula="of:=[.A507]*[.C507]" office:value-type="float" office:value="106766" calcext:value-type="float">
            <text:p>10676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LOG([.C508])" office:value-type="float" office:value="2.4345689040342" calcext:value-type="float">
            <text:p>2.434568904</text:p>
          </table:table-cell>
          <table:table-cell office:value-type="float" office:value="272" calcext:value-type="float">
            <text:p>272</text:p>
          </table:table-cell>
          <table:table-cell table:formula="of:=[.A508]*[.C508]" office:value-type="float" office:value="137904" calcext:value-type="float">
            <text:p>13790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LOG([.C509])" office:value-type="float" office:value="2.46686762035411" calcext:value-type="float">
            <text:p>2.4668676204</text:p>
          </table:table-cell>
          <table:table-cell office:value-type="float" office:value="293" calcext:value-type="float">
            <text:p>293</text:p>
          </table:table-cell>
          <table:table-cell table:formula="of:=[.A509]*[.C509]" office:value-type="float" office:value="148844" calcext:value-type="float">
            <text:p>148844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LOG([.C510])" office:value-type="float" office:value="2.51587384371168" calcext:value-type="float">
            <text:p>2.5158738437</text:p>
          </table:table-cell>
          <table:table-cell office:value-type="float" office:value="328" calcext:value-type="float">
            <text:p>328</text:p>
          </table:table-cell>
          <table:table-cell table:formula="of:=[.A510]*[.C510]" office:value-type="float" office:value="166952" calcext:value-type="float">
            <text:p>16695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LOG([.C511])" office:value-type="float" office:value="2.59328606702046" calcext:value-type="float">
            <text:p>2.593286067</text:p>
          </table:table-cell>
          <table:table-cell office:value-type="float" office:value="392" calcext:value-type="float">
            <text:p>392</text:p>
          </table:table-cell>
          <table:table-cell table:formula="of:=[.A511]*[.C511]" office:value-type="float" office:value="199920" calcext:value-type="float">
            <text:p>19992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LOG([.C512])" office:value-type="float" office:value="2.66838591669" calcext:value-type="float">
            <text:p>2.6683859167</text:p>
          </table:table-cell>
          <table:table-cell office:value-type="float" office:value="466" calcext:value-type="float">
            <text:p>466</text:p>
          </table:table-cell>
          <table:table-cell table:formula="of:=[.A512]*[.C512]" office:value-type="float" office:value="238126" calcext:value-type="float">
            <text:p>23812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LOG([.C513])" office:value-type="float" office:value="2.92531209149965" calcext:value-type="float">
            <text:p>2.9253120915</text:p>
          </table:table-cell>
          <table:table-cell office:value-type="float" office:value="842" calcext:value-type="float">
            <text:p>842</text:p>
          </table:table-cell>
          <table:table-cell table:formula="of:=[.A513]*[.C513]" office:value-type="float" office:value="431104" calcext:value-type="float">
            <text:p>43110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LOG([.C514])" office:value-type="float" office:value="2.62531245096167" calcext:value-type="float">
            <text:p>2.625312451</text:p>
          </table:table-cell>
          <table:table-cell office:value-type="float" office:value="422" calcext:value-type="float">
            <text:p>422</text:p>
          </table:table-cell>
          <table:table-cell table:formula="of:=[.A514]*[.C514]" office:value-type="float" office:value="216486" calcext:value-type="float">
            <text:p>21648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LOG([.C515])" office:value-type="float" office:value="2.52633927738984" calcext:value-type="float">
            <text:p>2.5263392774</text:p>
          </table:table-cell>
          <table:table-cell office:value-type="float" office:value="336" calcext:value-type="float">
            <text:p>336</text:p>
          </table:table-cell>
          <table:table-cell table:formula="of:=[.A515]*[.C515]" office:value-type="float" office:value="172704" calcext:value-type="float">
            <text:p>17270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LOG([.C516])" office:value-type="float" office:value="2.45178643552429" calcext:value-type="float">
            <text:p>2.4517864355</text:p>
          </table:table-cell>
          <table:table-cell office:value-type="float" office:value="283" calcext:value-type="float">
            <text:p>283</text:p>
          </table:table-cell>
          <table:table-cell table:formula="of:=[.A516]*[.C516]" office:value-type="float" office:value="145745" calcext:value-type="float">
            <text:p>14574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LOG([.C517])" office:value-type="float" office:value="2.35024801833416" calcext:value-type="float">
            <text:p>2.3502480183</text:p>
          </table:table-cell>
          <table:table-cell office:value-type="float" office:value="224" calcext:value-type="float">
            <text:p>224</text:p>
          </table:table-cell>
          <table:table-cell table:formula="of:=[.A517]*[.C517]" office:value-type="float" office:value="115584" calcext:value-type="float">
            <text:p>11558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LOG([.C518])" office:value-type="float" office:value="2.29885307640971" calcext:value-type="float">
            <text:p>2.2988530764</text:p>
          </table:table-cell>
          <table:table-cell office:value-type="float" office:value="199" calcext:value-type="float">
            <text:p>199</text:p>
          </table:table-cell>
          <table:table-cell table:formula="of:=[.A518]*[.C518]" office:value-type="float" office:value="102883" calcext:value-type="float">
            <text:p>10288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LOG([.C519])" office:value-type="float" office:value="2.25285303097989" calcext:value-type="float">
            <text:p>2.252853031</text:p>
          </table:table-cell>
          <table:table-cell office:value-type="float" office:value="179" calcext:value-type="float">
            <text:p>179</text:p>
          </table:table-cell>
          <table:table-cell table:formula="of:=[.A519]*[.C519]" office:value-type="float" office:value="92722" calcext:value-type="float">
            <text:p>92722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LOG([.C520])" office:value-type="float" office:value="2.2405492482826" calcext:value-type="float">
            <text:p>2.2405492483</text:p>
          </table:table-cell>
          <table:table-cell office:value-type="float" office:value="174" calcext:value-type="float">
            <text:p>174</text:p>
          </table:table-cell>
          <table:table-cell table:formula="of:=[.A520]*[.C520]" office:value-type="float" office:value="90306" calcext:value-type="float">
            <text:p>9030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LOG([.C521])" office:value-type="float" office:value="2.18752072083646" calcext:value-type="float">
            <text:p>2.1875207208</text:p>
          </table:table-cell>
          <table:table-cell office:value-type="float" office:value="154" calcext:value-type="float">
            <text:p>154</text:p>
          </table:table-cell>
          <table:table-cell table:formula="of:=[.A521]*[.C521]" office:value-type="float" office:value="80080" calcext:value-type="float">
            <text:p>8008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LOG([.C522])" office:value-type="float" office:value="2.13987908640124" calcext:value-type="float">
            <text:p>2.1398790864</text:p>
          </table:table-cell>
          <table:table-cell office:value-type="float" office:value="138" calcext:value-type="float">
            <text:p>138</text:p>
          </table:table-cell>
          <table:table-cell table:formula="of:=[.A522]*[.C522]" office:value-type="float" office:value="71898" calcext:value-type="float">
            <text:p>71898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LOG([.C523])" office:value-type="float" office:value="2.13353890837022" calcext:value-type="float">
            <text:p>2.1335389084</text:p>
          </table:table-cell>
          <table:table-cell office:value-type="float" office:value="136" calcext:value-type="float">
            <text:p>136</text:p>
          </table:table-cell>
          <table:table-cell table:formula="of:=[.A523]*[.C523]" office:value-type="float" office:value="70992" calcext:value-type="float">
            <text:p>7099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LOG([.C524])" office:value-type="float" office:value="2.18752072083646" calcext:value-type="float">
            <text:p>2.1875207208</text:p>
          </table:table-cell>
          <table:table-cell office:value-type="float" office:value="154" calcext:value-type="float">
            <text:p>154</text:p>
          </table:table-cell>
          <table:table-cell table:formula="of:=[.A524]*[.C524]" office:value-type="float" office:value="80542" calcext:value-type="float">
            <text:p>8054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LOG([.C525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  <table:table-cell table:formula="of:=[.A525]*[.C525]" office:value-type="float" office:value="62356" calcext:value-type="float">
            <text:p>6235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LOG([.C526])" office:value-type="float" office:value="2.01703333929878" calcext:value-type="float">
            <text:p>2.0170333393</text:p>
          </table:table-cell>
          <table:table-cell office:value-type="float" office:value="104" calcext:value-type="float">
            <text:p>104</text:p>
          </table:table-cell>
          <table:table-cell table:formula="of:=[.A526]*[.C526]" office:value-type="float" office:value="54600" calcext:value-type="float">
            <text:p>5460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LOG([.C527])" office:value-type="float" office:value="2.07554696139253" calcext:value-type="float">
            <text:p>2.0755469614</text:p>
          </table:table-cell>
          <table:table-cell office:value-type="float" office:value="119" calcext:value-type="float">
            <text:p>119</text:p>
          </table:table-cell>
          <table:table-cell table:formula="of:=[.A527]*[.C527]" office:value-type="float" office:value="62594" calcext:value-type="float">
            <text:p>6259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LOG([.C528])" office:value-type="float" office:value="2.06818586174616" calcext:value-type="float">
            <text:p>2.0681858617</text:p>
          </table:table-cell>
          <table:table-cell office:value-type="float" office:value="117" calcext:value-type="float">
            <text:p>117</text:p>
          </table:table-cell>
          <table:table-cell table:formula="of:=[.A528]*[.C528]" office:value-type="float" office:value="61659" calcext:value-type="float">
            <text:p>6165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LOG([.C529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  <table:table-cell table:formula="of:=[.A529]*[.C529]" office:value-type="float" office:value="48048" calcext:value-type="float">
            <text:p>4804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LOG([.C530])" office:value-type="float" office:value="1.98677173426624" calcext:value-type="float">
            <text:p>1.9867717343</text:p>
          </table:table-cell>
          <table:table-cell office:value-type="float" office:value="97" calcext:value-type="float">
            <text:p>97</text:p>
          </table:table-cell>
          <table:table-cell table:formula="of:=[.A530]*[.C530]" office:value-type="float" office:value="51313" calcext:value-type="float">
            <text:p>5131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LOG([.C531])" office:value-type="float" office:value="1.96848294855394" calcext:value-type="float">
            <text:p>1.9684829486</text:p>
          </table:table-cell>
          <table:table-cell office:value-type="float" office:value="93" calcext:value-type="float">
            <text:p>93</text:p>
          </table:table-cell>
          <table:table-cell table:formula="of:=[.A531]*[.C531]" office:value-type="float" office:value="49290" calcext:value-type="float">
            <text:p>4929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LOG([.C532])" office:value-type="float" office:value="1.9731278535997" calcext:value-type="float">
            <text:p>1.9731278536</text:p>
          </table:table-cell>
          <table:table-cell office:value-type="float" office:value="94" calcext:value-type="float">
            <text:p>94</text:p>
          </table:table-cell>
          <table:table-cell table:formula="of:=[.A532]*[.C532]" office:value-type="float" office:value="49914" calcext:value-type="float">
            <text:p>4991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LOG([.C533])" office:value-type="float" office:value="1.95904139232109" calcext:value-type="float">
            <text:p>1.9590413923</text:p>
          </table:table-cell>
          <table:table-cell office:value-type="float" office:value="91" calcext:value-type="float">
            <text:p>91</text:p>
          </table:table-cell>
          <table:table-cell table:formula="of:=[.A533]*[.C533]" office:value-type="float" office:value="48412" calcext:value-type="float">
            <text:p>4841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LOG([.C534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534]*[.C534]" office:value-type="float" office:value="42640" calcext:value-type="float">
            <text:p>4264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LOG([.C535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535]*[.C535]" office:value-type="float" office:value="37914" calcext:value-type="float">
            <text:p>3791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LOG([.C536])" office:value-type="float" office:value="1.98227123303957" calcext:value-type="float">
            <text:p>1.982271233</text:p>
          </table:table-cell>
          <table:table-cell office:value-type="float" office:value="96" calcext:value-type="float">
            <text:p>96</text:p>
          </table:table-cell>
          <table:table-cell table:formula="of:=[.A536]*[.C536]" office:value-type="float" office:value="51360" calcext:value-type="float">
            <text:p>5136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LOG([.C537])" office:value-type="float" office:value="1.86332286012046" calcext:value-type="float">
            <text:p>1.8633228601</text:p>
          </table:table-cell>
          <table:table-cell office:value-type="float" office:value="73" calcext:value-type="float">
            <text:p>73</text:p>
          </table:table-cell>
          <table:table-cell table:formula="of:=[.A537]*[.C537]" office:value-type="float" office:value="39128" calcext:value-type="float">
            <text:p>3912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LOG([.C538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538]*[.C538]" office:value-type="float" office:value="42960" calcext:value-type="float">
            <text:p>4296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LOG([.C539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539]*[.C539]" office:value-type="float" office:value="29590" calcext:value-type="float">
            <text:p>2959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LOG([.C540])" office:value-type="float" office:value="1.90848501887865" calcext:value-type="float">
            <text:p>1.9084850189</text:p>
          </table:table-cell>
          <table:table-cell office:value-type="float" office:value="81" calcext:value-type="float">
            <text:p>81</text:p>
          </table:table-cell>
          <table:table-cell table:formula="of:=[.A540]*[.C540]" office:value-type="float" office:value="43659" calcext:value-type="float">
            <text:p>4365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LOG([.C541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541]*[.C541]" office:value-type="float" office:value="36720" calcext:value-type="float">
            <text:p>3672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LOG([.C542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542]*[.C542]" office:value-type="float" office:value="48149" calcext:value-type="float">
            <text:p>48149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LOG([.C543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543]*[.C543]" office:value-type="float" office:value="30894" calcext:value-type="float">
            <text:p>3089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LOG([.C544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544]*[.C544]" office:value-type="float" office:value="34752" calcext:value-type="float">
            <text:p>3475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LOG([.C545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545]*[.C545]" office:value-type="float" office:value="31552" calcext:value-type="float">
            <text:p>31552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LOG([.C546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546]*[.C546]" office:value-type="float" office:value="31610" calcext:value-type="float">
            <text:p>31610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LOG([.C547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547]*[.C547]" office:value-type="float" office:value="34398" calcext:value-type="float">
            <text:p>3439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LOG([.C548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548]*[.C548]" office:value-type="float" office:value="31726" calcext:value-type="float">
            <text:p>3172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LOG([.C549])" office:value-type="float" office:value="1.75587485567249" calcext:value-type="float">
            <text:p>1.7558748557</text:p>
          </table:table-cell>
          <table:table-cell office:value-type="float" office:value="57" calcext:value-type="float">
            <text:p>57</text:p>
          </table:table-cell>
          <table:table-cell table:formula="of:=[.A549]*[.C549]" office:value-type="float" office:value="31236" calcext:value-type="float">
            <text:p>3123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LOG([.C55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550]*[.C550]" office:value-type="float" office:value="34587" calcext:value-type="float">
            <text:p>3458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LOG([.C551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551]*[.C551]" office:value-type="float" office:value="33000" calcext:value-type="float">
            <text:p>3300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LOG([.C552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552]*[.C552]" office:value-type="float" office:value="29203" calcext:value-type="float">
            <text:p>2920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LOG([.C553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553]*[.C553]" office:value-type="float" office:value="28704" calcext:value-type="float">
            <text:p>28704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LOG([.C554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554]*[.C554]" office:value-type="float" office:value="35392" calcext:value-type="float">
            <text:p>3539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LOG([.C555])" office:value-type="float" office:value="1.65321251377534" calcext:value-type="float">
            <text:p>1.6532125138</text:p>
          </table:table-cell>
          <table:table-cell office:value-type="float" office:value="45" calcext:value-type="float">
            <text:p>45</text:p>
          </table:table-cell>
          <table:table-cell table:formula="of:=[.A555]*[.C555]" office:value-type="float" office:value="24930" calcext:value-type="float">
            <text:p>24930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LOG([.C556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556]*[.C556]" office:value-type="float" office:value="23310" calcext:value-type="float">
            <text:p>23310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LOG([.C557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557]*[.C557]" office:value-type="float" office:value="30580" calcext:value-type="float">
            <text:p>3058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LOG([.C558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558]*[.C558]" office:value-type="float" office:value="32306" calcext:value-type="float">
            <text:p>3230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LOG([.C559])" office:value-type="float" office:value="1.83884909073726" calcext:value-type="float">
            <text:p>1.8388490907</text:p>
          </table:table-cell>
          <table:table-cell office:value-type="float" office:value="69" calcext:value-type="float">
            <text:p>69</text:p>
          </table:table-cell>
          <table:table-cell table:formula="of:=[.A559]*[.C559]" office:value-type="float" office:value="38502" calcext:value-type="float">
            <text:p>38502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LOG([.C560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560]*[.C560]" office:value-type="float" office:value="25714" calcext:value-type="float">
            <text:p>2571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LOG([.C561])" office:value-type="float" office:value="1.72427586960079" calcext:value-type="float">
            <text:p>1.7242758696</text:p>
          </table:table-cell>
          <table:table-cell office:value-type="float" office:value="53" calcext:value-type="float">
            <text:p>53</text:p>
          </table:table-cell>
          <table:table-cell table:formula="of:=[.A561]*[.C561]" office:value-type="float" office:value="29680" calcext:value-type="float">
            <text:p>2968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OG([.C56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562]*[.C562]" office:value-type="float" office:value="21318" calcext:value-type="float">
            <text:p>2131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LOG([.C563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563]*[.C563]" office:value-type="float" office:value="23042" calcext:value-type="float">
            <text:p>23042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LOG([.C564])" office:value-type="float" office:value="1.6232492903979" calcext:value-type="float">
            <text:p>1.6232492904</text:p>
          </table:table-cell>
          <table:table-cell office:value-type="float" office:value="42" calcext:value-type="float">
            <text:p>42</text:p>
          </table:table-cell>
          <table:table-cell table:formula="of:=[.A564]*[.C564]" office:value-type="float" office:value="23646" calcext:value-type="float">
            <text:p>23646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LOG([.C565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565]*[.C565]" office:value-type="float" office:value="22560" calcext:value-type="float">
            <text:p>22560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LOG([.C566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566]*[.C566]" office:value-type="float" office:value="21470" calcext:value-type="float">
            <text:p>21470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LOG([.C567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567]*[.C567]" office:value-type="float" office:value="24338" calcext:value-type="float">
            <text:p>2433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LOG([.C568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568]*[.C568]" office:value-type="float" office:value="26082" calcext:value-type="float">
            <text:p>26082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LOG([.C56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569]*[.C569]" office:value-type="float" office:value="21584" calcext:value-type="float">
            <text:p>2158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LOG([.C570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570]*[.C570]" office:value-type="float" office:value="22760" calcext:value-type="float">
            <text:p>2276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LOG([.C571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571]*[.C571]" office:value-type="float" office:value="22230" calcext:value-type="float">
            <text:p>2223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LOG([.C572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  <table:table-cell table:formula="of:=[.A572]*[.C572]" office:value-type="float" office:value="29692" calcext:value-type="float">
            <text:p>2969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LOG([.C573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573]*[.C573]" office:value-type="float" office:value="20020" calcext:value-type="float">
            <text:p>2002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LOG([.C574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574]*[.C574]" office:value-type="float" office:value="19482" calcext:value-type="float">
            <text:p>1948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LOG([.C57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575]*[.C575]" office:value-type="float" office:value="18942" calcext:value-type="float">
            <text:p>1894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LOG([.C576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576]*[.C576]" office:value-type="float" office:value="20700" calcext:value-type="float">
            <text:p>20700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LOG([.C577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577]*[.C577]" office:value-type="float" office:value="19584" calcext:value-type="float">
            <text:p>19584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LOG([.C578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578]*[.C578]" office:value-type="float" office:value="21349" calcext:value-type="float">
            <text:p>21349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LOG([.C579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579]*[.C579]" office:value-type="float" office:value="24854" calcext:value-type="float">
            <text:p>2485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LOG([.C580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580]*[.C580]" office:value-type="float" office:value="23739" calcext:value-type="float">
            <text:p>2373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LOG([.C581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581]*[.C581]" office:value-type="float" office:value="19140" calcext:value-type="float">
            <text:p>1914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LOG([.C582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582]*[.C582]" office:value-type="float" office:value="26726" calcext:value-type="float">
            <text:p>2672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LOG([.C583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583]*[.C583]" office:value-type="float" office:value="18042" calcext:value-type="float">
            <text:p>1804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LOG([.C584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584]*[.C584]" office:value-type="float" office:value="22154" calcext:value-type="float">
            <text:p>2215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LOG([.C585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585]*[.C585]" office:value-type="float" office:value="18688" calcext:value-type="float">
            <text:p>18688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LOG([.C586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586]*[.C586]" office:value-type="float" office:value="23400" calcext:value-type="float">
            <text:p>23400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LOG([.C587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587]*[.C587]" office:value-type="float" office:value="19338" calcext:value-type="float">
            <text:p>19338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LOG([.C588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588]*[.C588]" office:value-type="float" office:value="20545" calcext:value-type="float">
            <text:p>20545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LOG([.C58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589]*[.C589]" office:value-type="float" office:value="14700" calcext:value-type="float">
            <text:p>1470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LOG([.C59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590]*[.C590]" office:value-type="float" office:value="17670" calcext:value-type="float">
            <text:p>1767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LOG([.C591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591]*[.C591]" office:value-type="float" office:value="18880" calcext:value-type="float">
            <text:p>1888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LOG([.C592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592]*[.C592]" office:value-type="float" office:value="19503" calcext:value-type="float">
            <text:p>19503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LOG([.C593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593]*[.C593]" office:value-type="float" office:value="15984" calcext:value-type="float">
            <text:p>15984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LOG([.C594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594]*[.C594]" office:value-type="float" office:value="19569" calcext:value-type="float">
            <text:p>19569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LOG([.C595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595]*[.C595]" office:value-type="float" office:value="27918" calcext:value-type="float">
            <text:p>27918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LOG([.C59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596]*[.C596]" office:value-type="float" office:value="16660" calcext:value-type="float">
            <text:p>1666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LOG([.C597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597]*[.C597]" office:value-type="float" office:value="19668" calcext:value-type="float">
            <text:p>19668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LOG([.C598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598]*[.C598]" office:value-type="float" office:value="23283" calcext:value-type="float">
            <text:p>23283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LOG([.C59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599]*[.C599]" office:value-type="float" office:value="14950" calcext:value-type="float">
            <text:p>1495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LOG([.C60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00]*[.C600]" office:value-type="float" office:value="17970" calcext:value-type="float">
            <text:p>1797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LOG([.C60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601]*[.C601]" office:value-type="float" office:value="10800" calcext:value-type="float">
            <text:p>1080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LOG([.C60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602]*[.C602]" office:value-type="float" office:value="22838" calcext:value-type="float">
            <text:p>2283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LOG([.C603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03]*[.C603]" office:value-type="float" office:value="19264" calcext:value-type="float">
            <text:p>19264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LOG([.C604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04]*[.C604]" office:value-type="float" office:value="16884" calcext:value-type="float">
            <text:p>1688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LOG([.C605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605]*[.C605]" office:value-type="float" office:value="17516" calcext:value-type="float">
            <text:p>17516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LOG([.C60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606]*[.C606]" office:value-type="float" office:value="12705" calcext:value-type="float">
            <text:p>12705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LOG([.C60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607]*[.C607]" office:value-type="float" office:value="17574" calcext:value-type="float">
            <text:p>17574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LOG([.C60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608]*[.C608]" office:value-type="float" office:value="13961" calcext:value-type="float">
            <text:p>13961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LOG([.C609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09]*[.C609]" office:value-type="float" office:value="19456" calcext:value-type="float">
            <text:p>1945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LOG([.C610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10]*[.C610]" office:value-type="float" office:value="17052" calcext:value-type="float">
            <text:p>1705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LOG([.C611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611]*[.C611]" office:value-type="float" office:value="22570" calcext:value-type="float">
            <text:p>2257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LOG([.C612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612]*[.C612]" office:value-type="float" office:value="15886" calcext:value-type="float">
            <text:p>15886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LOG([.C613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13]*[.C613]" office:value-type="float" office:value="18360" calcext:value-type="float">
            <text:p>1836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LOG([.C614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614]*[.C614]" office:value-type="float" office:value="22068" calcext:value-type="float">
            <text:p>2206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LOG([.C61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615]*[.C615]" office:value-type="float" office:value="15964" calcext:value-type="float">
            <text:p>1596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LOG([.C61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616]*[.C616]" office:value-type="float" office:value="20295" calcext:value-type="float">
            <text:p>2029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LOG([.C617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17]*[.C617]" office:value-type="float" office:value="18480" calcext:value-type="float">
            <text:p>1848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LOG([.C618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618]*[.C618]" office:value-type="float" office:value="20361" calcext:value-type="float">
            <text:p>20361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LOG([.C619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19]*[.C619]" office:value-type="float" office:value="18540" calcext:value-type="float">
            <text:p>18540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LOG([.C62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620]*[.C620]" office:value-type="float" office:value="13618" calcext:value-type="float">
            <text:p>1361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LOG([.C621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621]*[.C621]" office:value-type="float" office:value="19220" calcext:value-type="float">
            <text:p>1922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LOG([.C62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622]*[.C622]" office:value-type="float" office:value="19251" calcext:value-type="float">
            <text:p>19251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LOG([.C623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623]*[.C623]" office:value-type="float" office:value="12440" calcext:value-type="float">
            <text:p>124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LOG([.C624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624]*[.C624]" office:value-type="float" office:value="19313" calcext:value-type="float">
            <text:p>19313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LOG([.C625])" office:value-type="float" office:value="1.56820172406699" calcext:value-type="float">
            <text:p>1.5682017241</text:p>
          </table:table-cell>
          <table:table-cell office:value-type="float" office:value="37" calcext:value-type="float">
            <text:p>37</text:p>
          </table:table-cell>
          <table:table-cell table:formula="of:=[.A625]*[.C625]" office:value-type="float" office:value="23088" calcext:value-type="float">
            <text:p>2308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LOG([.C62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626]*[.C626]" office:value-type="float" office:value="20625" calcext:value-type="float">
            <text:p>20625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LOG([.C627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27]*[.C627]" office:value-type="float" office:value="17528" calcext:value-type="float">
            <text:p>1752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LOG([.C628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28]*[.C628]" office:value-type="float" office:value="20064" calcext:value-type="float">
            <text:p>20064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LOG([.C629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29]*[.C629]" office:value-type="float" office:value="20096" calcext:value-type="float">
            <text:p>2009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LOG([.C630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30]*[.C630]" office:value-type="float" office:value="20128" calcext:value-type="float">
            <text:p>2012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LOG([.C63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31]*[.C631]" office:value-type="float" office:value="15750" calcext:value-type="float">
            <text:p>1575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LOG([.C632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32]*[.C632]" office:value-type="float" office:value="17668" calcext:value-type="float">
            <text:p>1766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LOG([.C633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633]*[.C633]" office:value-type="float" office:value="18328" calcext:value-type="float">
            <text:p>18328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LOG([.C634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634]*[.C634]" office:value-type="float" office:value="18357" calcext:value-type="float">
            <text:p>18357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LOG([.C635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35]*[.C635]" office:value-type="float" office:value="19020" calcext:value-type="float">
            <text:p>1902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LOG([.C63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36]*[.C636]" office:value-type="float" office:value="17780" calcext:value-type="float">
            <text:p>17780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LOG([.C63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637]*[.C637]" office:value-type="float" office:value="18444" calcext:value-type="float">
            <text:p>1844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LOG([.C638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638]*[.C638]" office:value-type="float" office:value="13377" calcext:value-type="float">
            <text:p>1337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LOG([.C63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639]*[.C639]" office:value-type="float" office:value="14674" calcext:value-type="float">
            <text:p>1467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LOG([.C64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640]*[.C640]" office:value-type="float" office:value="14058" calcext:value-type="float">
            <text:p>1405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LOG([.C641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41]*[.C641]" office:value-type="float" office:value="17920" calcext:value-type="float">
            <text:p>1792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LOG([.C642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642]*[.C642]" office:value-type="float" office:value="24358" calcext:value-type="float">
            <text:p>24358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LOG([.C643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43]*[.C643]" office:value-type="float" office:value="19260" calcext:value-type="float">
            <text:p>19260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LOG([.C64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44]*[.C644]" office:value-type="float" office:value="16075" calcext:value-type="float">
            <text:p>1607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LOG([.C64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645]*[.C645]" office:value-type="float" office:value="21896" calcext:value-type="float">
            <text:p>21896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LOG([.C646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646]*[.C646]" office:value-type="float" office:value="21285" calcext:value-type="float">
            <text:p>2128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LOG([.C64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647]*[.C647]"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LOG([.C648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48]*[.C648]" office:value-type="float" office:value="18116" calcext:value-type="float">
            <text:p>1811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LOG([.C649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649]*[.C649]" office:value-type="float" office:value="18792" calcext:value-type="float">
            <text:p>18792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LOG([.C650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650]*[.C650]" office:value-type="float" office:value="15576" calcext:value-type="float">
            <text:p>1557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LOG([.C651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651]*[.C651]" office:value-type="float" office:value="11050" calcext:value-type="float">
            <text:p>1105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LOG([.C652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652]*[.C652]" office:value-type="float" office:value="14322" calcext:value-type="float">
            <text:p>1432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LOG([.C65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53]*[.C653]" office:value-type="float" office:value="16300" calcext:value-type="float">
            <text:p>1630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LOG([.C65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54]*[.C654]" office:value-type="float" office:value="16325" calcext:value-type="float">
            <text:p>16325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OG([.C65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655]*[.C655]" office:value-type="float" office:value="20274" calcext:value-type="float">
            <text:p>2027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LOG([.C656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656]*[.C656]" office:value-type="float" office:value="15720" calcext:value-type="float">
            <text:p>1572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LOG([.C657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57]*[.C657]" office:value-type="float" office:value="20992" calcext:value-type="float">
            <text:p>20992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LOG([.C65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58]*[.C658]" office:value-type="float" office:value="19710" calcext:value-type="float">
            <text:p>19710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LOG([.C659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59]*[.C659]" office:value-type="float" office:value="19740" calcext:value-type="float">
            <text:p>19740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LOG([.C660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660]*[.C660]" office:value-type="float" office:value="17793" calcext:value-type="float">
            <text:p>17793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LOG([.C661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661]*[.C661]"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LOG([.C662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662]*[.C662]" office:value-type="float" office:value="17847" calcext:value-type="float">
            <text:p>17847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LOG([.C66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63]*[.C663]" office:value-type="float" office:value="18536" calcext:value-type="float">
            <text:p>1853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LOG([.C66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664]*[.C664]" office:value-type="float" office:value="14586" calcext:value-type="float">
            <text:p>1458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LOG([.C66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665]*[.C665]" office:value-type="float" office:value="17264" calcext:value-type="float">
            <text:p>1726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LOG([.C66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666]*[.C666]" office:value-type="float" office:value="15295" calcext:value-type="float">
            <text:p>1529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LOG([.C667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67]*[.C667]" office:value-type="float" office:value="16650" calcext:value-type="float">
            <text:p>1665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LOG([.C66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668]*[.C668]" office:value-type="float" office:value="17342" calcext:value-type="float">
            <text:p>17342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LOG([.C669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669]*[.C669]" office:value-type="float" office:value="18704" calcext:value-type="float">
            <text:p>1870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LOG([.C67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670]*[.C670]" office:value-type="float" office:value="14718" calcext:value-type="float">
            <text:p>1471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LOG([.C67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671]*[.C671]" office:value-type="float" office:value="13400" calcext:value-type="float">
            <text:p>1340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LOG([.C672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672]*[.C672]" office:value-type="float" office:value="12749" calcext:value-type="float">
            <text:p>1274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LOG([.C673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673]*[.C673]" office:value-type="float" office:value="17472" calcext:value-type="float">
            <text:p>17472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LOG([.C674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674]*[.C674]" office:value-type="float" office:value="16152" calcext:value-type="float">
            <text:p>1615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LOG([.C67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675]*[.C675]" office:value-type="float" office:value="12132" calcext:value-type="float">
            <text:p>12132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LOG([.C676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676]*[.C676]"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LOG([.C67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677]*[.C677]" office:value-type="float" office:value="12844" calcext:value-type="float">
            <text:p>12844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LOG([.C67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678]*[.C678]" office:value-type="float" office:value="20310" calcext:value-type="float">
            <text:p>20310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LOG([.C67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679]*[.C679]" office:value-type="float" office:value="13560" calcext:value-type="float">
            <text:p>13560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LOG([.C68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680]*[.C680]" office:value-type="float" office:value="13580" calcext:value-type="float">
            <text:p>1358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LOG([.C68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681]*[.C681]" office:value-type="float" office:value="12240" calcext:value-type="float">
            <text:p>1224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LOG([.C68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682]*[.C682]" office:value-type="float" office:value="11577" calcext:value-type="float">
            <text:p>11577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LOG([.C683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683]*[.C683]" office:value-type="float" office:value="16368" calcext:value-type="float">
            <text:p>1636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LOG([.C684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684]*[.C684]" office:value-type="float" office:value="10928" calcext:value-type="float">
            <text:p>10928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LOG([.C68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685]*[.C685]" office:value-type="float" office:value="11628" calcext:value-type="float">
            <text:p>11628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LOG([.C68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686]*[.C686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LOG([.C687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87]*[.C687]" office:value-type="float" office:value="17150" calcext:value-type="float">
            <text:p>17150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LOG([.C688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688]*[.C688]" office:value-type="float" office:value="21984" calcext:value-type="float">
            <text:p>2198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LOG([.C689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689]*[.C689]" office:value-type="float" office:value="17200" calcext:value-type="float">
            <text:p>1720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LOG([.C690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690]*[.C690]" office:value-type="float" office:value="10335" calcext:value-type="float">
            <text:p>1033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LOG([.C69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691]*[.C691]" office:value-type="float" office:value="15180" calcext:value-type="float">
            <text:p>1518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LOG([.C69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692]*[.C692]" office:value-type="float" office:value="21421" calcext:value-type="float">
            <text:p>2142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LOG([.C693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693]*[.C693]" office:value-type="float" office:value="26296" calcext:value-type="float">
            <text:p>26296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LOG([.C694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694]*[.C694]" office:value-type="float" office:value="12474" calcext:value-type="float">
            <text:p>1247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LOG([.C69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695]*[.C695]" office:value-type="float" office:value="11798" calcext:value-type="float">
            <text:p>11798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LOG([.C696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696]*[.C696]" office:value-type="float" office:value="11815" calcext:value-type="float">
            <text:p>1181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LOG([.C69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697]*[.C697]" office:value-type="float" office:value="11136" calcext:value-type="float">
            <text:p>1113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LOG([.C69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698]*[.C698]" office:value-type="float" office:value="16031" calcext:value-type="float">
            <text:p>16031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LOG([.C69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699]*[.C699]" office:value-type="float" office:value="11168" calcext:value-type="float">
            <text:p>1116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LOG([.C70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700]*[.C700]" office:value-type="float" office:value="9786" calcext:value-type="float">
            <text:p>978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LOG([.C701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701]*[.C701]"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LOG([.C702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702]*[.C702]" office:value-type="float" office:value="19628" calcext:value-type="float">
            <text:p>1962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LOG([.C703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703]*[.C703]" office:value-type="float" office:value="8424" calcext:value-type="float">
            <text:p>8424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LOG([.C70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04]*[.C704]" office:value-type="float" office:value="15466" calcext:value-type="float">
            <text:p>15466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LOG([.C70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705]*[.C705]" office:value-type="float" office:value="12672" calcext:value-type="float">
            <text:p>12672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LOG([.C706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06]*[.C706]" office:value-type="float" office:value="11985" calcext:value-type="float">
            <text:p>11985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LOG([.C70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07]*[.C707]" office:value-type="float" office:value="14120" calcext:value-type="float">
            <text:p>14120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LOG([.C70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708]*[.C708]" office:value-type="float" office:value="18382" calcext:value-type="float">
            <text:p>18382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LOG([.C709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09]*[.C709]" office:value-type="float" office:value="13452" calcext:value-type="float">
            <text:p>1345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LOG([.C710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710]*[.C710]" office:value-type="float" office:value="12762" calcext:value-type="float">
            <text:p>1276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LOG([.C711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711]*[.C711]" office:value-type="float" office:value="22720" calcext:value-type="float">
            <text:p>2272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LOG([.C71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712]*[.C712]" office:value-type="float" office:value="11376" calcext:value-type="float">
            <text:p>11376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LOG([.C71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13]*[.C713]" office:value-type="float" office:value="15664" calcext:value-type="float">
            <text:p>15664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LOG([.C71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14]*[.C714]" office:value-type="float" office:value="13547" calcext:value-type="float">
            <text:p>1354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LOG([.C71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715]*[.C715]" office:value-type="float" office:value="16422" calcext:value-type="float">
            <text:p>1642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LOG([.C71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716]*[.C716]" office:value-type="float" office:value="16445" calcext:value-type="float">
            <text:p>16445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LOG([.C71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17]*[.C717]" office:value-type="float" office:value="13604" calcext:value-type="float">
            <text:p>13604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LOG([.C71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718]*[.C718]" office:value-type="float" office:value="18642" calcext:value-type="float">
            <text:p>18642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LOG([.C71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719]*[.C719]" office:value-type="float" office:value="11488" calcext:value-type="float">
            <text:p>11488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LOG([.C720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20]*[.C720]" office:value-type="float" office:value="12223" calcext:value-type="float">
            <text:p>1222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LOG([.C72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21]*[.C721]" office:value-type="float" office:value="15840" calcext:value-type="float">
            <text:p>1584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LOG([.C72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722]*[.C722]" office:value-type="float" office:value="17304" calcext:value-type="float">
            <text:p>17304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LOG([.C723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23]*[.C723]" office:value-type="float" office:value="13718" calcext:value-type="float">
            <text:p>13718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LOG([.C724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724]*[.C724]" office:value-type="float" office:value="16629" calcext:value-type="float">
            <text:p>16629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LOG([.C72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725]*[.C725]" office:value-type="float" office:value="16652" calcext:value-type="float">
            <text:p>1665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LOG([.C72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26]*[.C726]" office:value-type="float" office:value="15225" calcext:value-type="float">
            <text:p>1522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LOG([.C72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27]*[.C727]" office:value-type="float" office:value="13794" calcext:value-type="float">
            <text:p>1379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LOG([.C72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728]*[.C728]" office:value-type="float" office:value="18902" calcext:value-type="float">
            <text:p>18902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LOG([.C729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29]*[.C729]" office:value-type="float" office:value="13832" calcext:value-type="float">
            <text:p>13832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LOG([.C730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730]*[.C730]" office:value-type="float" office:value="16767" calcext:value-type="float">
            <text:p>1676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LOG([.C73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31]*[.C731]" office:value-type="float" office:value="14600" calcext:value-type="float">
            <text:p>1460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LOG([.C732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32]*[.C732]" office:value-type="float" office:value="14620" calcext:value-type="float">
            <text:p>1462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LOG([.C733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33]*[.C733]" office:value-type="float" office:value="13908" calcext:value-type="float">
            <text:p>13908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LOG([.C734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734]*[.C734]" office:value-type="float" office:value="19058" calcext:value-type="float">
            <text:p>19058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LOG([.C73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35]*[.C735]" office:value-type="float" office:value="12478" calcext:value-type="float">
            <text:p>12478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LOG([.C736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736]*[.C736]"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LOG([.C737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737]*[.C737]"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LOG([.C738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38]*[.C738]" office:value-type="float" office:value="14003" calcext:value-type="float">
            <text:p>14003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LOG([.C73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39]*[.C739]" office:value-type="float" office:value="14760" calcext:value-type="float">
            <text:p>1476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LOG([.C740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740]*[.C740]" office:value-type="float" office:value="19214" calcext:value-type="float">
            <text:p>19214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LOG([.C74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41]*[.C741]" office:value-type="float" office:value="16280" calcext:value-type="float">
            <text:p>1628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LOG([.C74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42]*[.C742]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LOG([.C743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43]*[.C743]" office:value-type="float" office:value="14840" calcext:value-type="float">
            <text:p>14840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LOG([.C74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44]*[.C744]" office:value-type="float" office:value="15603" calcext:value-type="float">
            <text:p>1560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LOG([.C74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745]*[.C745]" office:value-type="float" office:value="19344" calcext:value-type="float">
            <text:p>1934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LOG([.C74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746]*[.C746]" office:value-type="float" office:value="18625" calcext:value-type="float">
            <text:p>1862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LOG([.C74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47]*[.C747]" office:value-type="float" office:value="14920" calcext:value-type="float">
            <text:p>1492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LOG([.C74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748]*[.C748]" office:value-type="float" office:value="17181" calcext:value-type="float">
            <text:p>17181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LOG([.C74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49]*[.C749]" office:value-type="float" office:value="14960" calcext:value-type="float">
            <text:p>1496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LOG([.C750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750]*[.C750]" office:value-type="float" office:value="18725" calcext:value-type="float">
            <text:p>1872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LOG([.C75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51]*[.C751]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LOG([.C75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52]*[.C752]" office:value-type="float" office:value="12767" calcext:value-type="float">
            <text:p>12767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LOG([.C75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753]*[.C753]" office:value-type="float" office:value="18800" calcext:value-type="float">
            <text:p>18800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LOG([.C75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54]*[.C754]" office:value-type="float" office:value="14307" calcext:value-type="float">
            <text:p>1430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LOG([.C75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55]*[.C755]" office:value-type="float" office:value="12818" calcext:value-type="float">
            <text:p>12818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LOG([.C75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56]*[.C756]" office:value-type="float" office:value="15855" calcext:value-type="float">
            <text:p>1585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LOG([.C75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57]*[.C757]" office:value-type="float" office:value="15876" calcext:value-type="float">
            <text:p>1587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LOG([.C758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58]*[.C758]" office:value-type="float" office:value="16654" calcext:value-type="float">
            <text:p>16654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LOG([.C759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759]*[.C759]" office:value-type="float" office:value="13644" calcext:value-type="float">
            <text:p>13644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LOG([.C76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60]*[.C760]" office:value-type="float" office:value="15180" calcext:value-type="float">
            <text:p>1518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LOG([.C76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61]*[.C761]" office:value-type="float" office:value="15200" calcext:value-type="float">
            <text:p>1520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LOG([.C76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762]*[.C762]" office:value-type="float" office:value="13698" calcext:value-type="float">
            <text:p>1369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LOG([.C76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63]*[.C763]" office:value-type="float" office:value="16764" calcext:value-type="float">
            <text:p>16764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LOG([.C76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764]*[.C764]" office:value-type="float" office:value="9919" calcext:value-type="float">
            <text:p>9919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LOG([.C765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765]*[.C765]" office:value-type="float" office:value="10696" calcext:value-type="float">
            <text:p>10696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OG([.C766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  <table:table-cell table:formula="of:=[.A766]*[.C766]" office:value-type="float" office:value="8415" calcext:value-type="float">
            <text:p>841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LOG([.C767])" office:value-type="float" office:value="0.845098040014257" calcext:value-type="float">
            <text:p>0.84509804</text:p>
          </table:table-cell>
          <table:table-cell office:value-type="float" office:value="7" calcext:value-type="float">
            <text:p>7</text:p>
          </table:table-cell>
          <table:table-cell table:formula="of:=[.A767]*[.C767]"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LOG([.C76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68]*[.C768]" office:value-type="float" office:value="15340" calcext:value-type="float">
            <text:p>1534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LOG([.C76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769]*[.C769]" office:value-type="float" office:value="9216" calcext:value-type="float">
            <text:p>921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LOG([.C770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  <table:table-cell table:formula="of:=[.A770]*[.C770]" office:value-type="float" office:value="8459" calcext:value-type="float">
            <text:p>845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LOG([.C771])" office:value-type="float" office:value="0.954242509439325" calcext:value-type="float">
            <text:p>0.9542425094</text:p>
          </table:table-cell>
          <table:table-cell office:value-type="float" office:value="9" calcext:value-type="float">
            <text:p>9</text:p>
          </table:table-cell>
          <table:table-cell table:formula="of:=[.A771]*[.C771]"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LOG([.C772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772]*[.C772]" office:value-type="float" office:value="10023" calcext:value-type="float">
            <text:p>10023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LOG([.C773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  <table:table-cell table:formula="of:=[.A773]*[.C773]"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LOG([.C77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74]*[.C774]" office:value-type="float" office:value="16233" calcext:value-type="float">
            <text:p>1623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LOG([.C77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775]*[.C775]" office:value-type="float" office:value="13932" calcext:value-type="float">
            <text:p>13932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LOG([.C776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776]*[.C776]" office:value-type="float" office:value="12400" calcext:value-type="float">
            <text:p>12400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LOG([.C77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77]*[.C777]" office:value-type="float" office:value="14744" calcext:value-type="float">
            <text:p>14744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LOG([.C778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778]*[.C778]" office:value-type="float" office:value="17094" calcext:value-type="float">
            <text:p>1709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LOG([.C779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779]*[.C779]" office:value-type="float" office:value="21006" calcext:value-type="float">
            <text:p>21006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LOG([.C78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80]*[.C780]" office:value-type="float" office:value="15580" calcext:value-type="float">
            <text:p>1558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LOG([.C781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81]*[.C781]" office:value-type="float" office:value="13260" calcext:value-type="float">
            <text:p>1326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LOG([.C782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782]*[.C782]" office:value-type="float" office:value="11715" calcext:value-type="float">
            <text:p>11715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LOG([.C783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  <table:table-cell table:formula="of:=[.A783]*[.C783]"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LOG([.C78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84]*[.C784]" office:value-type="float" office:value="14877" calcext:value-type="float">
            <text:p>14877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LOG([.C78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85]*[.C785]" office:value-type="float" office:value="16464" calcext:value-type="float">
            <text:p>1646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LOG([.C78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86]*[.C786]" office:value-type="float" office:value="16485" calcext:value-type="float">
            <text:p>1648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LOG([.C78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87]*[.C787]" office:value-type="float" office:value="16506" calcext:value-type="float">
            <text:p>1650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LOG([.C78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88]*[.C788]" office:value-type="float" office:value="15740" calcext:value-type="float">
            <text:p>1574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LOG([.C78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89]*[.C789]" office:value-type="float" office:value="15760" calcext:value-type="float">
            <text:p>15760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LOG([.C79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790]*[.C790]" office:value-type="float" office:value="15780" calcext:value-type="float">
            <text:p>15780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LOG([.C79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791]*[.C791]" office:value-type="float" office:value="11850" calcext:value-type="float">
            <text:p>1185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LOG([.C79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792]*[.C792]" office:value-type="float" office:value="18984" calcext:value-type="float">
            <text:p>18984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LOG([.C793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793]*[.C793]" office:value-type="float" office:value="19008" calcext:value-type="float">
            <text:p>19008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LOG([.C794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794]*[.C794]" office:value-type="float" office:value="13481" calcext:value-type="float">
            <text:p>1348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LOG([.C79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795]*[.C795]" office:value-type="float" office:value="16674" calcext:value-type="float">
            <text:p>1667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LOG([.C796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796]*[.C796]" office:value-type="float" office:value="15105" calcext:value-type="float">
            <text:p>1510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LOG([.C79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797]*[.C797]" office:value-type="float" office:value="12736" calcext:value-type="float">
            <text:p>1273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LOG([.C79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798]*[.C798]" office:value-type="float" office:value="14346" calcext:value-type="float">
            <text:p>14346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LOG([.C799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799]*[.C799]" office:value-type="float" office:value="12768" calcext:value-type="float">
            <text:p>1276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LOG([.C800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800]*[.C800]" office:value-type="float" office:value="9588" calcext:value-type="float">
            <text:p>958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LOG([.C80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801]*[.C801]"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LOG([.C80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02]*[.C802]" office:value-type="float" office:value="14418" calcext:value-type="float">
            <text:p>1441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LOG([.C803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03]*[.C803]" office:value-type="float" office:value="16842" calcext:value-type="float">
            <text:p>1684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LOG([.C804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04]*[.C804]" office:value-type="float" office:value="10439" calcext:value-type="float">
            <text:p>10439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LOG([.C805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805]*[.C805]" office:value-type="float" office:value="12864" calcext:value-type="float">
            <text:p>1286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LOG([.C806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06]*[.C806]" office:value-type="float" office:value="17710" calcext:value-type="float">
            <text:p>17710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LOG([.C80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07]*[.C807]" office:value-type="float" office:value="11284" calcext:value-type="float">
            <text:p>11284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LOG([.C808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08]*[.C808]" office:value-type="float" office:value="16947" calcext:value-type="float">
            <text:p>1694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LOG([.C80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09]*[.C809]" office:value-type="float" office:value="13736" calcext:value-type="float">
            <text:p>13736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LOG([.C81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10]*[.C810]" office:value-type="float" office:value="17798" calcext:value-type="float">
            <text:p>1779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LOG([.C811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811]*[.C811]"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LOG([.C812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12]*[.C812]" office:value-type="float" office:value="17842" calcext:value-type="float">
            <text:p>1784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LOG([.C81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13]*[.C813]" office:value-type="float" office:value="10556" calcext:value-type="float">
            <text:p>10556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LOG([.C81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814]*[.C814]" office:value-type="float" office:value="20325" calcext:value-type="float">
            <text:p>20325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LOG([.C81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15]*[.C815]" office:value-type="float" office:value="13838" calcext:value-type="float">
            <text:p>13838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LOG([.C81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816]*[.C816]" office:value-type="float" office:value="20375" calcext:value-type="float">
            <text:p>2037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LOG([.C817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17]*[.C817]" office:value-type="float" office:value="13872" calcext:value-type="float">
            <text:p>13872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LOG([.C818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18]*[.C818]" office:value-type="float" office:value="13889" calcext:value-type="float">
            <text:p>13889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LOG([.C81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819]*[.C819]" office:value-type="float" office:value="18814" calcext:value-type="float">
            <text:p>1881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LOG([.C820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820]*[.C820]" office:value-type="float" office:value="19656" calcext:value-type="float">
            <text:p>19656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LOG([.C821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821]*[.C821]" office:value-type="float" office:value="16400" calcext:value-type="float">
            <text:p>1640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LOG([.C82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822]*[.C822]" office:value-type="float" office:value="13136" calcext:value-type="float">
            <text:p>1313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LOG([.C82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23]*[.C823]" office:value-type="float" office:value="10686" calcext:value-type="float">
            <text:p>1068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LOG([.C82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824]*[.C824]" office:value-type="float" office:value="20575" calcext:value-type="float">
            <text:p>20575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LOG([.C825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25]*[.C825]" office:value-type="float" office:value="14832" calcext:value-type="float">
            <text:p>14832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LOG([.C826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26]*[.C826]" office:value-type="float" office:value="17325" calcext:value-type="float">
            <text:p>1732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LOG([.C82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27]*[.C827]" office:value-type="float" office:value="17346" calcext:value-type="float">
            <text:p>1734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LOG([.C828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  <table:table-cell table:formula="of:=[.A828]*[.C828]" office:value-type="float" office:value="9097" calcext:value-type="float">
            <text:p>909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LOG([.C829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29]*[.C829]" office:value-type="float" office:value="14076" calcext:value-type="float">
            <text:p>14076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LOG([.C83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30]*[.C830]" office:value-type="float" office:value="11606" calcext:value-type="float">
            <text:p>1160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LOG([.C83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31]*[.C831]" office:value-type="float" office:value="12450" calcext:value-type="float">
            <text:p>1245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LOG([.C832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32]*[.C832]" office:value-type="float" office:value="14127" calcext:value-type="float">
            <text:p>14127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LOG([.C83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33]*[.C833]" office:value-type="float" office:value="12480" calcext:value-type="float">
            <text:p>12480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LOG([.C834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34]*[.C834]" office:value-type="float" office:value="11662" calcext:value-type="float">
            <text:p>1166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LOG([.C83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835]*[.C835]" office:value-type="float" office:value="10008" calcext:value-type="float">
            <text:p>10008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LOG([.C83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36]*[.C836]" office:value-type="float" office:value="11690" calcext:value-type="float">
            <text:p>11690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LOG([.C837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37]*[.C837]" office:value-type="float" office:value="11704" calcext:value-type="float">
            <text:p>1170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LOG([.C83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38]*[.C838]" office:value-type="float" office:value="15066" calcext:value-type="float">
            <text:p>1506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LOG([.C839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39]*[.C839]" office:value-type="float" office:value="18436" calcext:value-type="float">
            <text:p>18436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LOG([.C840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40]*[.C840]" office:value-type="float" office:value="11746" calcext:value-type="float">
            <text:p>1174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LOG([.C84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841]*[.C841]" office:value-type="float" office:value="21840" calcext:value-type="float">
            <text:p>2184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LOG([.C842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42]*[.C842]" office:value-type="float" office:value="15138" calcext:value-type="float">
            <text:p>15138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LOG([.C843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43]*[.C843]" office:value-type="float" office:value="17682" calcext:value-type="float">
            <text:p>17682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LOG([.C844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44]*[.C844]" office:value-type="float" office:value="14331" calcext:value-type="float">
            <text:p>1433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LOG([.C845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845]*[.C845]" office:value-type="float" office:value="21944" calcext:value-type="float">
            <text:p>2194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LOG([.C846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46]*[.C846]" office:value-type="float" office:value="14365" calcext:value-type="float">
            <text:p>1436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LOG([.C847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847]*[.C847]" office:value-type="float" office:value="16074" calcext:value-type="float">
            <text:p>16074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LOG([.C84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848]*[.C848]" office:value-type="float" office:value="16940" calcext:value-type="float">
            <text:p>16940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LOG([.C84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849]*[.C849]" office:value-type="float" office:value="10176" calcext:value-type="float">
            <text:p>1017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LOG([.C850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850]*[.C850]" office:value-type="float" office:value="8490" calcext:value-type="float">
            <text:p>849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LOG([.C85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51]*[.C851]" office:value-type="float" office:value="12750" calcext:value-type="float">
            <text:p>1275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LOG([.C85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852]*[.C852]" office:value-type="float" office:value="13616" calcext:value-type="float">
            <text:p>13616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LOG([.C853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53]*[.C853]" office:value-type="float" office:value="11076" calcext:value-type="float">
            <text:p>11076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LOG([.C854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54]*[.C854]" office:value-type="float" office:value="12795" calcext:value-type="float">
            <text:p>12795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LOG([.C855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  <table:table-cell table:formula="of:=[.A855]*[.C855]" office:value-type="float" office:value="10248" calcext:value-type="float">
            <text:p>1024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LOG([.C856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56]*[.C856]" office:value-type="float" office:value="15390" calcext:value-type="float">
            <text:p>15390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LOG([.C85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857]*[.C857]" office:value-type="float" office:value="13696" calcext:value-type="float">
            <text:p>1369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LOG([.C858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858]*[.C858]" office:value-type="float" office:value="17140" calcext:value-type="float">
            <text:p>17140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LOG([.C859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59]*[.C859]" office:value-type="float" office:value="18018" calcext:value-type="float">
            <text:p>1801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LOG([.C860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860]*[.C860]" office:value-type="float" office:value="21475" calcext:value-type="float">
            <text:p>21475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LOG([.C861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861]*[.C861]" office:value-type="float" office:value="16340" calcext:value-type="float">
            <text:p>16340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LOG([.C862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862]*[.C862]" office:value-type="float" office:value="13776" calcext:value-type="float">
            <text:p>13776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LOG([.C863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863]*[.C863]" office:value-type="float" office:value="14654" calcext:value-type="float">
            <text:p>1465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LOG([.C86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864]*[.C864]" office:value-type="float" office:value="21575" calcext:value-type="float">
            <text:p>2157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LOG([.C865])" office:value-type="float" office:value="1.04139268515823" calcext:value-type="float">
            <text:p>1.0413926852</text:p>
          </table:table-cell>
          <table:table-cell office:value-type="float" office:value="11" calcext:value-type="float">
            <text:p>11</text:p>
          </table:table-cell>
          <table:table-cell table:formula="of:=[.A865]*[.C865]"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LOG([.C866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66]*[.C866]" office:value-type="float" office:value="12110" calcext:value-type="float">
            <text:p>12110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LOG([.C867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67]*[.C867]" office:value-type="float" office:value="15588" calcext:value-type="float">
            <text:p>1558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LOG([.C868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68]*[.C868]" office:value-type="float" office:value="13005" calcext:value-type="float">
            <text:p>13005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LOG([.C869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69]*[.C869]" office:value-type="float" office:value="11284" calcext:value-type="float">
            <text:p>1128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LOG([.C870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70]*[.C870]" office:value-type="float" office:value="13035" calcext:value-type="float">
            <text:p>13035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LOG([.C87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71]*[.C871]" office:value-type="float" office:value="13050" calcext:value-type="float">
            <text:p>1305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LOG([.C872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72]*[.C872]" office:value-type="float" office:value="18291" calcext:value-type="float">
            <text:p>1829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LOG([.C873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73]*[.C873]" office:value-type="float" office:value="13080" calcext:value-type="float">
            <text:p>13080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LOG([.C87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874]*[.C874]" office:value-type="float" office:value="16587" calcext:value-type="float">
            <text:p>16587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LOG([.C875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75]*[.C875]" office:value-type="float" office:value="18354" calcext:value-type="float">
            <text:p>1835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LOG([.C876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76]*[.C876]" office:value-type="float" office:value="13125" calcext:value-type="float">
            <text:p>13125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LOG([.C877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877]*[.C877]" office:value-type="float" office:value="18396" calcext:value-type="float">
            <text:p>1839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LOG([.C87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78]*[.C878]" office:value-type="float" office:value="15786" calcext:value-type="float">
            <text:p>1578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LOG([.C879])" office:value-type="float" office:value="1.14612803567824" calcext:value-type="float">
            <text:p>1.1461280357</text:p>
          </table:table-cell>
          <table:table-cell office:value-type="float" office:value="14" calcext:value-type="float">
            <text:p>14</text:p>
          </table:table-cell>
          <table:table-cell table:formula="of:=[.A879]*[.C879]" office:value-type="float" office:value="12292" calcext:value-type="float">
            <text:p>12292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LOG([.C880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880]*[.C880]" office:value-type="float" office:value="16701" calcext:value-type="float">
            <text:p>1670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LOG([.C88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81]*[.C881]" office:value-type="float" office:value="19360" calcext:value-type="float">
            <text:p>1936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LOG([.C882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82]*[.C882]" office:value-type="float" office:value="11453" calcext:value-type="float">
            <text:p>1145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LOG([.C88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83]*[.C883]" office:value-type="float" office:value="19404" calcext:value-type="float">
            <text:p>19404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LOG([.C884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884]*[.C884]" office:value-type="float" office:value="14128" calcext:value-type="float">
            <text:p>1412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LOG([.C88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885]*[.C885]" office:value-type="float" office:value="20332" calcext:value-type="float">
            <text:p>2033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LOG([.C886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86]*[.C886]" office:value-type="float" office:value="11505" calcext:value-type="float">
            <text:p>1150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LOG([.C887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87]*[.C887]" office:value-type="float" office:value="19492" calcext:value-type="float">
            <text:p>1949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LOG([.C88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888]*[.C888]" office:value-type="float" office:value="23062" calcext:value-type="float">
            <text:p>23062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LOG([.C889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889]*[.C889]" office:value-type="float" office:value="13320" calcext:value-type="float">
            <text:p>13320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LOG([.C890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890]*[.C890]" office:value-type="float" office:value="16891" calcext:value-type="float">
            <text:p>16891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LOG([.C891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91]*[.C891]" office:value-type="float" office:value="16020" calcext:value-type="float">
            <text:p>1602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LOG([.C892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892]*[.C892]" office:value-type="float" office:value="23166" calcext:value-type="float">
            <text:p>23166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LOG([.C89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893]*[.C893]" office:value-type="float" office:value="24976" calcext:value-type="float">
            <text:p>2497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LOG([.C894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94]*[.C894]" office:value-type="float" office:value="16074" calcext:value-type="float">
            <text:p>1607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LOG([.C895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895]*[.C895]" office:value-type="float" office:value="19668" calcext:value-type="float">
            <text:p>19668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LOG([.C896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896]*[.C896]" office:value-type="float" office:value="25060" calcext:value-type="float">
            <text:p>25060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LOG([.C89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897]*[.C897]" office:value-type="float" office:value="25984" calcext:value-type="float">
            <text:p>25984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LOG([.C898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898]*[.C898]" office:value-type="float" office:value="23322" calcext:value-type="float">
            <text:p>23322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OG([.C899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899]*[.C899]" office:value-type="float" office:value="16164" calcext:value-type="float">
            <text:p>16164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LOG([.C900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900]*[.C900]" office:value-type="float" office:value="21576" calcext:value-type="float">
            <text:p>2157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LOG([.C901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01]*[.C901]" office:value-type="float" office:value="20700" calcext:value-type="float">
            <text:p>2070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LOG([.C902])" office:value-type="float" office:value="1.38021124171161" calcext:value-type="float">
            <text:p>1.3802112417</text:p>
          </table:table-cell>
          <table:table-cell office:value-type="float" office:value="24" calcext:value-type="float">
            <text:p>24</text:p>
          </table:table-cell>
          <table:table-cell table:formula="of:=[.A902]*[.C902]" office:value-type="float" office:value="21624" calcext:value-type="float">
            <text:p>21624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LOG([.C90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903]*[.C903]" office:value-type="float" office:value="25256" calcext:value-type="float">
            <text:p>25256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LOG([.C904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904]*[.C904]" office:value-type="float" office:value="17157" calcext:value-type="float">
            <text:p>17157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LOG([.C905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905]*[.C905]" office:value-type="float" office:value="25312" calcext:value-type="float">
            <text:p>25312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LOG([.C906])" office:value-type="float" office:value="1.27875360095283" calcext:value-type="float">
            <text:p>1.278753601</text:p>
          </table:table-cell>
          <table:table-cell office:value-type="float" office:value="19" calcext:value-type="float">
            <text:p>19</text:p>
          </table:table-cell>
          <table:table-cell table:formula="of:=[.A906]*[.C906]" office:value-type="float" office:value="17195" calcext:value-type="float">
            <text:p>17195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LOG([.C907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07]*[.C907]" office:value-type="float" office:value="20838" calcext:value-type="float">
            <text:p>20838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LOG([.C908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908]*[.C908]" office:value-type="float" office:value="15419" calcext:value-type="float">
            <text:p>15419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LOG([.C90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09]*[.C909]" office:value-type="float" office:value="20884" calcext:value-type="float">
            <text:p>20884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LOG([.C910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910]*[.C910]" office:value-type="float" office:value="16362" calcext:value-type="float">
            <text:p>16362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LOG([.C911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911]*[.C911]" office:value-type="float" office:value="19110" calcext:value-type="float">
            <text:p>19110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LOG([.C912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912]*[.C912]" office:value-type="float" office:value="20042" calcext:value-type="float">
            <text:p>20042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LOG([.C913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913]*[.C913]" office:value-type="float" office:value="16416" calcext:value-type="float">
            <text:p>1641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LOG([.C914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14]*[.C914]" office:value-type="float" office:value="22825" calcext:value-type="float">
            <text:p>22825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LOG([.C915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15]*[.C915]" office:value-type="float" office:value="21022" calcext:value-type="float">
            <text:p>2102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LOG([.C916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916]*[.C916]" office:value-type="float" office:value="16470" calcext:value-type="float">
            <text:p>1647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LOG([.C917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917]*[.C917]" office:value-type="float" office:value="25648" calcext:value-type="float">
            <text:p>2564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LOG([.C918])" office:value-type="float" office:value="1.25527250510331" calcext:value-type="float">
            <text:p>1.2552725051</text:p>
          </table:table-cell>
          <table:table-cell office:value-type="float" office:value="18" calcext:value-type="float">
            <text:p>18</text:p>
          </table:table-cell>
          <table:table-cell table:formula="of:=[.A918]*[.C918]" office:value-type="float" office:value="16506" calcext:value-type="float">
            <text:p>1650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LOG([.C91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19]*[.C919]" office:value-type="float" office:value="21114" calcext:value-type="float">
            <text:p>2111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LOG([.C920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920]*[.C920]" office:value-type="float" office:value="20218" calcext:value-type="float">
            <text:p>2021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LOG([.C921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921]*[.C921]" office:value-type="float" office:value="13800" calcext:value-type="float">
            <text:p>1380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LOG([.C922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922]*[.C922]" office:value-type="float" office:value="24867" calcext:value-type="float">
            <text:p>24867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LOG([.C923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923]*[.C923]" office:value-type="float" office:value="20284" calcext:value-type="float">
            <text:p>2028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LOG([.C924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924]*[.C924]" office:value-type="float" office:value="20306" calcext:value-type="float">
            <text:p>2030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LOG([.C925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25]*[.C925]" office:value-type="float" office:value="23100" calcext:value-type="float">
            <text:p>23100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LOG([.C926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26]*[.C926]" office:value-type="float" office:value="23125" calcext:value-type="float">
            <text:p>2312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LOG([.C927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927]*[.C927]" office:value-type="float" office:value="27780" calcext:value-type="float">
            <text:p>27780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LOG([.C92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28]*[.C928]" office:value-type="float" office:value="21321" calcext:value-type="float">
            <text:p>2132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LOG([.C929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929]*[.C929]" office:value-type="float" office:value="18560" calcext:value-type="float">
            <text:p>18560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LOG([.C930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930]*[.C930]" office:value-type="float" office:value="18580" calcext:value-type="float">
            <text:p>1858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LOG([.C93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931]*[.C931]" office:value-type="float" office:value="20460" calcext:value-type="float">
            <text:p>2046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LOG([.C932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932]*[.C932]" office:value-type="float" office:value="19551" calcext:value-type="float">
            <text:p>1955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OG([.C933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33]*[.C933]" office:value-type="float" office:value="21436" calcext:value-type="float">
            <text:p>21436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LOG([.C934])" office:value-type="float" office:value="1.32221929473392" calcext:value-type="float">
            <text:p>1.3222192947</text:p>
          </table:table-cell>
          <table:table-cell office:value-type="float" office:value="21" calcext:value-type="float">
            <text:p>21</text:p>
          </table:table-cell>
          <table:table-cell table:formula="of:=[.A934]*[.C934]" office:value-type="float" office:value="19593" calcext:value-type="float">
            <text:p>1959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LOG([.C935])" office:value-type="float" office:value="1.23044892137827" calcext:value-type="float">
            <text:p>1.2304489214</text:p>
          </table:table-cell>
          <table:table-cell office:value-type="float" office:value="17" calcext:value-type="float">
            <text:p>17</text:p>
          </table:table-cell>
          <table:table-cell table:formula="of:=[.A935]*[.C935]" office:value-type="float" office:value="15878" calcext:value-type="float">
            <text:p>1587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LOG([.C936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936]*[.C936]" office:value-type="float" office:value="24310" calcext:value-type="float">
            <text:p>24310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LOG([.C937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937]*[.C937]" office:value-type="float" office:value="27144" calcext:value-type="float">
            <text:p>27144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LOG([.C938])" office:value-type="float" office:value="1.17609125905568" calcext:value-type="float">
            <text:p>1.1760912591</text:p>
          </table:table-cell>
          <table:table-cell office:value-type="float" office:value="15" calcext:value-type="float">
            <text:p>15</text:p>
          </table:table-cell>
          <table:table-cell table:formula="of:=[.A938]*[.C938]" office:value-type="float" office:value="14055" calcext:value-type="float">
            <text:p>14055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LOG([.C939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39]*[.C939]" office:value-type="float" office:value="21574" calcext:value-type="float">
            <text:p>21574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LOG([.C94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940]*[.C940]" office:value-type="float" office:value="28170" calcext:value-type="float">
            <text:p>2817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LOG([.C941])" office:value-type="float" office:value="1.34242268082221" calcext:value-type="float">
            <text:p>1.3424226808</text:p>
          </table:table-cell>
          <table:table-cell office:value-type="float" office:value="22" calcext:value-type="float">
            <text:p>22</text:p>
          </table:table-cell>
          <table:table-cell table:formula="of:=[.A941]*[.C941]" office:value-type="float" office:value="20680" calcext:value-type="float">
            <text:p>2068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LOG([.C942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42]*[.C942]" office:value-type="float" office:value="23525" calcext:value-type="float">
            <text:p>23525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LOG([.C943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943]*[.C943]" office:value-type="float" office:value="24492" calcext:value-type="float">
            <text:p>2449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LOG([.C944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944]*[.C944]" office:value-type="float" office:value="15088" calcext:value-type="float">
            <text:p>15088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LOG([.C945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945]*[.C945]" office:value-type="float" office:value="31152" calcext:value-type="float">
            <text:p>3115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LOG([.C946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46]*[.C946]" office:value-type="float" office:value="21735" calcext:value-type="float">
            <text:p>21735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LOG([.C94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947]*[.C947]" office:value-type="float" office:value="18920" calcext:value-type="float">
            <text:p>18920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LOG([.C948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48]*[.C948]" office:value-type="float" office:value="21781" calcext:value-type="float">
            <text:p>2178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LOG([.C949])" office:value-type="float" office:value="1.50514997831991" calcext:value-type="float">
            <text:p>1.5051499783</text:p>
          </table:table-cell>
          <table:table-cell office:value-type="float" office:value="32" calcext:value-type="float">
            <text:p>32</text:p>
          </table:table-cell>
          <table:table-cell table:formula="of:=[.A949]*[.C949]" office:value-type="float" office:value="30336" calcext:value-type="float">
            <text:p>30336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LOG([.C950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950]*[.C950]" office:value-type="float" office:value="28470" calcext:value-type="float">
            <text:p>2847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LOG([.C951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951]*[.C951]" office:value-type="float" office:value="24700" calcext:value-type="float">
            <text:p>24700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LOG([.C952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952]*[.C952]" office:value-type="float" office:value="29481" calcext:value-type="float">
            <text:p>2948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LOG([.C953])" office:value-type="float" office:value="1.36172783601759" calcext:value-type="float">
            <text:p>1.361727836</text:p>
          </table:table-cell>
          <table:table-cell office:value-type="float" office:value="23" calcext:value-type="float">
            <text:p>23</text:p>
          </table:table-cell>
          <table:table-cell table:formula="of:=[.A953]*[.C953]" office:value-type="float" office:value="21896" calcext:value-type="float">
            <text:p>21896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LOG([.C954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954]*[.C954]" office:value-type="float" office:value="25731" calcext:value-type="float">
            <text:p>2573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LOG([.C955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955]*[.C955]" office:value-type="float" office:value="36252" calcext:value-type="float">
            <text:p>36252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LOG([.C956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956]*[.C956]" office:value-type="float" office:value="24830" calcext:value-type="float">
            <text:p>2483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LOG([.C957])" office:value-type="float" office:value="1.20411998265592" calcext:value-type="float">
            <text:p>1.2041199827</text:p>
          </table:table-cell>
          <table:table-cell office:value-type="float" office:value="16" calcext:value-type="float">
            <text:p>16</text:p>
          </table:table-cell>
          <table:table-cell table:formula="of:=[.A957]*[.C957]" office:value-type="float" office:value="15296" calcext:value-type="float">
            <text:p>152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LOG([.C958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958]*[.C958]" office:value-type="float" office:value="28710" calcext:value-type="float">
            <text:p>2871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LOG([.C959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959]*[.C959]" office:value-type="float" office:value="24908" calcext:value-type="float">
            <text:p>2490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LOG([.C960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960]*[.C960]" office:value-type="float" office:value="26852" calcext:value-type="float">
            <text:p>26852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LOG([.C961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961]*[.C961]" office:value-type="float" office:value="27840" calcext:value-type="float">
            <text:p>2784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LOG([.C962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62]*[.C962]" office:value-type="float" office:value="24025" calcext:value-type="float">
            <text:p>2402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LOG([.C963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63]*[.C963]" office:value-type="float" office:value="24050" calcext:value-type="float">
            <text:p>24050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LOG([.C964])" office:value-type="float" office:value="1.47712125471966" calcext:value-type="float">
            <text:p>1.4771212547</text:p>
          </table:table-cell>
          <table:table-cell office:value-type="float" office:value="30" calcext:value-type="float">
            <text:p>30</text:p>
          </table:table-cell>
          <table:table-cell table:formula="of:=[.A964]*[.C964]" office:value-type="float" office:value="28890" calcext:value-type="float">
            <text:p>28890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LOG([.C965])" office:value-type="float" office:value="1.54406804435028" calcext:value-type="float">
            <text:p>1.5440680444</text:p>
          </table:table-cell>
          <table:table-cell office:value-type="float" office:value="35" calcext:value-type="float">
            <text:p>35</text:p>
          </table:table-cell>
          <table:table-cell table:formula="of:=[.A965]*[.C965]" office:value-type="float" office:value="33740" calcext:value-type="float">
            <text:p>33740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LOG([.C966])" office:value-type="float" office:value="1.41497334797082" calcext:value-type="float">
            <text:p>1.414973348</text:p>
          </table:table-cell>
          <table:table-cell office:value-type="float" office:value="26" calcext:value-type="float">
            <text:p>26</text:p>
          </table:table-cell>
          <table:table-cell table:formula="of:=[.A966]*[.C966]" office:value-type="float" office:value="25090" calcext:value-type="float">
            <text:p>25090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LOG([.C967])" office:value-type="float" office:value="1.30102999566398" calcext:value-type="float">
            <text:p>1.3010299957</text:p>
          </table:table-cell>
          <table:table-cell office:value-type="float" office:value="20" calcext:value-type="float">
            <text:p>20</text:p>
          </table:table-cell>
          <table:table-cell table:formula="of:=[.A967]*[.C967]" office:value-type="float" office:value="19320" calcext:value-type="float">
            <text:p>19320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LOG([.C968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968]*[.C968]" office:value-type="float" office:value="28043" calcext:value-type="float">
            <text:p>28043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LOG([.C969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969]*[.C969]" office:value-type="float" office:value="28072" calcext:value-type="float">
            <text:p>28072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LOG([.C970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970]*[.C970]" office:value-type="float" office:value="31977" calcext:value-type="float">
            <text:p>3197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LOG([.C971])" office:value-type="float" office:value="1.39794000867204" calcext:value-type="float">
            <text:p>1.3979400087</text:p>
          </table:table-cell>
          <table:table-cell office:value-type="float" office:value="25" calcext:value-type="float">
            <text:p>25</text:p>
          </table:table-cell>
          <table:table-cell table:formula="of:=[.A971]*[.C971]" office:value-type="float" office:value="24250" calcext:value-type="float">
            <text:p>2425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LOG([.C972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972]*[.C972]" office:value-type="float" office:value="42724" calcext:value-type="float">
            <text:p>42724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LOG([.C973])" office:value-type="float" office:value="1.44715803134222" calcext:value-type="float">
            <text:p>1.4471580313</text:p>
          </table:table-cell>
          <table:table-cell office:value-type="float" office:value="28" calcext:value-type="float">
            <text:p>28</text:p>
          </table:table-cell>
          <table:table-cell table:formula="of:=[.A973]*[.C973]" office:value-type="float" office:value="27216" calcext:value-type="float">
            <text:p>27216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LOG([.C974])" office:value-type="float" office:value="1.46239799789896" calcext:value-type="float">
            <text:p>1.4623979979</text:p>
          </table:table-cell>
          <table:table-cell office:value-type="float" office:value="29" calcext:value-type="float">
            <text:p>29</text:p>
          </table:table-cell>
          <table:table-cell table:formula="of:=[.A974]*[.C974]" office:value-type="float" office:value="28217" calcext:value-type="float">
            <text:p>28217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LOG([.C975])" office:value-type="float" office:value="1.49136169383427" calcext:value-type="float">
            <text:p>1.4913616938</text:p>
          </table:table-cell>
          <table:table-cell office:value-type="float" office:value="31" calcext:value-type="float">
            <text:p>31</text:p>
          </table:table-cell>
          <table:table-cell table:formula="of:=[.A975]*[.C975]" office:value-type="float" office:value="30194" calcext:value-type="float">
            <text:p>30194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LOG([.C976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976]*[.C976]" office:value-type="float" office:value="38025" calcext:value-type="float">
            <text:p>38025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LOG([.C977])" office:value-type="float" office:value="1.43136376415899" calcext:value-type="float">
            <text:p>1.4313637642</text:p>
          </table:table-cell>
          <table:table-cell office:value-type="float" office:value="27" calcext:value-type="float">
            <text:p>27</text:p>
          </table:table-cell>
          <table:table-cell table:formula="of:=[.A977]*[.C977]" office:value-type="float" office:value="26352" calcext:value-type="float">
            <text:p>2635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LOG([.C978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978]*[.C978]" office:value-type="float" office:value="39080" calcext:value-type="float">
            <text:p>39080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LOG([.C979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979]*[.C979]" office:value-type="float" office:value="32274" calcext:value-type="float">
            <text:p>32274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LOG([.C980])" office:value-type="float" office:value="1.5910646070265" calcext:value-type="float">
            <text:p>1.591064607</text:p>
          </table:table-cell>
          <table:table-cell office:value-type="float" office:value="39" calcext:value-type="float">
            <text:p>39</text:p>
          </table:table-cell>
          <table:table-cell table:formula="of:=[.A980]*[.C980]" office:value-type="float" office:value="38181" calcext:value-type="float">
            <text:p>3818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LOG([.C981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981]*[.C981]" office:value-type="float" office:value="37240" calcext:value-type="float">
            <text:p>3724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LOG([.C982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982]*[.C982]" office:value-type="float" office:value="45126" calcext:value-type="float">
            <text:p>45126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LOG([.C983])" office:value-type="float" office:value="1.60205999132796" calcext:value-type="float">
            <text:p>1.6020599913</text:p>
          </table:table-cell>
          <table:table-cell office:value-type="float" office:value="40" calcext:value-type="float">
            <text:p>40</text:p>
          </table:table-cell>
          <table:table-cell table:formula="of:=[.A983]*[.C983]" office:value-type="float" office:value="39280" calcext:value-type="float">
            <text:p>3928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LOG([.C984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984]*[.C984]" office:value-type="float" office:value="40303" calcext:value-type="float">
            <text:p>4030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LOG([.C985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  <table:table-cell table:formula="of:=[.A985]*[.C985]" office:value-type="float" office:value="33456" calcext:value-type="float">
            <text:p>33456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LOG([.C986])" office:value-type="float" office:value="1.61278385671974" calcext:value-type="float">
            <text:p>1.6127838567</text:p>
          </table:table-cell>
          <table:table-cell office:value-type="float" office:value="41" calcext:value-type="float">
            <text:p>41</text:p>
          </table:table-cell>
          <table:table-cell table:formula="of:=[.A986]*[.C986]" office:value-type="float" office:value="40385" calcext:value-type="float">
            <text:p>4038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LOG([.C987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987]*[.C987]" office:value-type="float" office:value="35496" calcext:value-type="float">
            <text:p>3549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LOG([.C988])" office:value-type="float" office:value="1.55630250076729" calcext:value-type="float">
            <text:p>1.5563025008</text:p>
          </table:table-cell>
          <table:table-cell office:value-type="float" office:value="36" calcext:value-type="float">
            <text:p>36</text:p>
          </table:table-cell>
          <table:table-cell table:formula="of:=[.A988]*[.C988]" office:value-type="float" office:value="35532" calcext:value-type="float">
            <text:p>35532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LOG([.C989])" office:value-type="float" office:value="1.57978359661681" calcext:value-type="float">
            <text:p>1.5797835966</text:p>
          </table:table-cell>
          <table:table-cell office:value-type="float" office:value="38" calcext:value-type="float">
            <text:p>38</text:p>
          </table:table-cell>
          <table:table-cell table:formula="of:=[.A989]*[.C989]" office:value-type="float" office:value="37544" calcext:value-type="float">
            <text:p>37544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LOG([.C990])" office:value-type="float" office:value="1.51851393987789" calcext:value-type="float">
            <text:p>1.5185139399</text:p>
          </table:table-cell>
          <table:table-cell office:value-type="float" office:value="33" calcext:value-type="float">
            <text:p>33</text:p>
          </table:table-cell>
          <table:table-cell table:formula="of:=[.A990]*[.C990]" office:value-type="float" office:value="32637" calcext:value-type="float">
            <text:p>32637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LOG([.C991])" office:value-type="float" office:value="1.70757017609794" calcext:value-type="float">
            <text:p>1.7075701761</text:p>
          </table:table-cell>
          <table:table-cell office:value-type="float" office:value="51" calcext:value-type="float">
            <text:p>51</text:p>
          </table:table-cell>
          <table:table-cell table:formula="of:=[.A991]*[.C991]" office:value-type="float" office:value="50490" calcext:value-type="float">
            <text:p>50490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LOG([.C992])" office:value-type="float" office:value="1.63346845557959" calcext:value-type="float">
            <text:p>1.6334684556</text:p>
          </table:table-cell>
          <table:table-cell office:value-type="float" office:value="43" calcext:value-type="float">
            <text:p>43</text:p>
          </table:table-cell>
          <table:table-cell table:formula="of:=[.A992]*[.C992]" office:value-type="float" office:value="42613" calcext:value-type="float">
            <text:p>42613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LOG([.C993])" office:value-type="float" office:value="1.66275783168157" calcext:value-type="float">
            <text:p>1.6627578317</text:p>
          </table:table-cell>
          <table:table-cell office:value-type="float" office:value="46" calcext:value-type="float">
            <text:p>46</text:p>
          </table:table-cell>
          <table:table-cell table:formula="of:=[.A993]*[.C993]" office:value-type="float" office:value="45632" calcext:value-type="float">
            <text:p>45632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LOG([.C994])" office:value-type="float" office:value="1.80617997398389" calcext:value-type="float">
            <text:p>1.806179974</text:p>
          </table:table-cell>
          <table:table-cell office:value-type="float" office:value="64" calcext:value-type="float">
            <text:p>64</text:p>
          </table:table-cell>
          <table:table-cell table:formula="of:=[.A994]*[.C994]" office:value-type="float" office:value="63552" calcext:value-type="float">
            <text:p>63552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LOG([.C995])" office:value-type="float" office:value="1.64345267648619" calcext:value-type="float">
            <text:p>1.6434526765</text:p>
          </table:table-cell>
          <table:table-cell office:value-type="float" office:value="44" calcext:value-type="float">
            <text:p>44</text:p>
          </table:table-cell>
          <table:table-cell table:formula="of:=[.A995]*[.C995]" office:value-type="float" office:value="43736" calcext:value-type="float">
            <text:p>4373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LOG([.C996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996]*[.C996]" office:value-type="float" office:value="53730" calcext:value-type="float">
            <text:p>53730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LOG([.C997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997]*[.C997]" office:value-type="float" office:value="46812" calcext:value-type="float">
            <text:p>46812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LOG([.C998])" office:value-type="float" office:value="1.67209785793572" calcext:value-type="float">
            <text:p>1.6720978579</text:p>
          </table:table-cell>
          <table:table-cell office:value-type="float" office:value="47" calcext:value-type="float">
            <text:p>47</text:p>
          </table:table-cell>
          <table:table-cell table:formula="of:=[.A998]*[.C998]" office:value-type="float" office:value="46859" calcext:value-type="float">
            <text:p>46859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LOG([.C999])" office:value-type="float" office:value="1.85125834871908" calcext:value-type="float">
            <text:p>1.8512583487</text:p>
          </table:table-cell>
          <table:table-cell office:value-type="float" office:value="71" calcext:value-type="float">
            <text:p>71</text:p>
          </table:table-cell>
          <table:table-cell table:formula="of:=[.A999]*[.C999]" office:value-type="float" office:value="70858" calcext:value-type="float">
            <text:p>7085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LOG([.C1000])" office:value-type="float" office:value="1.69019608002851" calcext:value-type="float">
            <text:p>1.69019608</text:p>
          </table:table-cell>
          <table:table-cell office:value-type="float" office:value="49" calcext:value-type="float">
            <text:p>49</text:p>
          </table:table-cell>
          <table:table-cell table:formula="of:=[.A1000]*[.C1000]" office:value-type="float" office:value="48951" calcext:value-type="float">
            <text:p>4895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([.C1001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1001]*[.C1001]" office:value-type="float" office:value="54000" calcext:value-type="float">
            <text:p>5400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LOG([.C1002])" office:value-type="float" office:value="1.76342799356294" calcext:value-type="float">
            <text:p>1.7634279936</text:p>
          </table:table-cell>
          <table:table-cell office:value-type="float" office:value="58" calcext:value-type="float">
            <text:p>58</text:p>
          </table:table-cell>
          <table:table-cell table:formula="of:=[.A1002]*[.C1002]" office:value-type="float" office:value="58058" calcext:value-type="float">
            <text:p>58058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LOG([.C1003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1003]*[.C1003]" office:value-type="float" office:value="54108" calcext:value-type="float">
            <text:p>54108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LOG([.C1004])" office:value-type="float" office:value="1.73239375982297" calcext:value-type="float">
            <text:p>1.7323937598</text:p>
          </table:table-cell>
          <table:table-cell office:value-type="float" office:value="54" calcext:value-type="float">
            <text:p>54</text:p>
          </table:table-cell>
          <table:table-cell table:formula="of:=[.A1004]*[.C1004]" office:value-type="float" office:value="54162" calcext:value-type="float">
            <text:p>54162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LOG([.C1005])" office:value-type="float" office:value="1.74036268949424" calcext:value-type="float">
            <text:p>1.7403626895</text:p>
          </table:table-cell>
          <table:table-cell office:value-type="float" office:value="55" calcext:value-type="float">
            <text:p>55</text:p>
          </table:table-cell>
          <table:table-cell table:formula="of:=[.A1005]*[.C1005]" office:value-type="float" office:value="55220" calcext:value-type="float">
            <text:p>55220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LOG([.C1006])" office:value-type="float" office:value="1.83250891270624" calcext:value-type="float">
            <text:p>1.8325089127</text:p>
          </table:table-cell>
          <table:table-cell office:value-type="float" office:value="68" calcext:value-type="float">
            <text:p>68</text:p>
          </table:table-cell>
          <table:table-cell table:formula="of:=[.A1006]*[.C1006]" office:value-type="float" office:value="68340" calcext:value-type="float">
            <text:p>68340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LOG([.C1007])" office:value-type="float" office:value="1.78532983501077" calcext:value-type="float">
            <text:p>1.785329835</text:p>
          </table:table-cell>
          <table:table-cell office:value-type="float" office:value="61" calcext:value-type="float">
            <text:p>61</text:p>
          </table:table-cell>
          <table:table-cell table:formula="of:=[.A1007]*[.C1007]" office:value-type="float" office:value="61366" calcext:value-type="float">
            <text:p>61366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LOG([.C1008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1008]*[.C1008]" office:value-type="float" office:value="79553" calcext:value-type="float">
            <text:p>79553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LOG([.C1009])" office:value-type="float" office:value="1.91381385238372" calcext:value-type="float">
            <text:p>1.9138138524</text:p>
          </table:table-cell>
          <table:table-cell office:value-type="float" office:value="82" calcext:value-type="float">
            <text:p>82</text:p>
          </table:table-cell>
          <table:table-cell table:formula="of:=[.A1009]*[.C1009]" office:value-type="float" office:value="82656" calcext:value-type="float">
            <text:p>82656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LOG([.C1010])" office:value-type="float" office:value="1.79934054945358" calcext:value-type="float">
            <text:p>1.7993405495</text:p>
          </table:table-cell>
          <table:table-cell office:value-type="float" office:value="63" calcext:value-type="float">
            <text:p>63</text:p>
          </table:table-cell>
          <table:table-cell table:formula="of:=[.A1010]*[.C1010]" office:value-type="float" office:value="63567" calcext:value-type="float">
            <text:p>63567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LOG([.C1011])" office:value-type="float" office:value="1.89762709129044" calcext:value-type="float">
            <text:p>1.8976270913</text:p>
          </table:table-cell>
          <table:table-cell office:value-type="float" office:value="79" calcext:value-type="float">
            <text:p>79</text:p>
          </table:table-cell>
          <table:table-cell table:formula="of:=[.A1011]*[.C1011]" office:value-type="float" office:value="79790" calcext:value-type="float">
            <text:p>79790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OG([.C1012])" office:value-type="float" office:value="1.84509804001426" calcext:value-type="float">
            <text:p>1.84509804</text:p>
          </table:table-cell>
          <table:table-cell office:value-type="float" office:value="70" calcext:value-type="float">
            <text:p>70</text:p>
          </table:table-cell>
          <table:table-cell table:formula="of:=[.A1012]*[.C1012]" office:value-type="float" office:value="70770" calcext:value-type="float">
            <text:p>70770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LOG([.C1013])" office:value-type="float" office:value="1.94939000664491" calcext:value-type="float">
            <text:p>1.9493900066</text:p>
          </table:table-cell>
          <table:table-cell office:value-type="float" office:value="89" calcext:value-type="float">
            <text:p>89</text:p>
          </table:table-cell>
          <table:table-cell table:formula="of:=[.A1013]*[.C1013]" office:value-type="float" office:value="90068" calcext:value-type="float">
            <text:p>90068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LOG([.C1014])" office:value-type="float" office:value="1.88649072517248" calcext:value-type="float">
            <text:p>1.8864907252</text:p>
          </table:table-cell>
          <table:table-cell office:value-type="float" office:value="77" calcext:value-type="float">
            <text:p>77</text:p>
          </table:table-cell>
          <table:table-cell table:formula="of:=[.A1014]*[.C1014]" office:value-type="float" office:value="78001" calcext:value-type="float">
            <text:p>78001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LOG([.C1015])" office:value-type="float" office:value="1.93951925261862" calcext:value-type="float">
            <text:p>1.9395192526</text:p>
          </table:table-cell>
          <table:table-cell office:value-type="float" office:value="87" calcext:value-type="float">
            <text:p>87</text:p>
          </table:table-cell>
          <table:table-cell table:formula="of:=[.A1015]*[.C1015]" office:value-type="float" office:value="88218" calcext:value-type="float">
            <text:p>88218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LOG([.C1016])" office:value-type="float" office:value="2.02530586526477" calcext:value-type="float">
            <text:p>2.0253058653</text:p>
          </table:table-cell>
          <table:table-cell office:value-type="float" office:value="106" calcext:value-type="float">
            <text:p>106</text:p>
          </table:table-cell>
          <table:table-cell table:formula="of:=[.A1016]*[.C1016]" office:value-type="float" office:value="107590" calcext:value-type="float">
            <text:p>107590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LOG([.C1017])" office:value-type="float" office:value="1.90308998699194" calcext:value-type="float">
            <text:p>1.903089987</text:p>
          </table:table-cell>
          <table:table-cell office:value-type="float" office:value="80" calcext:value-type="float">
            <text:p>80</text:p>
          </table:table-cell>
          <table:table-cell table:formula="of:=[.A1017]*[.C1017]" office:value-type="float" office:value="81280" calcext:value-type="float">
            <text:p>81280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LOG([.C1018])" office:value-type="float" office:value="2.00432137378264" calcext:value-type="float">
            <text:p>2.0043213738</text:p>
          </table:table-cell>
          <table:table-cell office:value-type="float" office:value="101" calcext:value-type="float">
            <text:p>101</text:p>
          </table:table-cell>
          <table:table-cell table:formula="of:=[.A1018]*[.C1018]" office:value-type="float" office:value="102717" calcext:value-type="float">
            <text:p>102717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LOG([.C1019])" office:value-type="float" office:value="2.11394335230684" calcext:value-type="float">
            <text:p>2.1139433523</text:p>
          </table:table-cell>
          <table:table-cell office:value-type="float" office:value="130" calcext:value-type="float">
            <text:p>130</text:p>
          </table:table-cell>
          <table:table-cell table:formula="of:=[.A1019]*[.C1019]" office:value-type="float" office:value="132340" calcext:value-type="float">
            <text:p>132340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LOG([.C1020])" office:value-type="float" office:value="2.12057393120585" calcext:value-type="float">
            <text:p>2.1205739312</text:p>
          </table:table-cell>
          <table:table-cell office:value-type="float" office:value="132" calcext:value-type="float">
            <text:p>132</text:p>
          </table:table-cell>
          <table:table-cell table:formula="of:=[.A1020]*[.C1020]" office:value-type="float" office:value="134508" calcext:value-type="float">
            <text:p>13450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LOG([.C1021])" office:value-type="float" office:value="2.11727129565576" calcext:value-type="float">
            <text:p>2.1172712957</text:p>
          </table:table-cell>
          <table:table-cell office:value-type="float" office:value="131" calcext:value-type="float">
            <text:p>131</text:p>
          </table:table-cell>
          <table:table-cell table:formula="of:=[.A1021]*[.C1021]" office:value-type="float" office:value="133620" calcext:value-type="float">
            <text:p>133620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LOG([.C1022])" office:value-type="float" office:value="2.16136800223497" calcext:value-type="float">
            <text:p>2.1613680022</text:p>
          </table:table-cell>
          <table:table-cell office:value-type="float" office:value="145" calcext:value-type="float">
            <text:p>145</text:p>
          </table:table-cell>
          <table:table-cell table:formula="of:=[.A1022]*[.C1022]" office:value-type="float" office:value="148045" calcext:value-type="float">
            <text:p>148045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LOG([.C1023])" office:value-type="float" office:value="2.24303804868629" calcext:value-type="float">
            <text:p>2.2430380487</text:p>
          </table:table-cell>
          <table:table-cell office:value-type="float" office:value="175" calcext:value-type="float">
            <text:p>175</text:p>
          </table:table-cell>
          <table:table-cell table:formula="of:=[.A1023]*[.C1023]" office:value-type="float" office:value="178850" calcext:value-type="float">
            <text:p>178850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LOG([.C1024])" office:value-type="float" office:value="2.2718416065365" calcext:value-type="float">
            <text:p>2.2718416065</text:p>
          </table:table-cell>
          <table:table-cell office:value-type="float" office:value="187" calcext:value-type="float">
            <text:p>187</text:p>
          </table:table-cell>
          <table:table-cell table:formula="of:=[.A1024]*[.C1024]" office:value-type="float" office:value="191301" calcext:value-type="float">
            <text:p>1913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29:18.80262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30:43.300966673</dc:date>
    <dc:creator>patrick </dc:creator>
    <meta:editing-duration>PT9M16S</meta:editing-duration>
    <meta:editing-cycles>7</meta:editing-cycles>
    <meta:generator>LibreOffice/4.3.3.2$Linux_X86_64 LibreOffice_project/430m0$Build-2</meta:generator>
    <meta:document-statistic meta:table-count="1" meta:cell-count="4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78cm" svg:height="9.324cm" xlink:href=".." xlink:type="simple" chart:class="chart:bar" chart:style-name="ch1">
        <chart:plot-area chart:style-name="ch2" table:cell-range-address="'boats1024.comp'.A1:'boats1024.comp'.B1024" chart:data-source-has-labels="column" svg:x="1.402cm" svg:y="0.186cm" svg:width="17.785cm" svg:height="7.971cm">
          <chartooo:coordinate-region svg:x="2.129cm" svg:y="0.385cm" svg:width="17.058cm" svg:height="6.848cm"/>
          <chart:axis chart:dimension="x" chart:name="primary-x" chart:style-name="ch3" chartooo:axis-type="auto">
            <chartooo:date-scale/>
            <chart:title svg:x="9.787cm" svg:y="8.343cm" chart:style-name="ch4">
              <text:p>offsets</text:p>
            </chart:title>
            <chart:categories table:cell-range-address="'boats1024.comp'.A1:'boats1024.comp'.A1024"/>
          </chart:axis>
          <chart:axis chart:dimension="y" chart:name="primary-y" chart:style-name="ch5">
            <chart:title svg:x="0.451cm" svg:y="5.445cm" chart:style-name="ch6">
              <text:p>frequencies (log)</text:p>
            </chart:title>
            <chart:grid chart:style-name="ch7" chart:class="major"/>
          </chart:axis>
          <chart:series chart:style-name="ch8" chart:values-cell-range-address="'boats1024.comp'.B1:'boats1024.comp'.B1024" chart:class="chart:bar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1024.comp'.A1:'boats1024.comp'.A1024</svg:desc>
                </draw:g>
              </table:table-cell>
              <table:table-cell office:value-type="float" office:value="3.57634135020579">
                <text:p>3.57634135020579</text:p>
                <draw:g>
                  <svg:desc>'boats1024.comp'.B1:'boats1024.comp'.B10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40500466505037">
                <text:p>3.4050046650503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36285930295868">
                <text:p>3.362859302958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0856441356124">
                <text:p>3.308564413561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3861843389949">
                <text:p>3.13861843389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14488541828714">
                <text:p>3.144885418287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04921802267018">
                <text:p>3.049218022670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02938377768521">
                <text:p>3.029383777685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7772360528885">
                <text:p>2.977723605288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4743372188705">
                <text:p>2.94743372188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2685670894969">
                <text:p>2.926856708949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7390159786446">
                <text:p>2.873901597864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84260923961056">
                <text:p>2.842609239610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83250891270624">
                <text:p>2.832508912706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6492298464989">
                <text:p>2.764922984649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76863810124761">
                <text:p>2.7686381012476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72427586960079">
                <text:p>2.7242758696007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73798732633343">
                <text:p>2.737987326333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9983772586725">
                <text:p>2.699837725867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69372694892365">
                <text:p>2.693726948923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62428209583567">
                <text:p>2.6242820958356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69108149212297">
                <text:p>2.691081492122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61804809671209">
                <text:p>2.618048096712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0530504614111">
                <text:p>2.605305046141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59439255037543">
                <text:p>2.594392550375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60422605308447">
                <text:p>2.6042260530844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5705429398819">
                <text:p>2.57054293988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55870857053317">
                <text:p>2.558708570533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53019969820308">
                <text:p>2.530199698203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51054501020661">
                <text:p>2.5105450102066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47712125471966">
                <text:p>2.477121254719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45484486000851">
                <text:p>2.454844860008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37657695705651">
                <text:p>2.3765769570565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40312052117582">
                <text:p>2.4031205211758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40654018043395">
                <text:p>2.406540180433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38381536598043">
                <text:p>2.383815365980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44090908206522">
                <text:p>2.440909082065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33445375115093">
                <text:p>2.334453751150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31386722036915">
                <text:p>2.313867220369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30535136944662">
                <text:p>2.3053513694466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36921585741014">
                <text:p>2.36921585741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446622616159">
                <text:p>2.2944662261615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6245108973043">
                <text:p>2.262451089730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29225607135648">
                <text:p>2.2922560713564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21218760440396">
                <text:p>2.2121876044039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6481782300954">
                <text:p>2.2648178230095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26007138798507">
                <text:p>2.260071387985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718416065365">
                <text:p>2.27184160653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22530928172586">
                <text:p>2.225309281725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15533603746506">
                <text:p>2.155336037465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22788670461367">
                <text:p>2.227886704613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17897694729317">
                <text:p>2.1789769472931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19033169817029">
                <text:p>2.19033169817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9312459835446">
                <text:p>2.1931245983544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.10037054511756">
                <text:p>2.1003705451175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.14301480025409">
                <text:p>2.1430148002540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17026171539496">
                <text:p>2.1702617153949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06069784035361">
                <text:p>2.0606978403536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07188200730613">
                <text:p>2.071882007306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11058971029925">
                <text:p>2.1105897102992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15228834438306">
                <text:p>2.152288344383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04532297878666">
                <text:p>2.045322978786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13672056715641">
                <text:p>2.136720567156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.0899051114394">
                <text:p>2.089905111439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.94448267215017">
                <text:p>1.9444826721501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.93449845124357">
                <text:p>1.9344984512435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.68124123737559">
                <text:p>1.6812412373755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.92427928606188">
                <text:p>1.9242792860618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.88081359228079">
                <text:p>1.8808135922807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.08635983067475">
                <text:p>2.08635983067475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.12710479836481">
                <text:p>2.1271047983648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.16435285578444">
                <text:p>2.16435285578444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.18184358794477">
                <text:p>2.18184358794477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.27415784926368">
                <text:p>2.2741578492636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.33645973384853">
                <text:p>2.3364597338485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.4345689040342">
                <text:p>2.4345689040342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.51587384371168">
                <text:p>2.5158738437116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.59328606702046">
                <text:p>2.5932860670204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.66838591669">
                <text:p>2.668385916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92531209149965">
                <text:p>2.9253120914996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.52633927738984">
                <text:p>2.52633927738984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.45178643552429">
                <text:p>2.4517864355242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.25285303097989">
                <text:p>2.2528530309798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.2405492482826">
                <text:p>2.24054924828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.01703333929878">
                <text:p>2.0170333392987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.07554696139253">
                <text:p>2.0755469613925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.06818586174616">
                <text:p>2.0681858617461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.9731278535997">
                <text:p>1.973127853599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.73239375982297">
                <text:p>1.7323937598229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.91381385238372">
                <text:p>1.91381385238372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.79934054945358">
                <text:p>1.7993405494535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.89762709129044">
                <text:p>1.89762709129044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.94939000664491">
                <text:p>1.94939000664491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1.88649072517248">
                <text:p>1.88649072517248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2.12057393120585">
                <text:p>2.1205739312058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.16136800223497">
                <text:p>2.1613680022349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2.24303804868629">
                <text:p>2.24303804868629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2.2718416065365">
                <text:p>2.2718416065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